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0.714cm"/>
    </style:style>
    <style:style style:name="co2" style:family="table-column">
      <style:table-column-properties fo:break-before="auto" style:column-width="0.459cm"/>
    </style:style>
    <style:style style:name="co3" style:family="table-column">
      <style:table-column-properties fo:break-before="auto" style:column-width="3.011cm"/>
    </style:style>
    <style:style style:name="co4" style:family="table-column">
      <style:table-column-properties fo:break-before="auto" style:column-width="3.778cm"/>
    </style:style>
    <style:style style:name="co5" style:family="table-column">
      <style:table-column-properties fo:break-before="auto" style:column-width="0.482cm"/>
    </style:style>
    <style:style style:name="co6" style:family="table-column">
      <style:table-column-properties fo:break-before="auto" style:column-width="1.482cm"/>
    </style:style>
    <style:style style:name="co7" style:family="table-column">
      <style:table-column-properties fo:break-before="auto" style:column-width="3.835cm"/>
    </style:style>
    <style:style style:name="co8" style:family="table-column">
      <style:table-column-properties fo:break-before="auto" style:column-width="3.944cm"/>
    </style:style>
    <style:style style:name="co9" style:family="table-column">
      <style:table-column-properties fo:break-before="auto" style:column-width="0.51cm"/>
    </style:style>
    <style:style style:name="co10" style:family="table-column">
      <style:table-column-properties fo:break-before="auto" style:column-width="2.538cm"/>
    </style:style>
    <style:style style:name="co11" style:family="table-column">
      <style:table-column-properties fo:break-before="auto" style:column-width="3.267cm"/>
    </style:style>
    <style:style style:name="co12" style:family="table-column">
      <style:table-column-properties fo:break-before="auto" style:column-width="5.831cm"/>
    </style:style>
    <style:style style:name="co13" style:family="table-column">
      <style:table-column-properties fo:break-before="auto" style:column-width="0.425cm"/>
    </style:style>
    <style:style style:name="co14" style:family="table-column">
      <style:table-column-properties fo:break-before="auto" style:column-width="3.856cm"/>
    </style:style>
    <style:style style:name="co15" style:family="table-column">
      <style:table-column-properties fo:break-before="auto" style:column-width="4.12cm"/>
    </style:style>
    <style:style style:name="co16" style:family="table-column">
      <style:table-column-properties fo:break-before="auto" style:column-width="0.485cm"/>
    </style:style>
    <style:style style:name="co17" style:family="table-column">
      <style:table-column-properties fo:break-before="auto" style:column-width="0.801cm"/>
    </style:style>
    <style:style style:name="co18" style:family="table-column">
      <style:table-column-properties fo:break-before="auto" style:column-width="0.34cm"/>
    </style:style>
    <style:style style:name="co19" style:family="table-column">
      <style:table-column-properties fo:break-before="auto" style:column-width="2.813cm"/>
    </style:style>
    <style:style style:name="co20" style:family="table-column">
      <style:table-column-properties fo:break-before="auto" style:column-width="4.034cm"/>
    </style:style>
    <style:style style:name="co21" style:family="table-column">
      <style:table-column-properties fo:break-before="auto" style:column-width="0.369cm"/>
    </style:style>
    <style:style style:name="co22" style:family="table-column">
      <style:table-column-properties fo:break-before="auto" style:column-width="2.898cm"/>
    </style:style>
    <style:style style:name="co23" style:family="table-column">
      <style:table-column-properties fo:break-before="auto" style:column-width="3.865cm"/>
    </style:style>
    <style:style style:name="co24" style:family="table-column">
      <style:table-column-properties fo:break-before="auto" style:column-width="0.284cm"/>
    </style:style>
    <style:style style:name="co25" style:family="table-column">
      <style:table-column-properties fo:break-before="auto" style:column-width="2.267cm"/>
    </style:style>
    <style:style style:name="co26" style:family="table-column">
      <style:table-column-properties fo:break-before="auto" style:column-width="10.765cm"/>
    </style:style>
    <style:style style:name="co27" style:family="table-column">
      <style:table-column-properties fo:break-before="auto" style:column-width="9.121cm"/>
    </style:style>
    <style:style style:name="co28" style:family="table-column">
      <style:table-column-properties fo:break-before="auto" style:column-width="15.113cm"/>
    </style:style>
    <style:style style:name="co29" style:family="table-column">
      <style:table-column-properties fo:break-before="auto" style:column-width="10.1cm"/>
    </style:style>
    <style:style style:name="ro1" style:family="table-row">
      <style:table-row-properties style:row-height="0.385cm" fo:break-before="auto" style:use-optimal-row-height="true"/>
    </style:style>
    <style:style style:name="ro2" style:family="table-row">
      <style:table-row-properties style:row-height="0.363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9pt" style:font-size-asian="9pt" style:font-size-complex="9pt"/>
    </style:style>
    <style:style style:name="ce2" style:family="table-cell" style:parent-style-name="Default">
      <style:table-cell-properties fo:border-bottom="none" fo:border-left="0.002cm solid #000000" fo:border-right="none" fo:border-top="0.002cm solid #000000"/>
      <style:text-properties fo:font-size="9pt" style:font-size-asian="9pt" style:font-size-complex="9pt"/>
    </style:style>
    <style:style style:name="ce3" style:family="table-cell" style:parent-style-name="Default">
      <style:table-cell-properties fo:border-bottom="none" fo:border-left="0.002cm solid #000000" fo:border-right="none" fo:border-top="none"/>
      <style:text-properties fo:font-size="9pt" style:font-size-asian="9pt" style:font-size-complex="9pt"/>
    </style:style>
    <style:style style:name="ce4" style:family="table-cell" style:parent-style-name="Default">
      <style:table-cell-properties fo:border-bottom="0.002cm solid #000000" fo:border-left="0.002cm solid #000000" fo:border-right="none" fo:border-top="none"/>
      <style:text-properties fo:font-size="9pt" style:font-size-asian="9pt" style:font-size-complex="9pt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fo:background-color="#e6ff00" style:text-align-source="fix" style:repeat-content="false" fo:border="0.002cm solid #000000"/>
      <style:paragraph-properties fo:text-align="center" fo:margin-left="0cm"/>
      <style:text-properties fo:color="#000000"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order-bottom="none" fo:border-left="0.002cm solid #000000" fo:border-right="none" fo:border-top="none"/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8" style:family="table-cell" style:parent-style-name="Default">
      <style:table-cell-properties fo:border-bottom="none" fo:background-color="transparent" fo:border-left="0.002cm solid #000000" fo:border-right="none" fo:border-top="none"/>
      <style:text-properties fo:font-size="9pt" fo:font-style="normal" style:font-size-asian="9pt" style:font-style-asian="normal" style:font-size-complex="9pt" style:font-style-complex="normal"/>
    </style:style>
    <style:style style:name="ce9" style:family="table-cell" style:parent-style-name="Default">
      <style:table-cell-properties fo:border-bottom="0.002cm solid #000000" fo:background-color="transparent" fo:border-left="0.002cm solid #000000" fo:border-right="none" fo:border-top="none"/>
      <style:text-properties fo:font-size="9pt" fo:font-style="normal" style:font-size-asian="9pt" style:font-style-asian="normal" style:font-size-complex="9pt" style:font-style-complex="normal"/>
    </style:style>
    <style:style style:name="ce10" style:family="table-cell" style:parent-style-name="Default">
      <style:table-cell-properties fo:border-bottom="none" fo:border-left="0.002cm solid #000000" fo:border-right="none" fo:border-top="0.002cm solid #000000"/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11" style:family="table-cell" style:parent-style-name="Default">
      <style:table-cell-properties fo:border-bottom="none" fo:border-left="0.002cm solid #000000" fo:border-right="none" fo:border-top="none"/>
      <style:text-properties fo:font-size="9pt" style:text-underline-style="none" style:font-size-asian="9pt" style:font-size-complex="9pt"/>
    </style:style>
    <style:style style:name="ce12" style:family="table-cell" style:parent-style-name="Default">
      <style:table-cell-properties fo:border-bottom="0.002cm solid #000000" fo:border-left="0.002cm solid #000000" fo:border-right="none" fo:border-top="none"/>
      <style:text-properties fo:font-size="9pt" style:text-underline-style="none" style:font-size-asian="9pt" style:font-size-complex="9pt"/>
    </style:style>
    <style:style style:name="ce13" style:family="table-cell" style:parent-style-name="Default">
      <style:table-cell-properties fo:background-color="#e6ff00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able-cell-properties fo:border-bottom="none" fo:border-left="0.002cm solid #000000" fo:border-right="none" fo:border-top="none"/>
      <style:text-properties fo:color="#000000"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15" style:family="table-cell" style:parent-style-name="Default">
      <style:table-cell-properties fo:border-bottom="0.002cm solid #000000" fo:border-left="none" fo:border-right="none" fo:border-top="none"/>
      <style:text-properties fo:font-size="9pt" style:font-size-asian="9pt" style:font-size-complex="9pt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17" style:family="table-cell" style:parent-style-name="Default" style:data-style-name="N84"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fo:border-bottom="none" fo:border-left="none" fo:border-right="0.002cm solid #000000" fo:border-top="0.002cm solid #000000"/>
      <style:text-properties fo:font-size="9pt" style:font-size-asian="9pt" style:font-size-complex="9pt"/>
    </style:style>
    <style:style style:name="ce19" style:family="table-cell" style:parent-style-name="Default">
      <style:table-cell-properties fo:border-bottom="none" fo:border-left="none" fo:border-right="0.002cm solid #000000" fo:border-top="none"/>
      <style:text-properties fo:font-size="9pt" style:font-size-asian="9pt" style:font-size-complex="9pt"/>
    </style:style>
    <style:style style:name="ce20" style:family="table-cell" style:parent-style-name="Default">
      <style:table-cell-properties fo:border-bottom="none" fo:background-color="transparent" fo:border-left="none" fo:border-right="0.002cm solid #000000" fo:border-top="none"/>
      <style:text-properties fo:font-size="9pt" fo:font-style="normal" style:font-size-asian="9pt" style:font-style-asian="normal" style:font-size-complex="9pt" style:font-style-complex="normal"/>
    </style:style>
    <style:style style:name="ce21" style:family="table-cell" style:parent-style-name="Default">
      <style:table-cell-properties fo:border-bottom="0.002cm solid #000000" fo:background-color="transparent" fo:border-left="none" fo:border-right="0.002cm solid #000000" fo:border-top="none"/>
      <style:text-properties fo:font-size="9pt" fo:font-style="normal" style:font-size-asian="9pt" style:font-style-asian="normal" style:font-size-complex="9pt" style:font-style-complex="normal"/>
    </style:style>
    <style:style style:name="ce22" style:family="table-cell" style:parent-style-name="Default">
      <style:table-cell-properties fo:border-bottom="0.002cm solid #000000" fo:border-left="none" fo:border-right="0.002cm solid #000000" fo:border-top="none"/>
      <style:text-properties fo:font-size="9pt" style:font-size-asian="9pt" style:font-size-complex="9pt"/>
    </style:style>
    <style:style style:name="ce23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24" style:family="table-cell" style:parent-style-name="Default" style:data-style-name="N84">
      <style:table-cell-properties fo:border-bottom="none" fo:border-left="none" fo:border-right="0.002cm solid #000000" fo:border-top="none"/>
      <style:text-properties fo:font-size="9pt" fo:font-style="italic" style:font-size-asian="9pt" style:font-style-asian="italic" style:font-size-complex="9pt" style:font-style-complex="italic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order="none"/>
      <style:text-properties fo:font-size="9pt" style:font-size-asian="9pt" style:font-size-complex="9pt"/>
    </style:style>
    <style:style style:name="ce27" style:family="table-cell" style:parent-style-name="Default">
      <style:table-cell-properties fo:background-color="transparent" fo:border="none"/>
      <style:text-properties fo:font-size="9pt" fo:font-style="normal" style:font-size-asian="9pt" style:font-style-asian="normal" style:font-size-complex="9pt" style:font-style-complex="normal"/>
    </style:style>
    <style:style style:name="ce28" style:family="table-cell" style:parent-style-name="Default">
      <style:table-cell-properties fo:background-color="#0000ff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9" style:family="table-cell" style:parent-style-name="Default">
      <style:table-cell-properties fo:border-bottom="none" fo:border-left="0.002cm solid #000000" fo:border-right="none" fo:border-top="none"/>
      <style:text-properties fo:color="#000000" fo:font-size="9pt" style:font-size-asian="9pt" style:font-size-complex="9pt"/>
    </style:style>
    <style:style style:name="ce30" style:family="table-cell" style:parent-style-name="Default">
      <style:table-cell-properties fo:border-bottom="none" fo:border-left="0.002cm solid #000000" fo:border-right="none" fo:border-top="0.002cm solid #000000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31" style:family="table-cell" style:parent-style-name="Default">
      <style:table-cell-properties fo:background-color="#0000ff" style:text-align-source="fix" style:repeat-content="false" fo:border="0.002cm solid #000000"/>
      <style:paragraph-properties fo:text-align="center" fo:margin-left="0cm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32" style:family="table-cell" style:parent-style-name="Default">
      <style:table-cell-properties fo:border-bottom="none" fo:background-color="#ccccff" fo:border-left="0.002cm solid #000000" fo:border-right="0.002cm solid #000000" fo:border-top="0.002cm solid #000000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33" style:family="table-cell" style:parent-style-name="Default">
      <style:table-cell-properties fo:border-bottom="0.002cm solid #000000" fo:background-color="#ccccff" fo:border-left="0.002cm solid #000000" fo:border-right="none" fo:border-top="none"/>
      <style:text-properties fo:font-size="9pt" fo:font-style="italic" style:font-size-asian="9pt" style:font-style-asian="italic" style:font-size-complex="9pt" style:font-style-complex="italic"/>
    </style:style>
    <style:style style:name="ce34" style:family="table-cell" style:parent-style-name="Default">
      <style:table-cell-properties fo:border-bottom="0.002cm solid #000000" fo:background-color="#ccccff" fo:border-left="none" fo:border-right="0.002cm solid #000000" fo:border-top="none"/>
      <style:text-properties fo:font-size="9pt" fo:font-style="italic" style:font-size-asian="9pt" style:font-style-asian="italic" style:font-size-complex="9pt" style:font-style-complex="italic"/>
    </style:style>
    <style:style style:name="ce35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6" style:family="table-cell" style:parent-style-name="Default">
      <style:table-cell-properties fo:background-color="#47b8b8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7" style:family="table-cell" style:parent-style-name="Default">
      <style:table-cell-properties fo:background-color="#3deb3d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8" style:family="table-cell" style:parent-style-name="Default">
      <style:table-cell-properties fo:background-color="#9999ff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9" style:family="table-cell" style:parent-style-name="Default">
      <style:table-cell-properties fo:background-color="#ff9966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0" style:family="table-cell" style:parent-style-name="Default">
      <style:table-cell-properties fo:border-bottom="none" fo:border-left="none" fo:border-right="0.002cm solid #000000" fo:border-top="0.002cm solid #000000"/>
      <style:text-properties fo:font-size="9pt" fo:font-weight="bold" style:font-size-asian="9pt" style:font-weight-asian="bold" style:font-size-complex="9pt" style:font-weight-complex="bold"/>
    </style:style>
    <style:style style:name="ce41" style:family="table-cell" style:parent-style-name="Default">
      <style:table-cell-properties fo:border-bottom="none" fo:border-left="none" fo:border-right="none" fo:border-top="0.002cm solid #000000"/>
      <style:text-properties fo:font-size="9pt" style:font-size-asian="9pt" style:font-size-complex="9pt"/>
    </style:style>
    <style:style style:name="ce42" style:family="table-cell" style:parent-style-name="Default">
      <style:table-cell-properties fo:background-color="#ff950e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3" style:family="table-cell" style:parent-style-name="Default">
      <style:table-cell-properties fo:border-bottom="none" fo:border-left="0.002cm solid #000000" fo:border-right="none" fo:border-top="0.002cm solid #000000"/>
      <style:text-properties fo:color="#000000"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.5pt" fo:font-weight="bold" style:font-size-asian="8.5pt" style:font-weight-asian="bold" style:font-size-complex="8.5pt" style:font-weight-complex="bold"/>
    </style:style>
    <style:style style:name="ce45" style:family="table-cell" style:parent-style-name="Default" style:data-style-name="N84">
      <style:table-cell-properties style:text-align-source="fix" style:repeat-content="false"/>
      <style:paragraph-properties fo:text-align="start" fo:margin-left="0cm"/>
      <style:text-properties fo:font-size="8.5pt" fo:font-style="italic" style:font-size-asian="8.5pt" style:font-style-asian="italic" style:font-size-complex="8.5pt" style:font-style-complex="italic"/>
    </style:style>
    <style:style style:name="ce46" style:family="table-cell" style:parent-style-name="Default">
      <style:text-properties fo:font-size="8.5pt" style:font-size-asian="8.5pt" style:font-size-complex="8.5pt"/>
    </style:style>
    <style:style style:name="ce47" style:family="table-cell" style:parent-style-name="Default">
      <style:text-properties fo:font-size="8.5pt" fo:font-weight="bold" style:font-size-asian="8.5pt" style:font-weight-asian="bold" style:font-size-complex="8.5pt" style:font-weight-complex="bold"/>
    </style:style>
    <style:style style:name="ce48" style:family="table-cell" style:parent-style-name="Default">
      <style:table-cell-properties fo:background-color="#ffff99"/>
      <style:text-properties fo:font-size="8.5pt" fo:font-weight="bold" style:font-size-asian="8.5pt" style:font-weight-asian="bold" style:font-size-complex="8.5pt" style:font-weight-complex="bold"/>
    </style:style>
    <style:style style:name="ce49" style:family="table-cell" style:parent-style-name="Default">
      <style:table-cell-properties fo:background-color="#00ff00"/>
      <style:text-properties fo:font-size="8.5pt" fo:font-weight="bold" style:font-size-asian="8.5pt" style:font-weight-asian="bold" style:font-size-complex="8.5pt" style:font-weight-complex="bold"/>
    </style:style>
    <style:style style:name="ce50" style:family="table-cell" style:parent-style-name="Default">
      <style:text-properties fo:font-size="8.5pt" fo:font-style="italic" style:font-size-asian="8.5pt" style:font-style-asian="italic" style:font-size-complex="8.5pt" style:font-style-complex="italic"/>
    </style:style>
    <style:style style:name="ce51" style:family="table-cell" style:parent-style-name="Default">
      <style:text-properties fo:font-size="8.5pt" fo:font-weight="normal" style:font-size-asian="8.5pt" style:font-weight-asian="normal" style:font-size-complex="8.5pt" style:font-weight-complex="normal"/>
    </style:style>
    <style:style style:name="ce52" style:family="table-cell" style:parent-style-name="Default">
      <style:table-cell-properties fo:background-color="#83caff"/>
      <style:text-properties fo:font-size="8.5pt" fo:font-weight="bold" style:font-size-asian="8.5pt" style:font-weight-asian="bold" style:font-size-complex="8.5pt" style:font-weight-complex="bold"/>
    </style:style>
    <style:style style:name="ce53" style:family="table-cell" style:parent-style-name="Default">
      <style:table-cell-properties fo:background-color="#3deb3d"/>
      <style:text-properties fo:font-size="8.5pt" fo:font-weight="bold" style:font-size-asian="8.5pt" style:font-weight-asian="bold" style:font-size-complex="8.5pt" style:font-weight-complex="bold"/>
    </style:style>
    <style:style style:name="ce54" style:family="table-cell" style:parent-style-name="Default">
      <style:table-cell-properties fo:background-color="#ccccff"/>
      <style:text-properties fo:font-size="8.5pt" fo:font-weight="bold" style:font-size-asian="8.5pt" style:font-weight-asian="bold" style:font-size-complex="8.5pt" style:font-weight-complex="bold"/>
    </style:style>
    <style:style style:name="ce55" style:family="table-cell" style:parent-style-name="Default">
      <style:table-cell-properties fo:background-color="#ff950e"/>
      <style:text-properties fo:font-size="8.5pt" fo:font-weight="bold" style:font-size-asian="8.5pt" style:font-weight-asian="bold" style:font-size-complex="8.5pt" style:font-weight-complex="bold"/>
    </style:style>
    <style:style style:name="ce56" style:family="table-cell" style:parent-style-name="Default">
      <style:table-cell-properties fo:background-color="#e6ff00"/>
      <style:text-properties fo:font-size="8.5pt" fo:font-weight="bold" style:font-size-asian="8.5pt" style:font-weight-asian="bold" style:font-size-complex="8.5pt" style:font-weight-complex="bold"/>
    </style:style>
    <style:style style:name="ce57" style:family="table-cell" style:parent-style-name="Default">
      <style:table-cell-properties fo:background-color="transparent" fo:border="none"/>
      <style:text-properties fo:font-size="8.5pt" fo:font-style="normal" style:font-size-asian="8.5pt" style:font-style-asian="normal" style:font-size-complex="8.5pt" style:font-style-complex="normal"/>
    </style:style>
    <style:style style:name="ce58" style:family="table-cell" style:parent-style-name="Default">
      <style:table-cell-properties fo:background-color="transparent" fo:border="none"/>
      <style:text-properties fo:color="#000000" fo:font-size="8.5pt" fo:font-style="normal" style:font-size-asian="8.5pt" style:font-style-asian="normal" style:font-size-complex="8.5pt" style:font-style-complex="normal"/>
    </style:style>
    <style:style style:name="ce59" style:family="table-cell" style:parent-style-name="Default">
      <style:table-cell-properties fo:background-color="#ffff00"/>
      <style:text-properties fo:font-size="8.5pt" fo:font-style="italic" style:font-size-asian="8.5pt" style:font-style-asian="italic" style:font-size-complex="8.5pt" style:font-style-complex="italic"/>
    </style:style>
  </office:automatic-styles>
  <office:body>
    <office:spreadsheet>
      <table:calculation-settings table:case-sensitive="false"/>
      <table:table table:name="Table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2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2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number-columns-repeated="228" table:default-cell-style-name="ce1"/>
        <table:table-row table:style-name="ro1">
          <table:table-cell table:number-columns-repeated="256"/>
        </table:table-row>
        <table:table-row table:style-name="ro1">
          <table:table-cell/>
          <table:table-cell table:style-name="ce2"/>
          <table:table-cell table:style-name="ce5" office:value-type="string">
            <text:p>DesInventar8.2</text:p>
          </table:table-cell>
          <table:table-cell table:style-name="ce16" office:value-type="string">
            <text:p>BASE.DB</text:p>
          </table:table-cell>
          <table:table-cell table:style-name="ce23"/>
          <table:table-cell table:style-name="ce25"/>
          <table:table-cell table:style-name="ce2"/>
          <table:table-cell table:style-name="ce5" table:formula="oooc:=[.C2]" office:value-type="string" office:string-value="DesInventar8.2">
            <text:p>DesInventar8.2</text:p>
          </table:table-cell>
          <table:table-cell table:style-name="ce16" office:value-type="string">
            <text:p>CORE.DB</text:p>
          </table:table-cell>
          <table:table-cell table:style-name="ce18"/>
          <table:table-cell table:style-name="ce26"/>
          <table:table-cell/>
          <table:table-cell table:style-name="ce2"/>
          <table:table-cell table:style-name="ce5" table:formula="oooc:=[.H2]" office:value-type="string" office:string-value="DesInventar8.2">
            <text:p>DesInventar8.2</text:p>
          </table:table-cell>
          <table:table-cell table:style-name="ce16" office:value-type="string">
            <text:p>REGION.DB</text:p>
          </table:table-cell>
          <table:table-cell table:style-name="ce41"/>
          <table:table-cell table:style-name="ce42" office:value-type="string" table:number-columns-spanned="2" table:number-rows-spanned="1">
            <text:p>Disaster</text:p>
          </table:table-cell>
          <table:covered-table-cell table:style-name="ce18"/>
          <table:table-cell table:style-name="ce18"/>
          <table:table-cell table:number-columns-repeated="237"/>
        </table:table-row>
        <table:table-row table:style-name="ro1">
          <table:table-cell/>
          <table:table-cell table:style-name="ce3"/>
          <table:table-cell/>
          <table:table-cell table:style-name="ce17" office:value-type="date" office:date-value="2009-02-23">
            <text:p>2009-02-23</text:p>
          </table:table-cell>
          <table:table-cell table:style-name="ce24"/>
          <table:table-cell table:style-name="ce17"/>
          <table:table-cell table:style-name="ce3"/>
          <table:table-cell/>
          <table:table-cell table:style-name="ce17" table:formula="oooc:=[.D3]" office:value-type="date" office:date-value="2009-02-23">
            <text:p>2009-02-23</text:p>
          </table:table-cell>
          <table:table-cell table:style-name="ce19"/>
          <table:table-cell table:style-name="ce26"/>
          <table:table-cell/>
          <table:table-cell table:style-name="ce3"/>
          <table:table-cell/>
          <table:table-cell table:style-name="ce17" table:formula="oooc:=[.D3]" office:value-type="date" office:date-value="2009-02-23">
            <text:p>2009-02-23</text:p>
          </table:table-cell>
          <table:table-cell/>
          <table:table-cell table:style-name="ce7" office:value-type="string">
            <text:p>DisasterId</text:p>
          </table:table-cell>
          <table:table-cell table:style-name="ce19" office:value-type="string">
            <text:p>VARCHAR(50) NOT NULL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19"/>
          <table:table-cell/>
          <table:table-cell table:style-name="ce3"/>
          <table:table-cell table:number-columns-repeated="2"/>
          <table:table-cell table:style-name="ce19"/>
          <table:table-cell table:style-name="ce26"/>
          <table:table-cell/>
          <table:table-cell table:style-name="ce3"/>
          <table:table-cell table:number-columns-repeated="3"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6" office:value-type="string" table:number-columns-spanned="2" table:number-rows-spanned="1">
            <text:p>Country</text:p>
          </table:table-cell>
          <table:covered-table-cell table:style-name="ce18"/>
          <table:table-cell table:style-name="ce19"/>
          <table:table-cell table:style-name="ce26"/>
          <table:table-cell table:style-name="ce3"/>
          <table:table-cell table:style-name="ce28" office:value-type="string" table:number-columns-spanned="2" table:number-rows-spanned="1">
            <text:p>Region</text:p>
          </table:table-cell>
          <table:covered-table-cell table:style-name="ce18"/>
          <table:table-cell table:style-name="ce19"/>
          <table:table-cell table:style-name="ce26"/>
          <table:table-cell/>
          <table:table-cell table:style-name="ce3"/>
          <table:table-cell table:style-name="ce35" office:value-type="string" table:number-columns-spanned="2" table:number-rows-spanned="1">
            <text:p>Info</text:p>
          </table:table-cell>
          <table:covered-table-cell table:style-name="ce18"/>
          <table:table-cell/>
          <table:table-cell table:style-name="ce3" office:value-type="string">
            <text:p>DisasterSerial</text:p>
          </table:table-cell>
          <table:table-cell table:style-name="ce19" office:value-type="string">
            <text:p>VARCHAR(50) NOT NULL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7" office:value-type="string">
            <text:p>CountryIso</text:p>
          </table:table-cell>
          <table:table-cell table:style-name="ce19" office:value-type="string">
            <text:p>VARCHAR(3)</text:p>
          </table:table-cell>
          <table:table-cell table:style-name="ce19"/>
          <table:table-cell table:style-name="ce26"/>
          <table:table-cell table:style-name="ce3"/>
          <table:table-cell table:style-name="ce10" office:value-type="string">
            <text:p>RegionId</text:p>
          </table:table-cell>
          <table:table-cell table:style-name="ce18" office:value-type="string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10" office:value-type="string">
            <text:p>InfoKey</text:p>
          </table:table-cell>
          <table:table-cell table:style-name="ce18" office:value-type="string">
            <text:p>VARCHAR(50)</text:p>
          </table:table-cell>
          <table:table-cell/>
          <table:table-cell table:style-name="ce3" office:value-type="string">
            <text:p>DisasterBeginTime</text:p>
          </table:table-cell>
          <table:table-cell table:style-name="ce19" office:value-type="string">
            <text:p>VARCHAR(30) NOT NULL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ountryIsoName</text:p>
          </table:table-cell>
          <table:table-cell table:style-name="ce19" office:value-type="string">
            <text:p>VARCHAR(100)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RegionLabel</text:p>
          </table:table-cell>
          <table:table-cell table:style-name="ce19" office:value-type="string">
            <text:p>VARCHAR(200) NOT NULL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DisasterGeographyId</text:p>
          </table:table-cell>
          <table:table-cell table:style-name="ce19" table:formula="oooc:=[.O50]" office:value-type="string" office:string-value="VARCHAR(100) NOT NULL">
            <text:p>VARCHAR(100) NOT NULL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ountryName</text:p>
          </table:table-cell>
          <table:table-cell table:style-name="ce19" office:value-type="string">
            <text:p>VARCHAR(100)</text:p>
          </table:table-cell>
          <table:table-cell table:style-name="ce19"/>
          <table:table-cell table:style-name="ce26"/>
          <table:table-cell table:style-name="ce3"/>
          <table:table-cell table:style-name="ce29" office:value-type="string">
            <text:p>LangIsoCode</text:p>
          </table:table-cell>
          <table:table-cell table:style-name="ce19" table:formula="oooc:=[.D17]" office:value-type="string" office:string-value="VARCHAR(3)">
            <text:p>VARCHAR(3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InfoValue</text:p>
          </table:table-cell>
          <table:table-cell table:style-name="ce19" office:value-type="string">
            <text:p>VARCHAR(1024)</text:p>
          </table:table-cell>
          <table:table-cell/>
          <table:table-cell table:style-name="ce3" office:value-type="string">
            <text:p>DisasterSiteNotes</text:p>
          </table:table-cell>
          <table:table-cell table:style-name="ce19" office:value-type="string">
            <text:p>TEXT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ountryContinent</text:p>
          </table:table-cell>
          <table:table-cell table:style-name="ce19" office:value-type="string">
            <text:p>VARCHAR(20)</text:p>
          </table:table-cell>
          <table:table-cell table:style-name="ce19"/>
          <table:table-cell table:style-name="ce26"/>
          <table:table-cell table:style-name="ce3"/>
          <table:table-cell table:style-name="ce29" office:value-type="string">
            <text:p>CountryIso</text:p>
          </table:table-cell>
          <table:table-cell table:style-name="ce19" table:formula="oooc:=[.D6]" office:value-type="string" office:string-value="VARCHAR(3)">
            <text:p>VARCHAR(3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4" office:value-type="string">
            <text:p>InfoAuxValue</text:p>
          </table:table-cell>
          <table:table-cell table:style-name="ce22" office:value-type="string">
            <text:p>VARCHAR(1024)</text:p>
          </table:table-cell>
          <table:table-cell/>
          <table:table-cell table:style-name="ce3" office:value-type="string">
            <text:p>DisasterLatitude</text:p>
          </table:table-cell>
          <table:table-cell table:style-name="ce19" office:value-type="string">
            <text:p>DOUBLE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8" office:value-type="string">
            <text:p>CountryMinX</text:p>
          </table:table-cell>
          <table:table-cell table:style-name="ce20" office:value-type="string">
            <text:p>DOUBLE</text:p>
          </table:table-cell>
          <table:table-cell table:style-name="ce20"/>
          <table:table-cell table:style-name="ce27"/>
          <table:table-cell table:style-name="ce3"/>
          <table:table-cell table:style-name="ce29" office:value-type="string">
            <text:p>RegionOrder</text:p>
          </table:table-cell>
          <table:table-cell table:style-name="ce19" office:value-type="string">
            <text:p>INTEGER</text:p>
          </table:table-cell>
          <table:table-cell table:style-name="ce19"/>
          <table:table-cell table:style-name="ce26"/>
          <table:table-cell/>
          <table:table-cell table:style-name="ce3"/>
          <table:table-cell table:number-columns-repeated="3"/>
          <table:table-cell table:style-name="ce3" office:value-type="string">
            <text:p>DisasterLongitude</text:p>
          </table:table-cell>
          <table:table-cell table:style-name="ce19" office:value-type="string">
            <text:p>DOUBLE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8" office:value-type="string">
            <text:p>CountryMinY</text:p>
          </table:table-cell>
          <table:table-cell table:style-name="ce20" office:value-type="string">
            <text:p>DOUBLE</text:p>
          </table:table-cell>
          <table:table-cell table:style-name="ce20"/>
          <table:table-cell table:style-name="ce27"/>
          <table:table-cell table:style-name="ce3"/>
          <table:table-cell table:style-name="ce29" office:value-type="string">
            <text:p>RegionStatus</text:p>
          </table:table-cell>
          <table:table-cell table:style-name="ce19" office:value-type="string">
            <text:p>INTEGER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6" office:value-type="string" table:number-columns-spanned="2" table:number-rows-spanned="1">
            <text:p>Event</text:p>
          </table:table-cell>
          <table:covered-table-cell table:style-name="ce18"/>
          <table:table-cell/>
          <table:table-cell table:style-name="ce3" office:value-type="string">
            <text:p>DisasterSource</text:p>
          </table:table-cell>
          <table:table-cell table:style-name="ce19" office:value-type="string">
            <text:p>VARCHAR(20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8" office:value-type="string">
            <text:p>CountryMaxX</text:p>
          </table:table-cell>
          <table:table-cell table:style-name="ce20" office:value-type="string">
            <text:p>DOUBLE</text:p>
          </table:table-cell>
          <table:table-cell table:style-name="ce20"/>
          <table:table-cell table:style-name="ce27"/>
          <table:table-cell table:style-name="ce3"/>
          <table:table-cell table:style-name="ce29" office:value-type="string">
            <text:p>RegionLastUpdate</text:p>
          </table:table-cell>
          <table:table-cell table:style-name="ce19" office:value-type="string">
            <text:p>DATETIME</text:p>
          </table:table-cell>
          <table:table-cell table:style-name="ce19"/>
          <table:table-cell table:style-name="ce26"/>
          <table:table-cell/>
          <table:table-cell table:style-name="ce3"/>
          <table:table-cell table:style-name="ce7" office:value-type="string">
            <text:p>EventId</text:p>
          </table:table-cell>
          <table:table-cell table:style-name="ce19" office:value-type="string">
            <text:p>VARCHAR(50) NOT NULL</text:p>
          </table:table-cell>
          <table:table-cell/>
          <table:table-cell table:style-name="ce3" office:value-type="string">
            <text:p>RecordStatus</text:p>
          </table:table-cell>
          <table:table-cell table:style-name="ce19" office:value-type="string">
            <text:p>VARCHAR(2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9" office:value-type="string">
            <text:p>CountryMaxY</text:p>
          </table:table-cell>
          <table:table-cell table:style-name="ce21" office:value-type="string">
            <text:p>DOUBLE</text:p>
          </table:table-cell>
          <table:table-cell table:style-name="ce20"/>
          <table:table-cell table:style-name="ce27"/>
          <table:table-cell table:style-name="ce3"/>
          <table:table-cell table:style-name="ce29" office:value-type="string">
            <text:p>IsCRegion</text:p>
          </table:table-cell>
          <table:table-cell table:style-name="ce19" office:value-type="string">
            <text:p>INTEGER</text:p>
          </table:table-cell>
          <table:table-cell table:style-name="ce19"/>
          <table:table-cell table:style-name="ce26"/>
          <table:table-cell/>
          <table:table-cell table:style-name="ce3"/>
          <table:table-cell table:style-name="ce14" office:value-type="string">
            <text:p>LangIsoCode</text:p>
          </table:table-cell>
          <table:table-cell table:style-name="ce19" office:value-type="string">
            <text:p>VARCHAR(3) NOT NULL</text:p>
          </table:table-cell>
          <table:table-cell/>
          <table:table-cell table:style-name="ce3" office:value-type="string">
            <text:p>RecordAuthor</text:p>
          </table:table-cell>
          <table:table-cell table:style-name="ce19" office:value-type="string">
            <text:p>VARCHAR(10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19"/>
          <table:table-cell/>
          <table:table-cell table:style-name="ce3"/>
          <table:table-cell table:style-name="ce4" office:value-type="string">
            <text:p>IsVRegion</text:p>
          </table:table-cell>
          <table:table-cell table:style-name="ce22" office:value-type="string">
            <text:p>INTEGER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RecordCreation</text:p>
          </table:table-cell>
          <table:table-cell table:style-name="ce19" office:value-type="string">
            <text:p>DATETIME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19"/>
          <table:table-cell/>
          <table:table-cell table:style-name="ce3"/>
          <table:table-cell table:number-columns-repeated="2"/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EventName</text:p>
          </table:table-cell>
          <table:table-cell table:style-name="ce19" office:value-type="string">
            <text:p>VARCHAR(50)</text:p>
          </table:table-cell>
          <table:table-cell/>
          <table:table-cell table:style-name="ce3" office:value-type="string">
            <text:p>RecordLastUpdate</text:p>
          </table:table-cell>
          <table:table-cell table:style-name="ce19" office:value-type="string">
            <text:p>DATETIME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6" office:value-type="string" table:number-columns-spanned="2" table:number-rows-spanned="1">
            <text:p>Language</text:p>
          </table:table-cell>
          <table:covered-table-cell/>
          <table:table-cell table:style-name="ce19"/>
          <table:table-cell/>
          <table:table-cell table:style-name="ce3"/>
          <table:table-cell table:number-columns-repeated="2"/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EventDesc</text:p>
          </table:table-cell>
          <table:table-cell table:style-name="ce19" office:value-type="string">
            <text:p>TEXT</text:p>
          </table:table-cell>
          <table:table-cell/>
          <table:table-cell table:style-name="ce3" office:value-type="string">
            <text:p>EventId</text:p>
          </table:table-cell>
          <table:table-cell table:style-name="ce19" office:value-type="string">
            <text:p>VARCHAR(5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0" office:value-type="string">
            <text:p>LangIsoCode</text:p>
          </table:table-cell>
          <table:table-cell table:style-name="ce18" office:value-type="string">
            <text:p>VARCHAR(3)</text:p>
          </table:table-cell>
          <table:table-cell table:style-name="ce19"/>
          <table:table-cell table:style-name="ce26"/>
          <table:table-cell table:style-name="ce3"/>
          <table:table-cell table:style-name="ce28" office:value-type="string" table:number-columns-spanned="2" table:number-rows-spanned="1">
            <text:p>CVRegionItem</text:p>
          </table:table-cell>
          <table:covered-table-cell table:style-name="ce18"/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EventActive</text:p>
          </table:table-cell>
          <table:table-cell table:style-name="ce19" office:value-type="string">
            <text:p>INTEGER DEFAULT 1</text:p>
          </table:table-cell>
          <table:table-cell/>
          <table:table-cell table:style-name="ce3" office:value-type="string">
            <text:p>EventNotes</text:p>
          </table:table-cell>
          <table:table-cell table:style-name="ce19" office:value-type="string">
            <text:p>TEXT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1" office:value-type="string">
            <text:p>LangIsoName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 table:style-name="ce3"/>
          <table:table-cell table:style-name="ce10" office:value-type="string">
            <text:p>RegionId</text:p>
          </table:table-cell>
          <table:table-cell table:style-name="ce18" office:value-type="string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EventPredefined</text:p>
          </table:table-cell>
          <table:table-cell table:style-name="ce19" office:value-type="string">
            <text:p>INTEGER DEFAULT 0</text:p>
          </table:table-cell>
          <table:table-cell/>
          <table:table-cell table:style-name="ce3" office:value-type="string">
            <text:p>EventDuration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1" office:value-type="string">
            <text:p>LangLocalName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 table:style-name="ce3"/>
          <table:table-cell table:style-name="ce7" office:value-type="string">
            <text:p>RegionItem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EventRGBColor</text:p>
          </table:table-cell>
          <table:table-cell table:style-name="ce19" office:value-type="string">
            <text:p>VARCHAR(10)</text:p>
          </table:table-cell>
          <table:table-cell/>
          <table:table-cell table:style-name="ce3" office:value-type="string">
            <text:p>EventMagnitude</text:p>
          </table:table-cell>
          <table:table-cell table:style-name="ce19" office:value-type="string">
            <text:p>VARCHAR(8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2" office:value-type="string">
            <text:p>LangStatus</text:p>
          </table:table-cell>
          <table:table-cell table:style-name="ce22" office:value-type="string">
            <text:p>INTEGER</text:p>
          </table:table-cell>
          <table:table-cell table:style-name="ce19"/>
          <table:table-cell table:style-name="ce26"/>
          <table:table-cell table:style-name="ce3"/>
          <table:table-cell table:style-name="ce4" office:value-type="string">
            <text:p>RegionQuery</text:p>
          </table:table-cell>
          <table:table-cell table:style-name="ce22" office:value-type="string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EventKeyWords</text:p>
          </table:table-cell>
          <table:table-cell table:style-name="ce19" office:value-type="string">
            <text:p>TEXT</text:p>
          </table:table-cell>
          <table:table-cell/>
          <table:table-cell table:style-name="ce3" office:value-type="string">
            <text:p>CauseId</text:p>
          </table:table-cell>
          <table:table-cell table:style-name="ce19" office:value-type="string">
            <text:p>VARCHAR(5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19"/>
          <table:table-cell/>
          <table:table-cell table:style-name="ce3"/>
          <table:table-cell table:number-columns-repeated="2"/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EventCreationDate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CauseNotes</text:p>
          </table:table-cell>
          <table:table-cell table:style-name="ce19" office:value-type="string">
            <text:p>TEXT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3" office:value-type="string" table:number-columns-spanned="2" table:number-rows-spanned="1">
            <text:p>DI_Event</text:p>
          </table:table-cell>
          <table:covered-table-cell table:style-name="ce18"/>
          <table:table-cell table:style-name="ce19"/>
          <table:table-cell table:style-name="ce26"/>
          <table:table-cell table:style-name="ce3"/>
          <table:table-cell table:style-name="ce28" office:value-type="string" table:number-columns-spanned="2" table:number-rows-spanned="1">
            <text:p>RegionAuth</text:p>
          </table:table-cell>
          <table:covered-table-cell/>
          <table:table-cell table:style-name="ce19"/>
          <table:table-cell table:style-name="ce26"/>
          <table:table-cell/>
          <table:table-cell table:style-name="ce3"/>
          <table:table-cell table:style-name="ce4" office:value-type="string">
            <text:p>EventLastUpdate</text:p>
          </table:table-cell>
          <table:table-cell table:style-name="ce22" office:value-type="string">
            <text:p>DATETIME</text:p>
          </table:table-cell>
          <table:table-cell/>
          <table:table-cell table:style-name="ce3" office:value-type="string">
            <text:p>EffectPeopleDea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7" office:value-type="string">
            <text:p>EventId</text:p>
          </table:table-cell>
          <table:table-cell table:style-name="ce19" office:value-type="string">
            <text:p>VARCHAR(50) NOT NULL</text:p>
          </table:table-cell>
          <table:table-cell table:style-name="ce19"/>
          <table:table-cell table:style-name="ce26"/>
          <table:table-cell table:style-name="ce3"/>
          <table:table-cell table:style-name="ce10" table:formula="oooc:=[.H39]" office:value-type="string" office:string-value="UserName">
            <text:p>UserName</text:p>
          </table:table-cell>
          <table:table-cell table:style-name="ce18" table:formula="oooc:=[.I39]" office:value-type="string" office:string-value="VARCHAR(20) NOT NULL">
            <text:p>VARCHAR(20) NOT NULL</text:p>
          </table:table-cell>
          <table:table-cell table:style-name="ce19"/>
          <table:table-cell table:style-name="ce26"/>
          <table:table-cell/>
          <table:table-cell table:style-name="ce3"/>
          <table:table-cell table:number-columns-repeated="3"/>
          <table:table-cell table:style-name="ce3" office:value-type="string">
            <text:p>EffectPeopleMissing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4" office:value-type="string">
            <text:p>LangIsoCode</text:p>
          </table:table-cell>
          <table:table-cell table:style-name="ce19" office:value-type="string">
            <text:p>VARCHAR(3) NOT NULL</text:p>
          </table:table-cell>
          <table:table-cell table:style-name="ce19"/>
          <table:table-cell table:style-name="ce26"/>
          <table:table-cell table:style-name="ce3"/>
          <table:table-cell table:style-name="ce7" table:formula="oooc:=[.H6]" office:value-type="string" office:string-value="RegionId">
            <text:p>RegionId</text:p>
          </table:table-cell>
          <table:table-cell table:style-name="ce19" table:formula="oooc:=[.I6]" office:value-type="string" office:string-value="VARCHAR(50)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7" office:value-type="string" table:number-columns-spanned="2" table:number-rows-spanned="1">
            <text:p>Cause</text:p>
          </table:table-cell>
          <table:covered-table-cell table:style-name="ce18"/>
          <table:table-cell/>
          <table:table-cell table:style-name="ce3" office:value-type="string">
            <text:p>EffectPeopleInjure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EventName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 table:style-name="ce3"/>
          <table:table-cell table:style-name="ce7" office:value-type="string">
            <text:p>AuthKey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7" office:value-type="string">
            <text:p>CauseId</text:p>
          </table:table-cell>
          <table:table-cell table:style-name="ce19" office:value-type="string">
            <text:p>VARCHAR(50) NOT NULL</text:p>
          </table:table-cell>
          <table:table-cell/>
          <table:table-cell table:style-name="ce3" office:value-type="string">
            <text:p>EffectPeopleHarme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EventDesc</text:p>
          </table:table-cell>
          <table:table-cell table:style-name="ce19" office:value-type="string">
            <text:p>TEXT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AuthValue</text:p>
          </table:table-cell>
          <table:table-cell table:style-name="ce19" office:value-type="string">
            <text:p>INTEGER</text:p>
          </table:table-cell>
          <table:table-cell table:style-name="ce19"/>
          <table:table-cell table:style-name="ce26"/>
          <table:table-cell/>
          <table:table-cell table:style-name="ce3"/>
          <table:table-cell table:style-name="ce14" office:value-type="string">
            <text:p>LangIsoCode</text:p>
          </table:table-cell>
          <table:table-cell table:style-name="ce19" office:value-type="string">
            <text:p>VARCHAR(3) NOT NULL</text:p>
          </table:table-cell>
          <table:table-cell/>
          <table:table-cell table:style-name="ce3" office:value-type="string">
            <text:p>EffectPeopleAffecte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EventActive</text:p>
          </table:table-cell>
          <table:table-cell table:style-name="ce19" office:value-type="string">
            <text:p>INTEGER</text:p>
          </table:table-cell>
          <table:table-cell table:style-name="ce19"/>
          <table:table-cell table:style-name="ce26"/>
          <table:table-cell table:style-name="ce3"/>
          <table:table-cell table:style-name="ce4" office:value-type="string">
            <text:p>AuthAuxValue</text:p>
          </table:table-cell>
          <table:table-cell table:style-name="ce22" office:value-type="string">
            <text:p>VARCHAR(1024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EffectPeopleEvacuate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EventRGBColor</text:p>
          </table:table-cell>
          <table:table-cell table:style-name="ce19" office:value-type="string">
            <text:p>VARCHAR(10)</text:p>
          </table:table-cell>
          <table:table-cell table:style-name="ce19"/>
          <table:table-cell table:style-name="ce26"/>
          <table:table-cell table:style-name="ce3"/>
          <table:table-cell table:number-columns-repeated="2"/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CauseName</text:p>
          </table:table-cell>
          <table:table-cell table:style-name="ce19" office:value-type="string">
            <text:p>VARCHAR(50)</text:p>
          </table:table-cell>
          <table:table-cell/>
          <table:table-cell table:style-name="ce3" office:value-type="string">
            <text:p>EffectPeopleRelocate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EventKeyWords</text:p>
          </table:table-cell>
          <table:table-cell table:style-name="ce19" office:value-type="string">
            <text:p>TEXT</text:p>
          </table:table-cell>
          <table:table-cell table:style-name="ce19"/>
          <table:table-cell table:style-name="ce26"/>
          <table:table-cell table:style-name="ce3"/>
          <table:table-cell table:style-name="ce28" office:value-type="string" table:number-columns-spanned="2" table:number-rows-spanned="1">
            <text:p>Queries</text:p>
          </table:table-cell>
          <table:covered-table-cell/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CauseDesc</text:p>
          </table:table-cell>
          <table:table-cell table:style-name="ce19" office:value-type="string">
            <text:p>TEXT</text:p>
          </table:table-cell>
          <table:table-cell/>
          <table:table-cell table:style-name="ce3" office:value-type="string">
            <text:p>EffectHousesDestroye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EventCreationDate</text:p>
          </table:table-cell>
          <table:table-cell table:style-name="ce19" office:value-type="string">
            <text:p>DATETIME</text:p>
          </table:table-cell>
          <table:table-cell table:style-name="ce19"/>
          <table:table-cell table:style-name="ce26"/>
          <table:table-cell table:style-name="ce3"/>
          <table:table-cell table:style-name="ce10" office:value-type="string">
            <text:p>QueryId</text:p>
          </table:table-cell>
          <table:table-cell table:style-name="ce18" table:formula="oooc:=[.I6]" office:value-type="string" office:string-value="VARCHAR(50)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CauseActive</text:p>
          </table:table-cell>
          <table:table-cell table:style-name="ce19" office:value-type="string">
            <text:p>INTEGER DEFAULT 1</text:p>
          </table:table-cell>
          <table:table-cell/>
          <table:table-cell table:style-name="ce3" office:value-type="string">
            <text:p>EffectHousesAffecte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4" office:value-type="string">
            <text:p>EventLastUpdate</text:p>
          </table:table-cell>
          <table:table-cell table:style-name="ce22" office:value-type="string">
            <text:p>DATETIME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RegionId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CausePredefined</text:p>
          </table:table-cell>
          <table:table-cell table:style-name="ce19" office:value-type="string">
            <text:p>INTEGER DEFAULT 0</text:p>
          </table:table-cell>
          <table:table-cell/>
          <table:table-cell table:style-name="ce3" office:value-type="string">
            <text:p>EffectPeopleDea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19"/>
          <table:table-cell/>
          <table:table-cell table:style-name="ce3"/>
          <table:table-cell table:style-name="ce3" office:value-type="string">
            <text:p>QueryStatus</text:p>
          </table:table-cell>
          <table:table-cell table:style-name="ce19" office:value-type="string">
            <text:p>VARCHAR(1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CauseRGBColor</text:p>
          </table:table-cell>
          <table:table-cell table:style-name="ce19" office:value-type="string">
            <text:p>VARCHAR(10)</text:p>
          </table:table-cell>
          <table:table-cell/>
          <table:table-cell table:style-name="ce3" office:value-type="string">
            <text:p>EffectPeopleMissing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3" office:value-type="string" table:number-columns-spanned="2" table:number-rows-spanned="1">
            <text:p>DI_Cause</text:p>
          </table:table-cell>
          <table:covered-table-cell table:style-name="ce18"/>
          <table:table-cell table:style-name="ce19"/>
          <table:table-cell table:style-name="ce26"/>
          <table:table-cell table:style-name="ce3"/>
          <table:table-cell table:style-name="ce3" table:formula="oooc:=[.H39]" office:value-type="string" office:string-value="UserName">
            <text:p>UserName</text:p>
          </table:table-cell>
          <table:table-cell table:style-name="ce19" office:value-type="string">
            <text:p>VARCHAR(2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CauseKeyWords</text:p>
          </table:table-cell>
          <table:table-cell table:style-name="ce19" office:value-type="string">
            <text:p>TEXT</text:p>
          </table:table-cell>
          <table:table-cell/>
          <table:table-cell table:style-name="ce3" office:value-type="string">
            <text:p>EffectPeopleInjure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7" office:value-type="string">
            <text:p>CauseId</text:p>
          </table:table-cell>
          <table:table-cell table:style-name="ce19" office:value-type="string">
            <text:p>VARCHAR(50) NOT NULL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QueryDate</text:p>
          </table:table-cell>
          <table:table-cell table:style-name="ce19" office:value-type="string">
            <text:p>DATETIME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CauseCreationDate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EffectPeopleHarme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4" office:value-type="string">
            <text:p>LangIsoCode</text:p>
          </table:table-cell>
          <table:table-cell table:style-name="ce19" office:value-type="string">
            <text:p>VARCHAR(3) NOT NULL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QueryName</text:p>
          </table:table-cell>
          <table:table-cell table:style-name="ce19" office:value-type="string">
            <text:p>VARCHAR(10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4" office:value-type="string">
            <text:p>CauseLastUpdate</text:p>
          </table:table-cell>
          <table:table-cell table:style-name="ce22" office:value-type="string">
            <text:p>DATETIME</text:p>
          </table:table-cell>
          <table:table-cell/>
          <table:table-cell table:style-name="ce3" office:value-type="string">
            <text:p>EffectPeopleAffecte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auseName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 table:style-name="ce3"/>
          <table:table-cell table:style-name="ce4" office:value-type="string">
            <text:p>QueryContent</text:p>
          </table:table-cell>
          <table:table-cell table:style-name="ce22" office:value-type="string">
            <text:p>TEXT</text:p>
          </table:table-cell>
          <table:table-cell table:style-name="ce19"/>
          <table:table-cell table:style-name="ce26"/>
          <table:table-cell/>
          <table:table-cell table:style-name="ce3"/>
          <table:table-cell table:number-columns-repeated="3"/>
          <table:table-cell table:style-name="ce3" office:value-type="string">
            <text:p>EffectPeopleEvacuate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auseDesc</text:p>
          </table:table-cell>
          <table:table-cell table:style-name="ce19" office:value-type="string">
            <text:p>TEXT</text:p>
          </table:table-cell>
          <table:table-cell table:style-name="ce19"/>
          <table:table-cell table:style-name="ce26"/>
          <table:table-cell table:style-name="ce3"/>
          <table:table-cell table:number-columns-repeated="2"/>
          <table:table-cell table:style-name="ce19"/>
          <table:table-cell table:style-name="ce26"/>
          <table:table-cell/>
          <table:table-cell table:style-name="ce3"/>
          <table:table-cell table:number-columns-repeated="3"/>
          <table:table-cell table:style-name="ce3" office:value-type="string">
            <text:p>EffectPeopleRelocate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auseActive</text:p>
          </table:table-cell>
          <table:table-cell table:style-name="ce19" office:value-type="string">
            <text:p>INTEGER</text:p>
          </table:table-cell>
          <table:table-cell table:style-name="ce19"/>
          <table:table-cell table:style-name="ce26"/>
          <table:table-cell table:style-name="ce3"/>
          <table:table-cell table:style-name="ce28" office:value-type="string" table:number-columns-spanned="2" table:number-rows-spanned="1">
            <text:p>User</text:p>
          </table:table-cell>
          <table:covered-table-cell table:style-name="ce18"/>
          <table:table-cell table:style-name="ce19"/>
          <table:table-cell table:style-name="ce26"/>
          <table:table-cell/>
          <table:table-cell table:style-name="ce3"/>
          <table:table-cell table:style-name="ce38" office:value-type="string" table:number-columns-spanned="2" table:number-rows-spanned="1">
            <text:p>GeoLevel</text:p>
          </table:table-cell>
          <table:covered-table-cell table:style-name="ce18"/>
          <table:table-cell/>
          <table:table-cell table:style-name="ce3" office:value-type="string">
            <text:p>EffectHousesDestroye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auseRGBColor</text:p>
          </table:table-cell>
          <table:table-cell table:style-name="ce19" office:value-type="string">
            <text:p>VARCHAR(10)</text:p>
          </table:table-cell>
          <table:table-cell table:style-name="ce19"/>
          <table:table-cell table:style-name="ce26"/>
          <table:table-cell table:style-name="ce3"/>
          <table:table-cell table:style-name="ce7" office:value-type="string">
            <text:p>UserName</text:p>
          </table:table-cell>
          <table:table-cell table:style-name="ce19" office:value-type="string">
            <text:p>VARCHAR(20) NOT NULL</text:p>
          </table:table-cell>
          <table:table-cell table:style-name="ce19"/>
          <table:table-cell table:style-name="ce26"/>
          <table:table-cell/>
          <table:table-cell table:style-name="ce3"/>
          <table:table-cell table:style-name="ce7" office:value-type="string">
            <text:p>GeoLevelId</text:p>
          </table:table-cell>
          <table:table-cell table:style-name="ce19" office:value-type="string">
            <text:p>INTEGER NOT NULL</text:p>
          </table:table-cell>
          <table:table-cell/>
          <table:table-cell table:style-name="ce3" office:value-type="string">
            <text:p>EffectHousesAffecte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auseKeyWords</text:p>
          </table:table-cell>
          <table:table-cell table:style-name="ce19" office:value-type="string">
            <text:p>TEXT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UserEMail</text:p>
          </table:table-cell>
          <table:table-cell table:style-name="ce19" office:value-type="string">
            <text:p>VARCHAR(100) NOT NULL</text:p>
          </table:table-cell>
          <table:table-cell table:style-name="ce19"/>
          <table:table-cell table:style-name="ce26"/>
          <table:table-cell/>
          <table:table-cell table:style-name="ce3"/>
          <table:table-cell table:style-name="ce7" office:value-type="string">
            <text:p>LangIsoCode</text:p>
          </table:table-cell>
          <table:table-cell table:style-name="ce19" office:value-type="string">
            <text:p>VARCHAR(3) NOT NULL</text:p>
          </table:table-cell>
          <table:table-cell/>
          <table:table-cell table:style-name="ce3" office:value-type="string">
            <text:p>EffectLossesValueLocal</text:p>
          </table:table-cell>
          <table:table-cell table:style-name="ce19" office:value-type="string">
            <text:p>NUMERIC(30,2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auseCreationDate</text:p>
          </table:table-cell>
          <table:table-cell table:style-name="ce19" office:value-type="string">
            <text:p>DATETIME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UserPasswd</text:p>
          </table:table-cell>
          <table:table-cell table:style-name="ce19" office:value-type="string">
            <text:p>VARCHAR(100) NOT NULL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EffectLossesValueUSD</text:p>
          </table:table-cell>
          <table:table-cell table:style-name="ce19" office:value-type="string">
            <text:p>NUMERIC(30,2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4" office:value-type="string">
            <text:p>CauseLastUpdate</text:p>
          </table:table-cell>
          <table:table-cell table:style-name="ce22" office:value-type="string">
            <text:p>DATETIME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UserFullName</text:p>
          </table:table-cell>
          <table:table-cell table:style-name="ce19" office:value-type="string">
            <text:p>VARCHAR(100) NOT NULL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GeoLevelName</text:p>
          </table:table-cell>
          <table:table-cell table:style-name="ce19" office:value-type="string">
            <text:p>VARCHAR(50) NOT NULL DEFAULT '---'</text:p>
          </table:table-cell>
          <table:table-cell/>
          <table:table-cell table:style-name="ce3" office:value-type="string">
            <text:p>EffectRoads</text:p>
          </table:table-cell>
          <table:table-cell table:style-name="ce19" office:value-type="string">
            <text:p>NUMERIC(30,2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19"/>
          <table:table-cell/>
          <table:table-cell table:style-name="ce3"/>
          <table:table-cell table:style-name="ce3" office:value-type="string">
            <text:p>Organization</text:p>
          </table:table-cell>
          <table:table-cell table:style-name="ce19" office:value-type="string">
            <text:p>VARCHAR(10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GeoLevelDesc</text:p>
          </table:table-cell>
          <table:table-cell table:style-name="ce19" office:value-type="string">
            <text:p>TEXT NULL</text:p>
          </table:table-cell>
          <table:table-cell/>
          <table:table-cell table:style-name="ce3" office:value-type="string">
            <text:p>EffectFarmingAndForest</text:p>
          </table:table-cell>
          <table:table-cell table:style-name="ce19" office:value-type="string">
            <text:p>NUMERIC(30,2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3" office:value-type="string" table:number-columns-spanned="2" table:number-rows-spanned="1">
            <text:p>Dictionary</text:p>
          </table:table-cell>
          <table:covered-table-cell/>
          <table:table-cell table:style-name="ce19"/>
          <table:table-cell/>
          <table:table-cell table:style-name="ce3"/>
          <table:table-cell table:style-name="ce3" table:formula="oooc:=[.C6]" office:value-type="string" office:string-value="CountryIso">
            <text:p>CountryIso</text:p>
          </table:table-cell>
          <table:table-cell table:style-name="ce19" table:formula="oooc:=[.D6]" office:value-type="string" office:string-value="VARCHAR(3)">
            <text:p>VARCHAR(3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29" office:value-type="string">
            <text:p>GeoLevelActive</text:p>
          </table:table-cell>
          <table:table-cell table:style-name="ce19" office:value-type="string">
            <text:p>INTEGER NOT NULL DEFAULT 0</text:p>
          </table:table-cell>
          <table:table-cell/>
          <table:table-cell table:style-name="ce3" office:value-type="string">
            <text:p>EffectLiveStock</text:p>
          </table:table-cell>
          <table:table-cell table:style-name="ce19" office:value-type="string">
            <text:p>NUMERIC(1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0" office:value-type="string">
            <text:p>DictLabelId</text:p>
          </table:table-cell>
          <table:table-cell table:style-name="ce18" office:value-type="string">
            <text:p>INTEGER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UserCity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GeoLevelLayerFile</text:p>
          </table:table-cell>
          <table:table-cell table:style-name="ce19" office:value-type="string">
            <text:p>VARCHAR(50) NULL</text:p>
          </table:table-cell>
          <table:table-cell/>
          <table:table-cell table:style-name="ce3" office:value-type="string">
            <text:p>EffectEducationCenters</text:p>
          </table:table-cell>
          <table:table-cell table:style-name="ce19" office:value-type="string">
            <text:p>NUMERIC(1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7" office:value-type="string">
            <text:p>LangIsoCode</text:p>
          </table:table-cell>
          <table:table-cell table:style-name="ce19" office:value-type="string">
            <text:p>VARCHAR(3)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UserCreationDate </text:p>
          </table:table-cell>
          <table:table-cell table:style-name="ce19" office:value-type="string">
            <text:p>DATETIME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GeoLevelLayerName</text:p>
          </table:table-cell>
          <table:table-cell table:style-name="ce19" office:value-type="string">
            <text:p>VARCHAR(50) NULL</text:p>
          </table:table-cell>
          <table:table-cell/>
          <table:table-cell table:style-name="ce3" office:value-type="string">
            <text:p>EffectMedicalCenters</text:p>
          </table:table-cell>
          <table:table-cell table:style-name="ce19" office:value-type="string">
            <text:p>NUMERIC(1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DictTranslation</text:p>
          </table:table-cell>
          <table:table-cell table:style-name="ce19" office:value-type="string">
            <text:p>VARCHAR(30)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UserNotes</text:p>
          </table:table-cell>
          <table:table-cell table:style-name="ce19" office:value-type="string">
            <text:p>TEXT</text:p>
          </table:table-cell>
          <table:table-cell table:style-name="ce19"/>
          <table:table-cell table:style-name="ce26"/>
          <table:table-cell/>
          <table:table-cell table:style-name="ce3"/>
          <table:table-cell table:style-name="ce4" office:value-type="string">
            <text:p>GeoLevelLayerCode</text:p>
          </table:table-cell>
          <table:table-cell table:style-name="ce22" office:value-type="string">
            <text:p>VARCHAR(50) NULL</text:p>
          </table:table-cell>
          <table:table-cell/>
          <table:table-cell table:style-name="ce3" office:value-type="string">
            <text:p>EffectOtherLosses</text:p>
          </table:table-cell>
          <table:table-cell table:style-name="ce19" office:value-type="string">
            <text:p>TEXT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DictTechHelp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 table:style-name="ce3"/>
          <table:table-cell table:style-name="ce4" office:value-type="string">
            <text:p>UserActive</text:p>
          </table:table-cell>
          <table:table-cell table:style-name="ce22" office:value-type="string">
            <text:p>INTEGER</text:p>
          </table:table-cell>
          <table:table-cell table:style-name="ce19"/>
          <table:table-cell table:style-name="ce26"/>
          <table:table-cell/>
          <table:table-cell table:style-name="ce3"/>
          <table:table-cell table:number-columns-repeated="3"/>
          <table:table-cell table:style-name="ce3" office:value-type="string">
            <text:p>EffectNotes</text:p>
          </table:table-cell>
          <table:table-cell table:style-name="ce19" office:value-type="string">
            <text:p>TEXT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DictBasDesc</text:p>
          </table:table-cell>
          <table:table-cell table:style-name="ce19" office:value-type="string">
            <text:p>TEXT</text:p>
          </table:table-cell>
          <table:table-cell table:style-name="ce19"/>
          <table:table-cell table:style-name="ce26"/>
          <table:table-cell table:style-name="ce3"/>
          <table:table-cell table:number-columns-repeated="2"/>
          <table:table-cell table:style-name="ce19"/>
          <table:table-cell table:style-name="ce26"/>
          <table:table-cell/>
          <table:table-cell table:style-name="ce3"/>
          <table:table-cell table:style-name="ce38" office:value-type="string" table:number-columns-spanned="2" table:number-rows-spanned="1">
            <text:p>Geography</text:p>
          </table:table-cell>
          <table:covered-table-cell table:style-name="ce18"/>
          <table:table-cell/>
          <table:table-cell table:style-name="ce3" office:value-type="string">
            <text:p>SectorTransport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4" office:value-type="string">
            <text:p>DictFullDesc</text:p>
          </table:table-cell>
          <table:table-cell table:style-name="ce22" office:value-type="string">
            <text:p>TEXT</text:p>
          </table:table-cell>
          <table:table-cell table:style-name="ce19"/>
          <table:table-cell table:style-name="ce26"/>
          <table:table-cell table:style-name="ce3"/>
          <table:table-cell table:style-name="ce28" office:value-type="string" table:number-columns-spanned="2" table:number-rows-spanned="1">
            <text:p>UserOption</text:p>
          </table:table-cell>
          <table:covered-table-cell table:style-name="ce18"/>
          <table:table-cell table:style-name="ce19"/>
          <table:table-cell table:style-name="ce26"/>
          <table:table-cell/>
          <table:table-cell table:style-name="ce3"/>
          <table:table-cell table:style-name="ce7" office:value-type="string">
            <text:p>GeographyId</text:p>
          </table:table-cell>
          <table:table-cell table:style-name="ce19" office:value-type="string">
            <text:p>VARCHAR(100) NOT NULL</text:p>
          </table:table-cell>
          <table:table-cell/>
          <table:table-cell table:style-name="ce3" office:value-type="string">
            <text:p>SectorCommunications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19"/>
          <table:table-cell/>
          <table:table-cell table:style-name="ce3"/>
          <table:table-cell table:style-name="ce7" table:formula="oooc:=[.H39]" office:value-type="string" office:string-value="UserName">
            <text:p>UserName</text:p>
          </table:table-cell>
          <table:table-cell table:style-name="ce19" table:formula="oooc:=[.I39]" office:value-type="string" office:string-value="VARCHAR(20) NOT NULL">
            <text:p>VARCHAR(20) NOT NULL</text:p>
          </table:table-cell>
          <table:table-cell table:style-name="ce19"/>
          <table:table-cell table:style-name="ce26"/>
          <table:table-cell/>
          <table:table-cell table:style-name="ce3"/>
          <table:table-cell table:style-name="ce7" office:value-type="string">
            <text:p>LangIsoCode</text:p>
          </table:table-cell>
          <table:table-cell table:style-name="ce19" office:value-type="string">
            <text:p>VARCHAR(3) NOT NULL</text:p>
          </table:table-cell>
          <table:table-cell/>
          <table:table-cell table:style-name="ce3" office:value-type="string">
            <text:p>SectorRelief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3" office:value-type="string" table:number-columns-spanned="2" table:number-rows-spanned="1">
            <text:p>LabelGroup</text:p>
          </table:table-cell>
          <table:covered-table-cell/>
          <table:table-cell table:style-name="ce19"/>
          <table:table-cell/>
          <table:table-cell table:style-name="ce3"/>
          <table:table-cell table:style-name="ce7" office:value-type="string">
            <text:p>OptionKey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SectorAgricultural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0" office:value-type="string">
            <text:p>DictLabelId</text:p>
          </table:table-cell>
          <table:table-cell table:style-name="ce18" office:value-type="string">
            <text:p>INTEGER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OptionValue</text:p>
          </table:table-cell>
          <table:table-cell table:style-name="ce19" office:value-type="string">
            <text:p>VARCHAR(1024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GeographyCode</text:p>
          </table:table-cell>
          <table:table-cell table:style-name="ce19" office:value-type="string">
            <text:p>VARCHAR(100) NOT NULL DEFAULT '---'</text:p>
          </table:table-cell>
          <table:table-cell/>
          <table:table-cell table:style-name="ce3" office:value-type="string">
            <text:p>SectorWaterSupply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LGName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 table:style-name="ce3"/>
          <table:table-cell table:style-name="ce4" office:value-type="string">
            <text:p>OptionAuxValue</text:p>
          </table:table-cell>
          <table:table-cell table:style-name="ce22" office:value-type="string">
            <text:p>VARCHAR(1024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GeographyName</text:p>
          </table:table-cell>
          <table:table-cell table:style-name="ce19" office:value-type="string">
            <text:p>VARCHAR(200) NOT NULL DEFAULT '---'</text:p>
          </table:table-cell>
          <table:table-cell/>
          <table:table-cell table:style-name="ce3" office:value-type="string">
            <text:p>SectorSewerage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LabelName</text:p>
          </table:table-cell>
          <table:table-cell table:style-name="ce19" office:value-type="string">
            <text:p>VARCHAR(30)</text:p>
          </table:table-cell>
          <table:table-cell table:style-name="ce19"/>
          <table:table-cell table:style-name="ce26"/>
          <table:table-cell table:style-name="ce3"/>
          <table:table-cell table:number-columns-repeated="2"/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GeographyLevel</text:p>
          </table:table-cell>
          <table:table-cell table:style-name="ce19" office:value-type="string">
            <text:p>INTEGER DEFAULT -1</text:p>
          </table:table-cell>
          <table:table-cell/>
          <table:table-cell table:style-name="ce3" office:value-type="string">
            <text:p>SectorEducation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4" office:value-type="string">
            <text:p>LGOrder</text:p>
          </table:table-cell>
          <table:table-cell table:style-name="ce22" office:value-type="string">
            <text:p>INTEGER</text:p>
          </table:table-cell>
          <table:table-cell table:style-name="ce19"/>
          <table:table-cell table:style-name="ce26" table:number-columns-repeated="2"/>
          <table:table-cell table:style-name="ce28" office:value-type="string" table:number-columns-spanned="2" table:number-rows-spanned="1">
            <text:p>UserSession</text:p>
          </table:table-cell>
          <table:covered-table-cell table:style-name="ce26"/>
          <table:table-cell table:style-name="ce26" table:number-columns-repeated="2"/>
          <table:table-cell/>
          <table:table-cell table:style-name="ce3"/>
          <table:table-cell table:style-name="ce4" office:value-type="string">
            <text:p>GeographyActive</text:p>
          </table:table-cell>
          <table:table-cell table:style-name="ce22" office:value-type="string">
            <text:p>INTEGER DEFAULT 1</text:p>
          </table:table-cell>
          <table:table-cell/>
          <table:table-cell table:style-name="ce3" office:value-type="string">
            <text:p>SectorPower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19"/>
          <table:table-cell table:number-columns-repeated="2"/>
          <table:table-cell table:style-name="ce30" office:value-type="string">
            <text:p>SessionId</text:p>
          </table:table-cell>
          <table:table-cell table:style-name="ce18" office:value-type="string">
            <text:p>VARCHAR(50)</text:p>
          </table:table-cell>
          <table:table-cell table:number-columns-repeated="3"/>
          <table:table-cell table:style-name="ce3"/>
          <table:table-cell table:number-columns-repeated="3"/>
          <table:table-cell table:style-name="ce3" office:value-type="string">
            <text:p>SectorIndustry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4"/>
          <table:table-cell table:style-name="ce15" table:number-columns-repeated="2"/>
          <table:table-cell table:style-name="ce22"/>
          <table:table-cell table:number-columns-repeated="2"/>
          <table:table-cell table:style-name="ce3" office:value-type="string">
            <text:p>RegionId</text:p>
          </table:table-cell>
          <table:table-cell table:style-name="ce19" office:value-type="string">
            <text:p>VARCHAR(50)</text:p>
          </table:table-cell>
          <table:table-cell table:number-columns-repeated="3"/>
          <table:table-cell table:style-name="ce3"/>
          <table:table-cell table:style-name="ce39" office:value-type="string" table:number-columns-spanned="2" table:number-rows-spanned="1">
            <text:p>EEField</text:p>
          </table:table-cell>
          <table:covered-table-cell table:style-name="ce40"/>
          <table:table-cell/>
          <table:table-cell table:style-name="ce3" office:value-type="string">
            <text:p>SectorHealth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7"/>
          <table:table-cell table:style-name="ce3" office:value-type="string">
            <text:p>UserName</text:p>
          </table:table-cell>
          <table:table-cell table:style-name="ce19" office:value-type="string">
            <text:p>VARCHAR(50)</text:p>
          </table:table-cell>
          <table:table-cell table:number-columns-repeated="3"/>
          <table:table-cell table:style-name="ce3"/>
          <table:table-cell table:style-name="ce7" office:value-type="string">
            <text:p>EEFieldId</text:p>
          </table:table-cell>
          <table:table-cell table:style-name="ce19" office:value-type="string">
            <text:p>VARCHAR(30) NOT NULL</text:p>
          </table:table-cell>
          <table:table-cell/>
          <table:table-cell table:style-name="ce4" office:value-type="string">
            <text:p>SectorOtherQ</text:p>
          </table:table-cell>
          <table:table-cell table:style-name="ce22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7"/>
          <table:table-cell table:style-name="ce3" office:value-type="string">
            <text:p>Valid</text:p>
          </table:table-cell>
          <table:table-cell table:style-name="ce19" office:value-type="string">
            <text:p>INTEGER</text:p>
          </table:table-cell>
          <table:table-cell table:number-columns-repeated="3"/>
          <table:table-cell table:style-name="ce3"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 table:number-columns-repeated="3"/>
          <table:table-cell table:style-name="ce19"/>
          <table:table-cell table:number-columns-repeated="237"/>
        </table:table-row>
        <table:table-row table:style-name="ro1">
          <table:table-cell table:number-columns-repeated="7"/>
          <table:table-cell table:style-name="ce3" office:value-type="string">
            <text:p>Start</text:p>
          </table:table-cell>
          <table:table-cell table:style-name="ce19" office:value-type="string">
            <text:p>DATETIME</text:p>
          </table:table-cell>
          <table:table-cell table:number-columns-repeated="3"/>
          <table:table-cell table:style-name="ce3"/>
          <table:table-cell table:style-name="ce3" table:formula="oooc:=[.Q66]" office:value-type="string" office:string-value="EEGroupId">
            <text:p>EEGroupId</text:p>
          </table:table-cell>
          <table:table-cell table:style-name="ce19" table:formula="oooc:=[.R66]" office:value-type="string" office:string-value="VARCHAR(30)">
            <text:p>VARCHAR(30)</text:p>
          </table:table-cell>
          <table:table-cell/>
          <table:table-cell table:style-name="ce39" office:value-type="string" table:number-columns-spanned="2" table:number-rows-spanned="1">
            <text:p>EEData</text:p>
          </table:table-cell>
          <table:covered-table-cell table:style-name="ce18"/>
          <table:table-cell table:style-name="ce19"/>
          <table:table-cell table:number-columns-repeated="237"/>
        </table:table-row>
        <table:table-row table:style-name="ro1">
          <table:table-cell table:number-columns-repeated="7"/>
          <table:table-cell table:style-name="ce4" office:value-type="string">
            <text:p>LastUpdate</text:p>
          </table:table-cell>
          <table:table-cell table:style-name="ce22" office:value-type="string">
            <text:p>DATETIME</text:p>
          </table:table-cell>
          <table:table-cell table:number-columns-repeated="3"/>
          <table:table-cell table:style-name="ce3"/>
          <table:table-cell table:style-name="ce3" office:value-type="string">
            <text:p>EEFieldLabel</text:p>
          </table:table-cell>
          <table:table-cell table:style-name="ce19" office:value-type="string">
            <text:p>VARCHAR(30)</text:p>
          </table:table-cell>
          <table:table-cell/>
          <table:table-cell table:style-name="ce43" table:formula="oooc:=[.Q3]" office:value-type="string" office:string-value="DisasterId">
            <text:p>DisasterId</text:p>
          </table:table-cell>
          <table:table-cell table:style-name="ce18" table:formula="oooc:=[.R3]" office:value-type="string" office:string-value="VARCHAR(50) NOT NULL">
            <text:p>VARCHAR(50) NOT NULL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12"/>
          <table:table-cell table:style-name="ce3"/>
          <table:table-cell table:style-name="ce3" office:value-type="string">
            <text:p>EEFieldDesc</text:p>
          </table:table-cell>
          <table:table-cell table:style-name="ce19" office:value-type="string">
            <text:p>TEXT</text:p>
          </table:table-cell>
          <table:table-cell/>
          <table:table-cell table:style-name="ce4" office:value-type="string">
            <text:p>SyncRecord</text:p>
          </table:table-cell>
          <table:table-cell table:style-name="ce22" office:value-type="string">
            <text:p>DATETIME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7"/>
          <table:table-cell table:style-name="ce31" office:value-type="string" table:number-columns-spanned="2" table:number-rows-spanned="1">
            <text:p>UserLockList</text:p>
          </table:table-cell>
          <table:covered-table-cell/>
          <table:table-cell table:number-columns-repeated="3"/>
          <table:table-cell table:style-name="ce3"/>
          <table:table-cell table:style-name="ce3" office:value-type="string">
            <text:p>EEFieldType</text:p>
          </table:table-cell>
          <table:table-cell table:style-name="ce19" office:value-type="string">
            <text:p>VARCHAR(20)</text:p>
          </table:table-cell>
          <table:table-cell table:number-columns-repeated="3"/>
          <table:table-cell table:style-name="ce19"/>
          <table:table-cell table:number-columns-repeated="237"/>
        </table:table-row>
        <table:table-row table:style-name="ro1">
          <table:table-cell table:number-columns-repeated="7"/>
          <table:table-cell table:style-name="ce30" office:value-type="string">
            <text:p>SessionId</text:p>
          </table:table-cell>
          <table:table-cell table:style-name="ce18" office:value-type="string">
            <text:p>VARCHAR(50)</text:p>
          </table:table-cell>
          <table:table-cell table:number-columns-repeated="3"/>
          <table:table-cell table:style-name="ce3"/>
          <table:table-cell table:style-name="ce3" office:value-type="string">
            <text:p>EEFieldSize</text:p>
          </table:table-cell>
          <table:table-cell table:style-name="ce19" office:value-type="string">
            <text:p>INTEGER</text:p>
          </table:table-cell>
          <table:table-cell/>
          <table:table-cell table:style-name="ce39" office:value-type="string" table:number-columns-spanned="2" table:number-rows-spanned="1">
            <text:p>EEGroup</text:p>
          </table:table-cell>
          <table:covered-table-cell table:style-name="ce18"/>
          <table:table-cell table:style-name="ce19"/>
          <table:table-cell table:number-columns-repeated="237"/>
        </table:table-row>
        <table:table-row table:style-name="ro1">
          <table:table-cell table:number-columns-repeated="7"/>
          <table:table-cell table:style-name="ce3" office:value-type="string">
            <text:p>TableId</text:p>
          </table:table-cell>
          <table:table-cell table:style-name="ce19" office:value-type="string">
            <text:p>VARCHAR(50)</text:p>
          </table:table-cell>
          <table:table-cell table:number-columns-repeated="3"/>
          <table:table-cell table:style-name="ce3"/>
          <table:table-cell table:style-name="ce3" office:value-type="string">
            <text:p>EEFieldOrder</text:p>
          </table:table-cell>
          <table:table-cell table:style-name="ce19" office:value-type="string">
            <text:p>INTEGER</text:p>
          </table:table-cell>
          <table:table-cell/>
          <table:table-cell table:style-name="ce7" office:value-type="string">
            <text:p>EEGroupId</text:p>
          </table:table-cell>
          <table:table-cell table:style-name="ce19" office:value-type="string">
            <text:p>VARCHAR(30)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7"/>
          <table:table-cell table:style-name="ce4" office:value-type="string">
            <text:p>RecordId</text:p>
          </table:table-cell>
          <table:table-cell table:style-name="ce22" office:value-type="string">
            <text:p>VARCHAR(50)</text:p>
          </table:table-cell>
          <table:table-cell table:number-columns-repeated="3"/>
          <table:table-cell table:style-name="ce3"/>
          <table:table-cell table:style-name="ce4" office:value-type="string">
            <text:p>EEFieldStatus</text:p>
          </table:table-cell>
          <table:table-cell table:style-name="ce22" office:value-type="string">
            <text:p>INTEGER</text:p>
          </table:table-cell>
          <table:table-cell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12"/>
          <table:table-cell table:style-name="ce3"/>
          <table:table-cell table:number-columns-repeated="3"/>
          <table:table-cell table:style-name="ce11" office:value-type="string">
            <text:p>EEGroupLabel</text:p>
          </table:table-cell>
          <table:table-cell table:style-name="ce19" office:value-type="string">
            <text:p>VARCHAR(50)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12"/>
          <table:table-cell table:style-name="ce3"/>
          <table:table-cell table:style-name="ce13" office:value-type="string" table:number-columns-spanned="2" table:number-rows-spanned="1">
            <text:p>DatabaseLog</text:p>
          </table:table-cell>
          <table:covered-table-cell table:style-name="ce18"/>
          <table:table-cell/>
          <table:table-cell table:style-name="ce3" office:value-type="string">
            <text:p>EEGroupDesc</text:p>
          </table:table-cell>
          <table:table-cell table:style-name="ce19" office:value-type="string">
            <text:p>TEXT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7"/>
          <table:table-cell table:style-name="ce32" office:value-type="string" table:number-columns-spanned="2" table:number-rows-spanned="1">
            <text:p>STATUS FIELDS</text:p>
          </table:table-cell>
          <table:covered-table-cell table:style-name="ce18" table:formula="oooc:=[.Q70]" office:value-type="string" office:string-value="EEGroupStatus">
            <text:p>EEGroupStatus</text:p>
          </table:covered-table-cell>
          <table:table-cell table:number-columns-repeated="3"/>
          <table:table-cell table:style-name="ce3"/>
          <table:table-cell table:style-name="ce3" office:value-type="string">
            <text:p>DBLogDate</text:p>
          </table:table-cell>
          <table:table-cell table:style-name="ce19" office:value-type="string">
            <text:p>DATETIME</text:p>
          </table:table-cell>
          <table:table-cell/>
          <table:table-cell table:style-name="ce4" office:value-type="string">
            <text:p>EEGroupStatus</text:p>
          </table:table-cell>
          <table:table-cell table:style-name="ce22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7"/>
          <table:table-cell table:style-name="ce33" office:value-type="string">
            <text:p>PUBLIC, PRIVATE, INACTIVE</text:p>
          </table:table-cell>
          <table:table-cell table:style-name="ce34"/>
          <table:table-cell table:number-columns-repeated="3"/>
          <table:table-cell table:style-name="ce3"/>
          <table:table-cell table:style-name="ce3" office:value-type="string">
            <text:p>DBLogType</text:p>
          </table:table-cell>
          <table:table-cell table:style-name="ce19" office:value-type="string">
            <text:p>VARCHAR(20)</text:p>
          </table:table-cell>
          <table:table-cell table:number-columns-repeated="3"/>
          <table:table-cell table:style-name="ce19"/>
          <table:table-cell table:number-columns-repeated="237"/>
        </table:table-row>
        <table:table-row table:style-name="ro1">
          <table:table-cell table:number-columns-repeated="12"/>
          <table:table-cell table:style-name="ce3"/>
          <table:table-cell table:style-name="ce3" office:value-type="string">
            <text:p>DBLogNotes</text:p>
          </table:table-cell>
          <table:table-cell table:style-name="ce19" office:value-type="string">
            <text:p>TEXT</text:p>
          </table:table-cell>
          <table:table-cell table:number-columns-repeated="3"/>
          <table:table-cell table:style-name="ce19"/>
          <table:table-cell table:number-columns-repeated="237"/>
        </table:table-row>
        <table:table-row table:style-name="ro1">
          <table:table-cell table:number-columns-repeated="12"/>
          <table:table-cell table:style-name="ce3"/>
          <table:table-cell table:style-name="ce4" office:value-type="string">
            <text:p>DBLogUserName</text:p>
          </table:table-cell>
          <table:table-cell table:style-name="ce22" office:value-type="string">
            <text:p>VARCHAR(20)</text:p>
          </table:table-cell>
          <table:table-cell table:number-columns-repeated="3"/>
          <table:table-cell table:style-name="ce19"/>
          <table:table-cell table:number-columns-repeated="237"/>
        </table:table-row>
        <table:table-row table:style-name="ro1">
          <table:table-cell table:number-columns-repeated="12"/>
          <table:table-cell table:style-name="ce4"/>
          <table:table-cell table:style-name="ce15" table:number-columns-repeated="5"/>
          <table:table-cell table:style-name="ce22"/>
          <table:table-cell table:number-columns-repeated="237"/>
        </table:table-row>
        <table:table-row table:style-name="ro1">
          <table:table-cell table:number-columns-repeated="12"/>
          <table:table-cell table:style-name="ce26"/>
          <table:table-cell table:number-columns-repeated="2"/>
          <table:table-cell table:style-name="ce26" table:number-columns-repeated="4"/>
          <table:table-cell table:number-columns-repeated="237"/>
        </table:table-row>
        <table:table-row table:style-name="ro1" table:number-rows-repeated="3">
          <table:table-cell table:number-columns-repeated="12"/>
          <table:table-cell table:style-name="ce26"/>
          <table:table-cell table:number-columns-repeated="5"/>
          <table:table-cell table:style-name="ce26"/>
          <table:table-cell table:number-columns-repeated="237"/>
        </table:table-row>
        <table:table-row table:style-name="ro1">
          <table:table-cell table:number-columns-repeated="12"/>
          <table:table-cell table:style-name="ce26" table:number-columns-repeated="7"/>
          <table:table-cell table:number-columns-repeated="237"/>
        </table:table-row>
        <table:table-row table:style-name="ro1" table:number-rows-repeated="6545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ASE" table:style-name="ta1" table:print="false">
        <table:table-column table:style-name="co26" table:default-cell-style-name="ce46"/>
        <table:table-column table:style-name="co27" table:default-cell-style-name="ce46"/>
        <table:table-column table:style-name="co25" table:number-columns-repeated="254" table:default-cell-style-name="ce46"/>
        <table:table-row table:style-name="ro2">
          <table:table-cell table:style-name="ce44" table:formula="oooc:=CONCATENATE(&quot;/* &quot;; [Tables.D2]; &quot; - &quot;; [Tables.N2])" office:value-type="string" office:string-value="/* BASE.DB - DesInventar8.2">
            <text:p>/* BASE.DB - DesInventar8.2</text:p>
          </table:table-cell>
          <table:table-cell office:value-type="string">
            <text:p>DROP TABLE IF EXISTS </text:p>
          </table:table-cell>
          <table:table-cell table:number-columns-repeated="254"/>
        </table:table-row>
        <table:table-row table:style-name="ro2">
          <table:table-cell table:style-name="ce45" table:formula="oooc:=[Tables.D3]" office:value-type="date" office:date-value="2009-02-23">
            <text:p>2009-02-23</text:p>
          </table:table-cell>
          <table:table-cell office:value-type="string">
            <text:p>CREATE TABLE </text:p>
          </table:table-cell>
          <table:table-cell table:number-columns-repeated="254"/>
        </table:table-row>
        <table:table-row table:style-name="ro3">
          <table:table-cell office:value-type="string">
            <text:p>*/</text:p>
          </table:table-cell>
          <table:table-cell office:value-type="string">
            <text:p>PRIMARY KEY</text:p>
          </table:table-cell>
          <table:table-cell table:style-name="Default"/>
          <table:table-cell table:number-columns-repeated="253"/>
        </table:table-row>
        <table:table-row table:style-name="ro2">
          <table:table-cell/>
          <table:table-cell table:style-name="ce51" office:value-type="string">
            <text:p>);</text:p>
          </table:table-cell>
          <table:table-cell table:number-columns-repeated="254"/>
        </table:table-row>
        <table:table-row table:style-name="ro2">
          <table:table-cell table:style-name="ce47" table:formula="oooc:=CONCATENATE([.$B$1]; [Tables.C5]; &quot;;&quot;)" office:value-type="string" office:string-value="DROP TABLE IF EXISTS Country;">
            <text:p>DROP TABLE IF EXISTS Country;</text:p>
          </table:table-cell>
          <table:table-cell table:number-columns-repeated="255"/>
        </table:table-row>
        <table:table-row table:style-name="ro2">
          <table:table-cell table:style-name="ce48" table:formula="oooc:=CONCATENATE([.$B$2];&quot;'&quot;; [Tables.C5]; &quot;' (&quot;)" office:value-type="string" office:string-value="CREATE TABLE 'Country' (">
            <text:p>CREATE TABLE 'Country' (</text:p>
          </table:table-cell>
          <table:table-cell table:number-columns-repeated="255"/>
        </table:table-row>
        <table:table-row table:style-name="ro2">
          <table:table-cell table:formula="oooc:=CONCATENATE([Tables.C6]; &quot; &quot;; [Tables.D6]; &quot;, &quot;)" office:value-type="string" office:string-value="CountryIso VARCHAR(3), ">
            <text:p>CountryIso VARCHAR(3), </text:p>
          </table:table-cell>
          <table:table-cell table:number-columns-repeated="255"/>
        </table:table-row>
        <table:table-row table:style-name="ro2">
          <table:table-cell table:formula="oooc:=CONCATENATE([Tables.C7]; &quot; &quot;; [Tables.D7]; &quot;, &quot;)" office:value-type="string" office:string-value="CountryIsoName VARCHAR(100), ">
            <text:p>CountryIsoName VARCHAR(100), </text:p>
          </table:table-cell>
          <table:table-cell table:number-columns-repeated="255"/>
        </table:table-row>
        <table:table-row table:style-name="ro2">
          <table:table-cell table:formula="oooc:=CONCATENATE([Tables.C8]; &quot; &quot;; [Tables.D8]; &quot;, &quot;)" office:value-type="string" office:string-value="CountryName VARCHAR(100), ">
            <text:p>CountryName VARCHAR(100), </text:p>
          </table:table-cell>
          <table:table-cell table:number-columns-repeated="255"/>
        </table:table-row>
        <table:table-row table:style-name="ro2">
          <table:table-cell table:formula="oooc:=CONCATENATE([Tables.C9]; &quot; &quot;; [Tables.D9]; &quot;, &quot; )" office:value-type="string" office:string-value="CountryContinent VARCHAR(20), ">
            <text:p>CountryContinent VARCHAR(20), </text:p>
          </table:table-cell>
          <table:table-cell table:number-columns-repeated="255"/>
        </table:table-row>
        <table:table-row table:style-name="ro2">
          <table:table-cell table:formula="oooc:=CONCATENATE([Tables.C10]; &quot; &quot;; [Tables.D10]; &quot;, &quot; )" office:value-type="string" office:string-value="CountryMinX DOUBLE, ">
            <text:p>CountryMinX DOUBLE, </text:p>
          </table:table-cell>
          <table:table-cell table:number-columns-repeated="255"/>
        </table:table-row>
        <table:table-row table:style-name="ro2">
          <table:table-cell table:formula="oooc:=CONCATENATE([Tables.C11]; &quot; &quot;; [Tables.D11]; &quot;, &quot; )" office:value-type="string" office:string-value="CountryMinY DOUBLE, ">
            <text:p>CountryMinY DOUBLE, </text:p>
          </table:table-cell>
          <table:table-cell table:number-columns-repeated="255"/>
        </table:table-row>
        <table:table-row table:style-name="ro2">
          <table:table-cell table:formula="oooc:=CONCATENATE([Tables.C12]; &quot; &quot;; [Tables.D12]; &quot;, &quot; )" office:value-type="string" office:string-value="CountryMaxX DOUBLE, ">
            <text:p>CountryMaxX DOUBLE, </text:p>
          </table:table-cell>
          <table:table-cell table:number-columns-repeated="255"/>
        </table:table-row>
        <table:table-row table:style-name="ro2">
          <table:table-cell table:formula="oooc:=CONCATENATE([Tables.C13]; &quot; &quot;; [Tables.D13]; &quot;, &quot; )" office:value-type="string" office:string-value="CountryMaxY DOUBLE, ">
            <text:p>CountryMaxY DOUBLE, </text:p>
          </table:table-cell>
          <table:table-cell table:number-columns-repeated="255"/>
        </table:table-row>
        <table:table-row table:style-name="ro2">
          <table:table-cell table:style-name="ce47" table:formula="oooc:=CONCATENATE([.$B$3]; &quot;('&quot;; [Tables.C6];&quot;')&quot;)" office:value-type="string" office:string-value="PRIMARY KEY('CountryIso')">
            <text:p>PRIMARY KEY('CountryIso')</text:p>
          </table:table-cell>
          <table:table-cell table:number-columns-repeated="255"/>
        </table:table-row>
        <table:table-row table:style-name="ro2">
          <table:table-cell table:style-name="ce47" table:formula="oooc:=[.$B$4]" office:value-type="string" office:string-value=");">
            <text:p>);</text:p>
          </table:table-cell>
          <table:table-cell table:number-columns-repeated="255"/>
        </table:table-row>
        <table:table-row table:style-name="ro3">
          <table:table-cell table:style-name="Default"/>
          <table:table-cell table:number-columns-repeated="255"/>
        </table:table-row>
        <table:table-row table:style-name="ro2">
          <table:table-cell table:style-name="ce47" table:formula="oooc:=CONCATENATE([.$B$1]; [Tables.C16]; &quot;;&quot;)" office:value-type="string" office:string-value="DROP TABLE IF EXISTS Language;">
            <text:p>DROP TABLE IF EXISTS Language;</text:p>
          </table:table-cell>
          <table:table-cell table:number-columns-repeated="255"/>
        </table:table-row>
        <table:table-row table:style-name="ro2">
          <table:table-cell table:style-name="ce48" table:formula="oooc:=CONCATENATE([.$B$2];&quot;'&quot;; [Tables.C16]; &quot;' ( &quot;)" office:value-type="string" office:string-value="CREATE TABLE 'Language' ( ">
            <text:p>CREATE TABLE 'Language' ( </text:p>
          </table:table-cell>
          <table:table-cell table:number-columns-repeated="255"/>
        </table:table-row>
        <table:table-row table:style-name="ro2">
          <table:table-cell table:formula="oooc:=CONCATENATE([Tables.C17]; &quot; &quot;; [Tables.D17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2">
          <table:table-cell table:formula="oooc:=CONCATENATE([Tables.C18]; &quot; &quot;; [Tables.D18]; &quot;, &quot;)" office:value-type="string" office:string-value="LangIsoName VARCHAR(50), ">
            <text:p>LangIsoName VARCHAR(50), </text:p>
          </table:table-cell>
          <table:table-cell table:number-columns-repeated="255"/>
        </table:table-row>
        <table:table-row table:style-name="ro2">
          <table:table-cell table:formula="oooc:=CONCATENATE([Tables.C19]; &quot; &quot;; [Tables.D19]; &quot;, &quot;)" office:value-type="string" office:string-value="LangLocalName VARCHAR(50), ">
            <text:p>LangLocalName VARCHAR(50), </text:p>
          </table:table-cell>
          <table:table-cell table:number-columns-repeated="255"/>
        </table:table-row>
        <table:table-row table:style-name="ro2">
          <table:table-cell table:formula="oooc:=CONCATENATE([Tables.C20]; &quot; &quot;; [Tables.D20]; &quot;, &quot;)" office:value-type="string" office:string-value="LangStatus INTEGER, ">
            <text:p>LangStatus INTEGER, </text:p>
          </table:table-cell>
          <table:table-cell table:number-columns-repeated="255"/>
        </table:table-row>
        <table:table-row table:style-name="ro2">
          <table:table-cell table:style-name="ce47" table:formula="oooc:=CONCATENATE([.$B$3]; &quot;('&quot;; [Tables.C17];&quot;')&quot;)" office:value-type="string" office:string-value="PRIMARY KEY('LangIsoCode')">
            <text:p>PRIMARY KEY('LangIsoCode')</text:p>
          </table:table-cell>
          <table:table-cell table:number-columns-repeated="255"/>
        </table:table-row>
        <table:table-row table:style-name="ro2">
          <table:table-cell table:style-name="ce47" table:formula="oooc:=[.$B$4]" office:value-type="string" office:string-value=");">
            <text:p>);</text:p>
          </table:table-cell>
          <table:table-cell table:number-columns-repeated="255"/>
        </table:table-row>
        <table:table-row table:style-name="ro3">
          <table:table-cell table:style-name="Default"/>
          <table:table-cell table:number-columns-repeated="255"/>
        </table:table-row>
        <table:table-row table:style-name="ro2">
          <table:table-cell table:style-name="ce47" table:formula="oooc:=CONCATENATE([.$B$1]; [Tables.C22]; &quot;;&quot;)" office:value-type="string" office:string-value="DROP TABLE IF EXISTS DI_Event;">
            <text:p>DROP TABLE IF EXISTS DI_Event;</text:p>
          </table:table-cell>
          <table:table-cell table:number-columns-repeated="255"/>
        </table:table-row>
        <table:table-row table:style-name="ro2">
          <table:table-cell table:style-name="ce48" table:formula="oooc:=CONCATENATE([.$B$2];&quot;'&quot;; [Tables.C22]; &quot;' ( &quot;)" office:value-type="string" office:string-value="CREATE TABLE 'DI_Event' ( ">
            <text:p>CREATE TABLE 'DI_Event' ( </text:p>
          </table:table-cell>
          <table:table-cell table:number-columns-repeated="255"/>
        </table:table-row>
        <table:table-row table:style-name="ro2">
          <table:table-cell table:formula="oooc:=CONCATENATE([Tables.C23]; &quot; &quot;; [Tables.D23]; &quot;, &quot;)" office:value-type="string" office:string-value="EventId VARCHAR(50) NOT NULL, ">
            <text:p>EventId VARCHAR(50) NOT NULL, </text:p>
          </table:table-cell>
          <table:table-cell table:number-columns-repeated="255"/>
        </table:table-row>
        <table:table-row table:style-name="ro2">
          <table:table-cell table:formula="oooc:=CONCATENATE([Tables.C24]; &quot; &quot;; [Tables.D24]; &quot;, &quot;)" office:value-type="string" office:string-value="LangIsoCode VARCHAR(3) NOT NULL, ">
            <text:p>LangIsoCode VARCHAR(3) NOT NULL, </text:p>
          </table:table-cell>
          <table:table-cell table:number-columns-repeated="255"/>
        </table:table-row>
        <table:table-row table:style-name="ro2">
          <table:table-cell table:formula="oooc:=CONCATENATE([Tables.C25]; &quot; &quot;; [Tables.D25]; &quot;, &quot;)" office:value-type="string" office:string-value="EventName VARCHAR(50), ">
            <text:p>EventName VARCHAR(50), </text:p>
          </table:table-cell>
          <table:table-cell table:number-columns-repeated="255"/>
        </table:table-row>
        <table:table-row table:style-name="ro2">
          <table:table-cell table:formula="oooc:=CONCATENATE([Tables.C26]; &quot; &quot;; [Tables.D26]; &quot;, &quot;)" office:value-type="string" office:string-value="EventDesc TEXT, ">
            <text:p>EventDesc TEXT, </text:p>
          </table:table-cell>
          <table:table-cell table:number-columns-repeated="255"/>
        </table:table-row>
        <table:table-row table:style-name="ro2">
          <table:table-cell table:formula="oooc:=CONCATENATE([Tables.C27]; &quot; &quot;; [Tables.D27]; &quot;, &quot;)" office:value-type="string" office:string-value="EventActive INTEGER, ">
            <text:p>EventActive INTEGER, </text:p>
          </table:table-cell>
          <table:table-cell table:number-columns-repeated="255"/>
        </table:table-row>
        <table:table-row table:style-name="ro2">
          <table:table-cell table:formula="oooc:=CONCATENATE([Tables.C28]; &quot; &quot;; [Tables.D28]; &quot;, &quot;)" office:value-type="string" office:string-value="EventRGBColor VARCHAR(10), ">
            <text:p>EventRGBColor VARCHAR(10), </text:p>
          </table:table-cell>
          <table:table-cell table:number-columns-repeated="255"/>
        </table:table-row>
        <table:table-row table:style-name="ro2">
          <table:table-cell table:formula="oooc:=CONCATENATE([Tables.C29]; &quot; &quot;; [Tables.D29]; &quot;, &quot;)" office:value-type="string" office:string-value="EventKeyWords TEXT, ">
            <text:p>EventKeyWords TEXT, </text:p>
          </table:table-cell>
          <table:table-cell table:number-columns-repeated="255"/>
        </table:table-row>
        <table:table-row table:style-name="ro2">
          <table:table-cell table:formula="oooc:=CONCATENATE([Tables.C30]; &quot; &quot;; [Tables.D30]; &quot;, &quot;)" office:value-type="string" office:string-value="EventCreationDate DATETIME, ">
            <text:p>EventCreationDate DATETIME, </text:p>
          </table:table-cell>
          <table:table-cell table:number-columns-repeated="255"/>
        </table:table-row>
        <table:table-row table:style-name="ro2">
          <table:table-cell table:formula="oooc:=CONCATENATE([Tables.C31]; &quot; &quot;; [Tables.D31]; &quot;, &quot;)" office:value-type="string" office:string-value="EventLastUpdate DATETIME, ">
            <text:p>EventLastUpdate DATETIME, </text:p>
          </table:table-cell>
          <table:table-cell table:number-columns-repeated="255"/>
        </table:table-row>
        <table:table-row table:style-name="ro2">
          <table:table-cell table:style-name="ce47" table:formula="oooc:=CONCATENATE([.$B$3]; &quot;('&quot;; [Tables.C23];&quot;','&quot;; [Tables.C24]; &quot;')&quot;)" office:value-type="string" office:string-value="PRIMARY KEY('EventId','LangIsoCode')">
            <text:p>PRIMARY KEY('EventId','LangIsoCode')</text:p>
          </table:table-cell>
          <table:table-cell table:number-columns-repeated="255"/>
        </table:table-row>
        <table:table-row table:style-name="ro2">
          <table:table-cell table:style-name="ce47" table:formula="oooc:=[.$B$4]" office:value-type="string" office:string-value=");">
            <text:p>);</text:p>
          </table:table-cell>
          <table:table-cell table:number-columns-repeated="255"/>
        </table:table-row>
        <table:table-row table:style-name="ro3">
          <table:table-cell table:style-name="Default"/>
          <table:table-cell table:number-columns-repeated="255"/>
        </table:table-row>
        <table:table-row table:style-name="ro2">
          <table:table-cell table:style-name="ce47" table:formula="oooc:=CONCATENATE([.$B$1]; [Tables.C33]; &quot;;&quot;)" office:value-type="string" office:string-value="DROP TABLE IF EXISTS DI_Cause;">
            <text:p>DROP TABLE IF EXISTS DI_Cause;</text:p>
          </table:table-cell>
          <table:table-cell table:number-columns-repeated="255"/>
        </table:table-row>
        <table:table-row table:style-name="ro2">
          <table:table-cell table:style-name="ce48" table:formula="oooc:=CONCATENATE([.$B$2];&quot;'&quot;; [Tables.C33]; &quot;' ( &quot;)" office:value-type="string" office:string-value="CREATE TABLE 'DI_Cause' ( ">
            <text:p>CREATE TABLE 'DI_Cause' ( </text:p>
          </table:table-cell>
          <table:table-cell table:number-columns-repeated="255"/>
        </table:table-row>
        <table:table-row table:style-name="ro2">
          <table:table-cell table:formula="oooc:=CONCATENATE([Tables.C34]; &quot; &quot;; [Tables.D34]; &quot;, &quot;)" office:value-type="string" office:string-value="CauseId VARCHAR(50) NOT NULL, ">
            <text:p>CauseId VARCHAR(50) NOT NULL, </text:p>
          </table:table-cell>
          <table:table-cell table:number-columns-repeated="255"/>
        </table:table-row>
        <table:table-row table:style-name="ro2">
          <table:table-cell table:formula="oooc:=CONCATENATE([Tables.C35]; &quot; &quot;; [Tables.D35]; &quot;, &quot;)" office:value-type="string" office:string-value="LangIsoCode VARCHAR(3) NOT NULL, ">
            <text:p>LangIsoCode VARCHAR(3) NOT NULL, </text:p>
          </table:table-cell>
          <table:table-cell table:number-columns-repeated="255"/>
        </table:table-row>
        <table:table-row table:style-name="ro2">
          <table:table-cell table:formula="oooc:=CONCATENATE([Tables.C36]; &quot; &quot;; [Tables.D36]; &quot;, &quot;)" office:value-type="string" office:string-value="CauseName VARCHAR(50), ">
            <text:p>CauseName VARCHAR(50), </text:p>
          </table:table-cell>
          <table:table-cell table:number-columns-repeated="255"/>
        </table:table-row>
        <table:table-row table:style-name="ro2">
          <table:table-cell table:formula="oooc:=CONCATENATE([Tables.C37]; &quot; &quot;; [Tables.D37]; &quot;, &quot;)" office:value-type="string" office:string-value="CauseDesc TEXT, ">
            <text:p>CauseDesc TEXT, </text:p>
          </table:table-cell>
          <table:table-cell table:number-columns-repeated="255"/>
        </table:table-row>
        <table:table-row table:style-name="ro2">
          <table:table-cell table:formula="oooc:=CONCATENATE([Tables.C38]; &quot; &quot;; [Tables.D38]; &quot;, &quot;)" office:value-type="string" office:string-value="CauseActive INTEGER, ">
            <text:p>CauseActive INTEGER, </text:p>
          </table:table-cell>
          <table:table-cell table:number-columns-repeated="255"/>
        </table:table-row>
        <table:table-row table:style-name="ro2">
          <table:table-cell table:formula="oooc:=CONCATENATE([Tables.C39]; &quot; &quot;; [Tables.D39]; &quot;, &quot;)" office:value-type="string" office:string-value="CauseRGBColor VARCHAR(10), ">
            <text:p>CauseRGBColor VARCHAR(10), </text:p>
          </table:table-cell>
          <table:table-cell table:number-columns-repeated="255"/>
        </table:table-row>
        <table:table-row table:style-name="ro2">
          <table:table-cell table:formula="oooc:=CONCATENATE([Tables.C40]; &quot; &quot;; [Tables.D40]; &quot;, &quot;)" office:value-type="string" office:string-value="CauseKeyWords TEXT, ">
            <text:p>CauseKeyWords TEXT, </text:p>
          </table:table-cell>
          <table:table-cell table:number-columns-repeated="255"/>
        </table:table-row>
        <table:table-row table:style-name="ro2">
          <table:table-cell table:formula="oooc:=CONCATENATE([Tables.C41]; &quot; &quot;; [Tables.D41]; &quot;, &quot;)" office:value-type="string" office:string-value="CauseCreationDate DATETIME, ">
            <text:p>CauseCreationDate DATETIME, </text:p>
          </table:table-cell>
          <table:table-cell table:number-columns-repeated="255"/>
        </table:table-row>
        <table:table-row table:style-name="ro2">
          <table:table-cell table:formula="oooc:=CONCATENATE([Tables.C42]; &quot; &quot;; [Tables.D42]; &quot;, &quot;)" office:value-type="string" office:string-value="CauseLastUpdate DATETIME, ">
            <text:p>CauseLastUpdate DATETIME, </text:p>
          </table:table-cell>
          <table:table-cell table:number-columns-repeated="255"/>
        </table:table-row>
        <table:table-row table:style-name="ro2">
          <table:table-cell table:style-name="ce47" table:formula="oooc:=CONCATENATE([.$B$3]; &quot;('&quot;; [Tables.C34];&quot;','&quot;; [Tables.C35]; &quot;')&quot;)" office:value-type="string" office:string-value="PRIMARY KEY('CauseId','LangIsoCode')">
            <text:p>PRIMARY KEY('CauseId','LangIsoCode')</text:p>
          </table:table-cell>
          <table:table-cell table:number-columns-repeated="255"/>
        </table:table-row>
        <table:table-row table:style-name="ro2">
          <table:table-cell table:style-name="ce47" table:formula="oooc:=[.$B$4]" office:value-type="string" office:string-value=");">
            <text:p>);</text:p>
          </table:table-cell>
          <table:table-cell table:number-columns-repeated="255"/>
        </table:table-row>
        <table:table-row table:style-name="ro3">
          <table:table-cell table:style-name="Default"/>
          <table:table-cell table:number-columns-repeated="255"/>
        </table:table-row>
        <table:table-row table:style-name="ro2">
          <table:table-cell table:style-name="ce47" table:formula="oooc:=CONCATENATE([.$B$1]; [Tables.C44]; &quot;;&quot;)" office:value-type="string" office:string-value="DROP TABLE IF EXISTS Dictionary;">
            <text:p>DROP TABLE IF EXISTS Dictionary;</text:p>
          </table:table-cell>
          <table:table-cell table:number-columns-repeated="255"/>
        </table:table-row>
        <table:table-row table:style-name="ro2">
          <table:table-cell table:style-name="ce48" table:formula="oooc:=CONCATENATE([.$B$2];&quot;'&quot;; [Tables.C44]; &quot;' ( &quot;)" office:value-type="string" office:string-value="CREATE TABLE 'Dictionary' ( ">
            <text:p>CREATE TABLE 'Dictionary' ( </text:p>
          </table:table-cell>
          <table:table-cell table:number-columns-repeated="255"/>
        </table:table-row>
        <table:table-row table:style-name="ro2">
          <table:table-cell table:formula="oooc:=CONCATENATE([Tables.C45]; &quot; &quot;; [Tables.D45]; &quot;, &quot;)" office:value-type="string" office:string-value="DictLabelId INTEGER, ">
            <text:p>DictLabelId INTEGER, </text:p>
          </table:table-cell>
          <table:table-cell table:number-columns-repeated="255"/>
        </table:table-row>
        <table:table-row table:style-name="ro2">
          <table:table-cell table:formula="oooc:=CONCATENATE([Tables.C46]; &quot; &quot;; [Tables.D46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2">
          <table:table-cell table:formula="oooc:=CONCATENATE([Tables.C47]; &quot; &quot;; [Tables.D47]; &quot;, &quot;)" office:value-type="string" office:string-value="DictTranslation VARCHAR(30), ">
            <text:p>DictTranslation VARCHAR(30), </text:p>
          </table:table-cell>
          <table:table-cell table:number-columns-repeated="255"/>
        </table:table-row>
        <table:table-row table:style-name="ro2">
          <table:table-cell table:formula="oooc:=CONCATENATE([Tables.C48]; &quot; &quot;; [Tables.D48]; &quot;, &quot;)" office:value-type="string" office:string-value="DictTechHelp VARCHAR(50), ">
            <text:p>DictTechHelp VARCHAR(50), </text:p>
          </table:table-cell>
          <table:table-cell table:number-columns-repeated="255"/>
        </table:table-row>
        <table:table-row table:style-name="ro2">
          <table:table-cell table:formula="oooc:=CONCATENATE([Tables.C49]; &quot; &quot;; [Tables.D49]; &quot;, &quot;)" office:value-type="string" office:string-value="DictBasDesc TEXT, ">
            <text:p>DictBasDesc TEXT, </text:p>
          </table:table-cell>
          <table:table-cell table:number-columns-repeated="255"/>
        </table:table-row>
        <table:table-row table:style-name="ro2">
          <table:table-cell table:formula="oooc:=CONCATENATE([Tables.C50]; &quot; &quot;; [Tables.D50]; &quot;, &quot;)" office:value-type="string" office:string-value="DictFullDesc TEXT, ">
            <text:p>DictFullDesc TEXT, </text:p>
          </table:table-cell>
          <table:table-cell table:number-columns-repeated="255"/>
        </table:table-row>
        <table:table-row table:style-name="ro2">
          <table:table-cell table:style-name="ce47" table:formula="oooc:=CONCATENATE([.$B$3]; &quot;('&quot;; [Tables.C45];&quot;','&quot;; [Tables.C46]; &quot;')&quot;)" office:value-type="string" office:string-value="PRIMARY KEY('DictLabelId','LangIsoCode')">
            <text:p>PRIMARY KEY('DictLabelId','LangIsoCode')</text:p>
          </table:table-cell>
          <table:table-cell table:number-columns-repeated="255"/>
        </table:table-row>
        <table:table-row table:style-name="ro2">
          <table:table-cell table:style-name="ce47" table:formula="oooc:=[.$B$4]" office:value-type="string" office:string-value=");">
            <text:p>);</text:p>
          </table:table-cell>
          <table:table-cell table:number-columns-repeated="255"/>
        </table:table-row>
        <table:table-row table:style-name="ro3">
          <table:table-cell table:style-name="Default"/>
          <table:table-cell table:number-columns-repeated="255"/>
        </table:table-row>
        <table:table-row table:style-name="ro2">
          <table:table-cell table:style-name="ce47" table:formula="oooc:=CONCATENATE([.$B$1]; [Tables.C52]; &quot;;&quot;)" office:value-type="string" office:string-value="DROP TABLE IF EXISTS LabelGroup;">
            <text:p>DROP TABLE IF EXISTS LabelGroup;</text:p>
          </table:table-cell>
          <table:table-cell table:number-columns-repeated="255"/>
        </table:table-row>
        <table:table-row table:style-name="ro2">
          <table:table-cell table:style-name="ce48" table:formula="oooc:=CONCATENATE([.$B$2];&quot;'&quot;; [Tables.C52]; &quot;' ( &quot;)" office:value-type="string" office:string-value="CREATE TABLE 'LabelGroup' ( ">
            <text:p>CREATE TABLE 'LabelGroup' ( </text:p>
          </table:table-cell>
          <table:table-cell table:number-columns-repeated="255"/>
        </table:table-row>
        <table:table-row table:style-name="ro2">
          <table:table-cell table:formula="oooc:=CONCATENATE([Tables.C53]; &quot; &quot;; [Tables.D53]; &quot;, &quot;)" office:value-type="string" office:string-value="DictLabelId INTEGER, ">
            <text:p>DictLabelId INTEGER, </text:p>
          </table:table-cell>
          <table:table-cell table:number-columns-repeated="255"/>
        </table:table-row>
        <table:table-row table:style-name="ro2">
          <table:table-cell table:formula="oooc:=CONCATENATE([Tables.C54]; &quot; &quot;; [Tables.D54]; &quot;, &quot;)" office:value-type="string" office:string-value="LGName VARCHAR(50), ">
            <text:p>LGName VARCHAR(50), </text:p>
          </table:table-cell>
          <table:table-cell table:number-columns-repeated="255"/>
        </table:table-row>
        <table:table-row table:style-name="ro2">
          <table:table-cell table:formula="oooc:=CONCATENATE([Tables.C55]; &quot; &quot;; [Tables.D55]; &quot;, &quot;)" office:value-type="string" office:string-value="LabelName VARCHAR(30), ">
            <text:p>LabelName VARCHAR(30), </text:p>
          </table:table-cell>
          <table:table-cell table:number-columns-repeated="255"/>
        </table:table-row>
        <table:table-row table:style-name="ro2">
          <table:table-cell table:formula="oooc:=CONCATENATE([Tables.C56]; &quot; &quot;; [Tables.D56]; &quot;, &quot;)" office:value-type="string" office:string-value="LGOrder INTEGER, ">
            <text:p>LGOrder INTEGER, </text:p>
          </table:table-cell>
          <table:table-cell table:number-columns-repeated="255"/>
        </table:table-row>
        <table:table-row table:style-name="ro2">
          <table:table-cell table:style-name="ce47" table:formula="oooc:=CONCATENATE([.$B$3]; &quot;('&quot;; [Tables.C53];&quot;')&quot;)" office:value-type="string" office:string-value="PRIMARY KEY('DictLabelId')">
            <text:p>PRIMARY KEY('DictLabelId')</text:p>
          </table:table-cell>
          <table:table-cell table:number-columns-repeated="255"/>
        </table:table-row>
        <table:table-row table:style-name="ro2">
          <table:table-cell table:style-name="ce47" table:formula="oooc:=[.$B$4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49" office:value-type="string">
            <text:p>/* Set initial values */</text:p>
          </table:table-cell>
          <table:table-cell table:number-columns-repeated="255"/>
        </table:table-row>
        <table:table-row table:style-name="ro2">
          <table:table-cell table:style-name="ce50" office:value-type="string">
            <text:p>insert into Language values ('spa', 'Spanish', 'Español', 1);</text:p>
          </table:table-cell>
          <table:table-cell table:number-columns-repeated="255"/>
        </table:table-row>
        <table:table-row table:style-name="ro2">
          <table:table-cell table:style-name="ce50" office:value-type="string">
            <text:p>insert into Language values ('eng', 'English', 'English', 1);</text:p>
          </table:table-cell>
          <table:table-cell table:number-columns-repeated="255"/>
        </table:table-row>
        <table:table-row table:style-name="ro2">
          <table:table-cell table:style-name="ce50" office:value-type="string">
            <text:p>insert into Language values ('fre', 'French', 'Français', 1);</text:p>
          </table:table-cell>
          <table:table-cell table:number-columns-repeated="255"/>
        </table:table-row>
        <table:table-row table:style-name="ro2">
          <table:table-cell table:style-name="ce50" office:value-type="string">
            <text:p>insert into Language values ('por', 'Portuguese', 'Portugais', 1);</text:p>
          </table:table-cell>
          <table:table-cell table:number-columns-repeated="255"/>
        </table:table-row>
        <table:table-row table:style-name="ro2" table:number-rows-repeated="2">
          <table:table-cell table:number-columns-repeated="256"/>
        </table:table-row>
        <table:table-row table:style-name="ro3" table:number-rows-repeated="3">
          <table:table-cell table:style-name="Default"/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3" table:number-rows-repeated="417">
          <table:table-cell table:style-name="Default"/>
          <table:table-cell table:number-columns-repeated="255"/>
        </table:table-row>
        <table:table-row table:style-name="ro2" table:number-rows-repeated="65033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CORE" table:style-name="ta1" table:print="false">
        <table:table-column table:style-name="co28" table:default-cell-style-name="ce46"/>
        <table:table-column table:style-name="co27" table:default-cell-style-name="Default"/>
        <table:table-column table:style-name="co25" table:default-cell-style-name="Default"/>
        <table:table-column table:style-name="co25" table:number-columns-repeated="253" table:default-cell-style-name="ce46"/>
        <table:table-row table:style-name="ro3">
          <table:table-cell table:style-name="ce44" table:formula="oooc:=CONCATENATE(&quot;/* &quot;; [Tables.I2]; &quot; - &quot;; [Tables.H2])" office:value-type="string" office:string-value="/* CORE.DB - DesInventar8.2">
            <text:p>/* CORE.DB - DesInventar8.2</text:p>
          </table:table-cell>
          <table:table-cell table:number-columns-repeated="255"/>
        </table:table-row>
        <table:table-row table:style-name="ro3">
          <table:table-cell table:style-name="ce45" table:formula="oooc:=[Tables.D3]" office:value-type="date" office:date-value="2009-02-23">
            <text:p>2009-02-23</text:p>
          </table:table-cell>
          <table:table-cell table:number-columns-repeated="255"/>
        </table:table-row>
        <table:table-row table:style-name="ro3">
          <table:table-cell office:value-type="string">
            <text:p>*/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47" table:formula="oooc:=CONCATENATE([BASE.$B$1]; [Tables.H5]; &quot;;&quot;)" office:value-type="string" office:string-value="DROP TABLE IF EXISTS Region;">
            <text:p>DROP TABLE IF EXISTS Region;</text:p>
          </table:table-cell>
          <table:table-cell table:number-columns-repeated="255"/>
        </table:table-row>
        <table:table-row table:style-name="ro3">
          <table:table-cell table:style-name="ce48" table:formula="oooc:=CONCATENATE([BASE.$B$2]; &quot;'&quot;; [Tables.H5]; &quot;' ( &quot;)" office:value-type="string" office:string-value="CREATE TABLE 'Region' ( ">
            <text:p>CREATE TABLE 'Region' ( </text:p>
          </table:table-cell>
          <table:table-cell table:number-columns-repeated="255"/>
        </table:table-row>
        <table:table-row table:style-name="ro3">
          <table:table-cell table:formula="oooc:=CONCATENATE([Tables.H6]; &quot; &quot;; [Tables.I6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3">
          <table:table-cell table:formula="oooc:=CONCATENATE([Tables.H7]; &quot; &quot;; [Tables.I7]; &quot;, &quot;)" office:value-type="string" office:string-value="RegionLabel VARCHAR(200) NOT NULL, ">
            <text:p>RegionLabel VARCHAR(200) NOT NULL, </text:p>
          </table:table-cell>
          <table:table-cell table:number-columns-repeated="255"/>
        </table:table-row>
        <table:table-row table:style-name="ro3">
          <table:table-cell table:formula="oooc:=CONCATENATE([Tables.H8]; &quot; &quot;; [Tables.I8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3">
          <table:table-cell table:formula="oooc:=CONCATENATE([Tables.H9]; &quot; &quot;; [Tables.I9]; &quot;, &quot;)" office:value-type="string" office:string-value="CountryIso VARCHAR(3), ">
            <text:p>CountryIso VARCHAR(3), </text:p>
          </table:table-cell>
          <table:table-cell table:number-columns-repeated="255"/>
        </table:table-row>
        <table:table-row table:style-name="ro3">
          <table:table-cell table:formula="oooc:=CONCATENATE([Tables.H10]; &quot; &quot;; [Tables.I10]; &quot;, &quot;)" office:value-type="string" office:string-value="RegionOrder INTEGER, ">
            <text:p>RegionOrder INTEGER, </text:p>
          </table:table-cell>
          <table:table-cell table:number-columns-repeated="255"/>
        </table:table-row>
        <table:table-row table:style-name="ro3">
          <table:table-cell table:formula="oooc:=CONCATENATE([Tables.H11]; &quot; &quot;; [Tables.I11]; &quot;, &quot;)" office:value-type="string" office:string-value="RegionStatus INTEGER, ">
            <text:p>RegionStatus INTEGER, </text:p>
          </table:table-cell>
          <table:table-cell table:number-columns-repeated="255"/>
        </table:table-row>
        <table:table-row table:style-name="ro3">
          <table:table-cell table:formula="oooc:=CONCATENATE([Tables.H12]; &quot; &quot;; [Tables.I12]; &quot;, &quot;)" office:value-type="string" office:string-value="RegionLastUpdate DATETIME, ">
            <text:p>RegionLastUpdate DATETIME, </text:p>
          </table:table-cell>
          <table:table-cell table:number-columns-repeated="255"/>
        </table:table-row>
        <table:table-row table:style-name="ro3">
          <table:table-cell table:formula="oooc:=CONCATENATE([Tables.H13]; &quot; &quot;; [Tables.I13]; &quot;, &quot;)" office:value-type="string" office:string-value="IsCRegion INTEGER, ">
            <text:p>IsCRegion INTEGER, </text:p>
          </table:table-cell>
          <table:table-cell table:number-columns-repeated="255"/>
        </table:table-row>
        <table:table-row table:style-name="ro3">
          <table:table-cell table:formula="oooc:=CONCATENATE([Tables.H14]; &quot; &quot;; [Tables.I14]; &quot;, &quot;)" office:value-type="string" office:string-value="IsVRegion INTEGER, ">
            <text:p>IsVRegion INTEGER, </text:p>
          </table:table-cell>
          <table:table-cell table:number-columns-repeated="255"/>
        </table:table-row>
        <table:table-row table:style-name="ro3">
          <table:table-cell table:style-name="ce47" table:formula="oooc:=CONCATENATE([BASE.$B$3]; &quot;('&quot;; [Tables.H6];&quot;')&quot;)" office:value-type="string" office:string-value="PRIMARY KEY('RegionId')">
            <text:p>PRIMARY KEY('RegionId')</text:p>
          </table:table-cell>
          <table:table-cell table:number-columns-repeated="255"/>
        </table:table-row>
        <table:table-row table:style-name="ro3">
          <table:table-cell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3">
          <table:table-cell table:style-name="Default"/>
          <table:table-cell table:number-columns-repeated="255"/>
        </table:table-row>
        <table:table-row table:style-name="ro3">
          <table:table-cell table:style-name="ce47" table:formula="oooc:=CONCATENATE([BASE.$B$1]; [Tables.H17]; &quot;;&quot;)" office:value-type="string" office:string-value="DROP TABLE IF EXISTS CVRegionItem;">
            <text:p>DROP TABLE IF EXISTS CVRegionItem;</text:p>
          </table:table-cell>
          <table:table-cell table:number-columns-repeated="255"/>
        </table:table-row>
        <table:table-row table:style-name="ro3">
          <table:table-cell table:style-name="ce48" table:formula="oooc:=CONCATENATE([BASE.$B$2]; &quot;'&quot;; [Tables.H17]; &quot;' ( &quot;)" office:value-type="string" office:string-value="CREATE TABLE 'CVRegionItem' ( ">
            <text:p>CREATE TABLE 'CVRegionItem' ( </text:p>
          </table:table-cell>
          <table:table-cell table:number-columns-repeated="255"/>
        </table:table-row>
        <table:table-row table:style-name="ro3">
          <table:table-cell table:formula="oooc:=CONCATENATE([Tables.H18]; &quot; &quot;; [Tables.I18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3">
          <table:table-cell table:formula="oooc:=CONCATENATE([Tables.H19]; &quot; &quot;; [Tables.I19]; &quot;, &quot;)" office:value-type="string" office:string-value="RegionItem VARCHAR(50), ">
            <text:p>RegionItem VARCHAR(50), </text:p>
          </table:table-cell>
          <table:table-cell table:number-columns-repeated="255"/>
        </table:table-row>
        <table:table-row table:style-name="ro3">
          <table:table-cell table:formula="oooc:=CONCATENATE([Tables.H20]; &quot; &quot;; [Tables.I20]; &quot;, &quot;)" office:value-type="string" office:string-value="RegionQuery VARCHAR(50), ">
            <text:p>RegionQuery VARCHAR(50), </text:p>
          </table:table-cell>
          <table:table-cell table:number-columns-repeated="255"/>
        </table:table-row>
        <table:table-row table:style-name="ro3">
          <table:table-cell table:style-name="ce47" table:formula="oooc:=CONCATENATE([BASE.$B$3]; &quot;('&quot;; [Tables.H18];&quot;','&quot;; [Tables.H19]; &quot;')&quot;)" office:value-type="string" office:string-value="PRIMARY KEY('RegionId','RegionItem')">
            <text:p>PRIMARY KEY('RegionId','RegionItem')</text:p>
          </table:table-cell>
          <table:table-cell table:number-columns-repeated="255"/>
        </table:table-row>
        <table:table-row table:style-name="ro3">
          <table:table-cell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3">
          <table:table-cell table:style-name="Default"/>
          <table:table-cell table:number-columns-repeated="255"/>
        </table:table-row>
        <table:table-row table:style-name="ro3">
          <table:table-cell table:style-name="ce47" table:formula="oooc:=CONCATENATE([BASE.$B$1]; [Tables.H22]; &quot;;&quot;)" office:value-type="string" office:string-value="DROP TABLE IF EXISTS RegionAuth;">
            <text:p>DROP TABLE IF EXISTS RegionAuth;</text:p>
          </table:table-cell>
          <table:table-cell table:number-columns-repeated="255"/>
        </table:table-row>
        <table:table-row table:style-name="ro3">
          <table:table-cell table:style-name="ce48" table:formula="oooc:=CONCATENATE([BASE.$B$2]; &quot;'&quot;;[Tables.H22]; &quot;' ( &quot;)" office:value-type="string" office:string-value="CREATE TABLE 'RegionAuth' ( ">
            <text:p>CREATE TABLE 'RegionAuth' ( </text:p>
          </table:table-cell>
          <table:table-cell table:number-columns-repeated="255"/>
        </table:table-row>
        <table:table-row table:style-name="ro3">
          <table:table-cell table:formula="oooc:=CONCATENATE([Tables.H23]; &quot; &quot;; [Tables.I23]; &quot;, &quot;)" office:value-type="string" office:string-value="UserName VARCHAR(20) NOT NULL, ">
            <text:p>UserName VARCHAR(20) NOT NULL, </text:p>
          </table:table-cell>
          <table:table-cell table:number-columns-repeated="255"/>
        </table:table-row>
        <table:table-row table:style-name="ro3">
          <table:table-cell table:formula="oooc:=CONCATENATE([Tables.H24]; &quot; &quot;; [Tables.I24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3">
          <table:table-cell table:formula="oooc:=CONCATENATE([Tables.H25]; &quot; &quot;; [Tables.I25]; &quot;, &quot;)" office:value-type="string" office:string-value="AuthKey VARCHAR(50), ">
            <text:p>AuthKey VARCHAR(50), </text:p>
          </table:table-cell>
          <table:table-cell table:number-columns-repeated="255"/>
        </table:table-row>
        <table:table-row table:style-name="ro3">
          <table:table-cell table:formula="oooc:=CONCATENATE([Tables.H26]; &quot; &quot;; [Tables.I26]; &quot;, &quot;)" office:value-type="string" office:string-value="AuthValue INTEGER, ">
            <text:p>AuthValue INTEGER, </text:p>
          </table:table-cell>
          <table:table-cell table:number-columns-repeated="255"/>
        </table:table-row>
        <table:table-row table:style-name="ro3">
          <table:table-cell table:formula="oooc:=CONCATENATE([Tables.H27]; &quot; &quot;; [Tables.I27]; &quot;, &quot;)" office:value-type="string" office:string-value="AuthAuxValue VARCHAR(1024), ">
            <text:p>AuthAuxValue VARCHAR(1024), </text:p>
          </table:table-cell>
          <table:table-cell table:number-columns-repeated="255"/>
        </table:table-row>
        <table:table-row table:style-name="ro3">
          <table:table-cell table:style-name="ce47" table:formula="oooc:=CONCATENATE([BASE.$B$3]; &quot;('&quot;; [Tables.H23];&quot;','&quot;; [Tables.H24];&quot;','&quot;; [Tables.H25]; &quot;')&quot;)" office:value-type="string" office:string-value="PRIMARY KEY('UserName','RegionId','AuthKey')">
            <text:p>PRIMARY KEY('UserName','RegionId','AuthKey')</text:p>
          </table:table-cell>
          <table:table-cell table:number-columns-repeated="255"/>
        </table:table-row>
        <table:table-row table:style-name="ro3">
          <table:table-cell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3">
          <table:table-cell table:style-name="Default"/>
          <table:table-cell table:number-columns-repeated="255"/>
        </table:table-row>
        <table:table-row table:style-name="ro3">
          <table:table-cell table:style-name="ce47" table:formula="oooc:=CONCATENATE([BASE.$B$1]; [Tables.H29]; &quot;;&quot;)" office:value-type="string" office:string-value="DROP TABLE IF EXISTS Queries;">
            <text:p>DROP TABLE IF EXISTS Queries;</text:p>
          </table:table-cell>
          <table:table-cell table:number-columns-repeated="255"/>
        </table:table-row>
        <table:table-row table:style-name="ro3">
          <table:table-cell table:style-name="ce48" table:formula="oooc:=CONCATENATE([BASE.$B$2]; &quot;'&quot;; [Tables.H29]; &quot;' ( &quot;)" office:value-type="string" office:string-value="CREATE TABLE 'Queries' ( ">
            <text:p>CREATE TABLE 'Queries' ( </text:p>
          </table:table-cell>
          <table:table-cell table:number-columns-repeated="255"/>
        </table:table-row>
        <table:table-row table:style-name="ro3">
          <table:table-cell table:formula="oooc:=CONCATENATE([Tables.H30]; &quot; &quot;; [Tables.I30]; &quot;, &quot;)" office:value-type="string" office:string-value="QueryId VARCHAR(50), ">
            <text:p>QueryId VARCHAR(50), </text:p>
          </table:table-cell>
          <table:table-cell table:number-columns-repeated="255"/>
        </table:table-row>
        <table:table-row table:style-name="ro3">
          <table:table-cell table:formula="oooc:=CONCATENATE([Tables.H31]; &quot; &quot;; [Tables.I31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3">
          <table:table-cell table:formula="oooc:=CONCATENATE([Tables.H32]; &quot; &quot;; [Tables.I32]; &quot;, &quot;)" office:value-type="string" office:string-value="QueryStatus VARCHAR(10), ">
            <text:p>QueryStatus VARCHAR(10), </text:p>
          </table:table-cell>
          <table:table-cell table:number-columns-repeated="255"/>
        </table:table-row>
        <table:table-row table:style-name="ro3">
          <table:table-cell table:formula="oooc:=CONCATENATE([Tables.H33]; &quot; &quot;; [Tables.I33]; &quot;, &quot;)" office:value-type="string" office:string-value="UserName VARCHAR(20), ">
            <text:p>UserName VARCHAR(20), </text:p>
          </table:table-cell>
          <table:table-cell table:number-columns-repeated="255"/>
        </table:table-row>
        <table:table-row table:style-name="ro3">
          <table:table-cell table:formula="oooc:=CONCATENATE([Tables.H34]; &quot; &quot;; [Tables.I34]; &quot;, &quot;)" office:value-type="string" office:string-value="QueryDate DATETIME, ">
            <text:p>QueryDate DATETIME, </text:p>
          </table:table-cell>
          <table:table-cell table:number-columns-repeated="255"/>
        </table:table-row>
        <table:table-row table:style-name="ro3">
          <table:table-cell table:formula="oooc:=CONCATENATE([Tables.H35]; &quot; &quot;; [Tables.I35]; &quot;, &quot;)" office:value-type="string" office:string-value="QueryName VARCHAR(100), ">
            <text:p>QueryName VARCHAR(100), </text:p>
          </table:table-cell>
          <table:table-cell table:number-columns-repeated="255"/>
        </table:table-row>
        <table:table-row table:style-name="ro3">
          <table:table-cell table:formula="oooc:=CONCATENATE([Tables.H36]; &quot; &quot;; [Tables.I36]; &quot;, &quot;)" office:value-type="string" office:string-value="QueryContent TEXT, ">
            <text:p>QueryContent TEXT, </text:p>
          </table:table-cell>
          <table:table-cell table:number-columns-repeated="255"/>
        </table:table-row>
        <table:table-row table:style-name="ro3">
          <table:table-cell table:style-name="ce47" table:formula="oooc:=CONCATENATE([BASE.$B$3]; &quot;('&quot;; [Tables.H30];&quot;')&quot;)" office:value-type="string" office:string-value="PRIMARY KEY('QueryId')">
            <text:p>PRIMARY KEY('QueryId')</text:p>
          </table:table-cell>
          <table:table-cell table:number-columns-repeated="255"/>
        </table:table-row>
        <table:table-row table:style-name="ro3">
          <table:table-cell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3">
          <table:table-cell table:style-name="Default"/>
          <table:table-cell table:number-columns-repeated="255"/>
        </table:table-row>
        <table:table-row table:style-name="ro3">
          <table:table-cell table:style-name="ce47" table:formula="oooc:=CONCATENATE([BASE.$B$1]; [Tables.H38]; &quot;;&quot;)" office:value-type="string" office:string-value="DROP TABLE IF EXISTS User;">
            <text:p>DROP TABLE IF EXISTS User;</text:p>
          </table:table-cell>
          <table:table-cell table:number-columns-repeated="255"/>
        </table:table-row>
        <table:table-row table:style-name="ro3">
          <table:table-cell table:style-name="ce48" table:formula="oooc:=CONCATENATE([BASE.$B$2]; &quot;'&quot;; [Tables.H38]; &quot;' ( &quot;)" office:value-type="string" office:string-value="CREATE TABLE 'User' ( ">
            <text:p>CREATE TABLE 'User' ( </text:p>
          </table:table-cell>
          <table:table-cell table:number-columns-repeated="255"/>
        </table:table-row>
        <table:table-row table:style-name="ro3">
          <table:table-cell table:formula="oooc:=CONCATENATE([Tables.H39]; &quot; &quot;; [Tables.I39]; &quot;, &quot;)" office:value-type="string" office:string-value="UserName VARCHAR(20) NOT NULL, ">
            <text:p>UserName VARCHAR(20) NOT NULL, </text:p>
          </table:table-cell>
          <table:table-cell table:number-columns-repeated="255"/>
        </table:table-row>
        <table:table-row table:style-name="ro3">
          <table:table-cell table:formula="oooc:=CONCATENATE([Tables.H40]; &quot; &quot;; [Tables.I40]; &quot;, &quot;)" office:value-type="string" office:string-value="UserEMail VARCHAR(100) NOT NULL, ">
            <text:p>UserEMail VARCHAR(100) NOT NULL, </text:p>
          </table:table-cell>
          <table:table-cell table:number-columns-repeated="255"/>
        </table:table-row>
        <table:table-row table:style-name="ro3">
          <table:table-cell table:formula="oooc:=CONCATENATE([Tables.H41]; &quot; &quot;; [Tables.I41]; &quot;, &quot;)" office:value-type="string" office:string-value="UserPasswd VARCHAR(100) NOT NULL, ">
            <text:p>UserPasswd VARCHAR(100) NOT NULL, </text:p>
          </table:table-cell>
          <table:table-cell table:number-columns-repeated="255"/>
        </table:table-row>
        <table:table-row table:style-name="ro3">
          <table:table-cell table:formula="oooc:=CONCATENATE([Tables.H42]; &quot; &quot;; [Tables.I42]; &quot;, &quot;)" office:value-type="string" office:string-value="UserFullName VARCHAR(100) NOT NULL, ">
            <text:p>UserFullName VARCHAR(100) NOT NULL, </text:p>
          </table:table-cell>
          <table:table-cell table:number-columns-repeated="255"/>
        </table:table-row>
        <table:table-row table:style-name="ro3">
          <table:table-cell table:formula="oooc:=CONCATENATE([Tables.H43]; &quot; &quot;; [Tables.I43]; &quot;, &quot;)" office:value-type="string" office:string-value="Organization VARCHAR(100), ">
            <text:p>Organization VARCHAR(100), </text:p>
          </table:table-cell>
          <table:table-cell table:number-columns-repeated="255"/>
        </table:table-row>
        <table:table-row table:style-name="ro3">
          <table:table-cell table:formula="oooc:=CONCATENATE([Tables.H44]; &quot; &quot;; [Tables.I44]; &quot;, &quot;)" office:value-type="string" office:string-value="CountryIso VARCHAR(3), ">
            <text:p>CountryIso VARCHAR(3), </text:p>
          </table:table-cell>
          <table:table-cell table:number-columns-repeated="255"/>
        </table:table-row>
        <table:table-row table:style-name="ro3">
          <table:table-cell table:formula="oooc:=CONCATENATE([Tables.H45]; &quot; &quot;; [Tables.I45]; &quot;, &quot;)" office:value-type="string" office:string-value="UserCity VARCHAR(50), ">
            <text:p>UserCity VARCHAR(50), </text:p>
          </table:table-cell>
          <table:table-cell table:number-columns-repeated="255"/>
        </table:table-row>
        <table:table-row table:style-name="ro3">
          <table:table-cell table:formula="oooc:=CONCATENATE([Tables.H46]; &quot; &quot;; [Tables.I46]; &quot;, &quot;)" office:value-type="string" office:string-value="UserCreationDate  DATETIME, ">
            <text:p>UserCreationDate <text:s/>DATETIME, </text:p>
          </table:table-cell>
          <table:table-cell table:number-columns-repeated="255"/>
        </table:table-row>
        <table:table-row table:style-name="ro3">
          <table:table-cell table:formula="oooc:=CONCATENATE([Tables.H47]; &quot; &quot;; [Tables.I47]; &quot;, &quot;)" office:value-type="string" office:string-value="UserNotes TEXT, ">
            <text:p>UserNotes TEXT, </text:p>
          </table:table-cell>
          <table:table-cell table:number-columns-repeated="255"/>
        </table:table-row>
        <table:table-row table:style-name="ro3">
          <table:table-cell table:formula="oooc:=CONCATENATE([Tables.H48]; &quot; &quot;; [Tables.I48]; &quot;, &quot;)" office:value-type="string" office:string-value="UserActive INTEGER, ">
            <text:p>UserActive INTEGER, </text:p>
          </table:table-cell>
          <table:table-cell table:number-columns-repeated="255"/>
        </table:table-row>
        <table:table-row table:style-name="ro3">
          <table:table-cell table:style-name="ce47" table:formula="oooc:=CONCATENATE([BASE.$B$3]; &quot;('&quot;; [Tables.H39];&quot;')&quot;)" office:value-type="string" office:string-value="PRIMARY KEY('UserName')">
            <text:p>PRIMARY KEY('UserName')</text:p>
          </table:table-cell>
          <table:table-cell table:number-columns-repeated="255"/>
        </table:table-row>
        <table:table-row table:style-name="ro3">
          <table:table-cell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3">
          <table:table-cell table:style-name="Default"/>
          <table:table-cell table:number-columns-repeated="255"/>
        </table:table-row>
        <table:table-row table:style-name="ro3">
          <table:table-cell table:style-name="ce47" table:formula="oooc:=CONCATENATE([BASE.$B$1]; [Tables.H50]; &quot;;&quot;)" office:value-type="string" office:string-value="DROP TABLE IF EXISTS UserOption;">
            <text:p>DROP TABLE IF EXISTS UserOption;</text:p>
          </table:table-cell>
          <table:table-cell table:number-columns-repeated="255"/>
        </table:table-row>
        <table:table-row table:style-name="ro3">
          <table:table-cell table:style-name="ce48" table:formula="oooc:=CONCATENATE([BASE.$B$2]; &quot;'&quot;; [Tables.H50]; &quot;' ( &quot;)" office:value-type="string" office:string-value="CREATE TABLE 'UserOption' ( ">
            <text:p>CREATE TABLE 'UserOption' ( </text:p>
          </table:table-cell>
          <table:table-cell table:number-columns-repeated="255"/>
        </table:table-row>
        <table:table-row table:style-name="ro3">
          <table:table-cell table:formula="oooc:=CONCATENATE([Tables.H51]; &quot; &quot;; [Tables.I51]; &quot;, &quot;)" office:value-type="string" office:string-value="UserName VARCHAR(20) NOT NULL, ">
            <text:p>UserName VARCHAR(20) NOT NULL, </text:p>
          </table:table-cell>
          <table:table-cell table:number-columns-repeated="255"/>
        </table:table-row>
        <table:table-row table:style-name="ro3">
          <table:table-cell table:formula="oooc:=CONCATENATE([Tables.H52]; &quot; &quot;; [Tables.I52]; &quot;, &quot;)" office:value-type="string" office:string-value="OptionKey VARCHAR(50), ">
            <text:p>OptionKey VARCHAR(50), </text:p>
          </table:table-cell>
          <table:table-cell table:number-columns-repeated="255"/>
        </table:table-row>
        <table:table-row table:style-name="ro3">
          <table:table-cell table:formula="oooc:=CONCATENATE([Tables.H53]; &quot; &quot;; [Tables.I53]; &quot;, &quot;)" office:value-type="string" office:string-value="OptionValue VARCHAR(1024), ">
            <text:p>OptionValue VARCHAR(1024), </text:p>
          </table:table-cell>
          <table:table-cell table:number-columns-repeated="255"/>
        </table:table-row>
        <table:table-row table:style-name="ro3">
          <table:table-cell table:formula="oooc:=CONCATENATE([Tables.H54]; &quot; &quot;; [Tables.I54]; &quot;, &quot;)" office:value-type="string" office:string-value="OptionAuxValue VARCHAR(1024), ">
            <text:p>OptionAuxValue VARCHAR(1024), </text:p>
          </table:table-cell>
          <table:table-cell table:number-columns-repeated="255"/>
        </table:table-row>
        <table:table-row table:style-name="ro3">
          <table:table-cell table:style-name="ce47" table:formula="oooc:=CONCATENATE([BASE.$B$3]; &quot;('&quot;; [Tables.H51];&quot;','&quot;; [Tables.H52]; &quot;')&quot;)" office:value-type="string" office:string-value="PRIMARY KEY('UserName','OptionKey')">
            <text:p>PRIMARY KEY('UserName','OptionKey')</text:p>
          </table:table-cell>
          <table:table-cell table:number-columns-repeated="255"/>
        </table:table-row>
        <table:table-row table:style-name="ro3">
          <table:table-cell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3">
          <table:table-cell table:style-name="Default"/>
          <table:table-cell table:number-columns-repeated="255"/>
        </table:table-row>
        <table:table-row table:style-name="ro3">
          <table:table-cell table:style-name="ce47" table:formula="oooc:=CONCATENATE([BASE.$B$1]; [Tables.H56]; &quot;;&quot;)" office:value-type="string" office:string-value="DROP TABLE IF EXISTS UserSession;">
            <text:p>DROP TABLE IF EXISTS UserSession;</text:p>
          </table:table-cell>
          <table:table-cell table:number-columns-repeated="255"/>
        </table:table-row>
        <table:table-row table:style-name="ro3">
          <table:table-cell table:style-name="ce48" table:formula="oooc:=CONCATENATE([BASE.$B$2]; &quot;'&quot;; [Tables.H56]; &quot;' ( &quot;)" office:value-type="string" office:string-value="CREATE TABLE 'UserSession' ( ">
            <text:p>CREATE TABLE 'UserSession' ( </text:p>
          </table:table-cell>
          <table:table-cell table:number-columns-repeated="255"/>
        </table:table-row>
        <table:table-row table:style-name="ro3">
          <table:table-cell table:formula="oooc:=CONCATENATE([Tables.H57]; &quot; &quot;; [Tables.I57]; &quot;, &quot;)" office:value-type="string" office:string-value="SessionId VARCHAR(50), ">
            <text:p>SessionId VARCHAR(50), </text:p>
          </table:table-cell>
          <table:table-cell table:number-columns-repeated="255"/>
        </table:table-row>
        <table:table-row table:style-name="ro2">
          <table:table-cell table:formula="oooc:=CONCATENATE([Tables.H58]; &quot; &quot;; [Tables.I58]; &quot;, &quot;)" office:value-type="string" office:string-value="RegionId VARCHAR(50), ">
            <text:p>RegionId VARCHAR(50), </text:p>
          </table:table-cell>
          <table:table-cell table:style-name="ce46" table:formula="oooc:=CONCATENATE([Tables.I58]; &quot; &quot;; [Tables.J58]; &quot;, &quot;)" office:value-type="string" office:string-value="VARCHAR(50) , ">
            <text:p>VARCHAR(50) , </text:p>
          </table:table-cell>
          <table:table-cell table:style-name="ce46" table:formula="oooc:=CONCATENATE([Tables.J58]; &quot; &quot;; [Tables.K58]; &quot;, &quot;)" office:value-type="string" office:string-value=" , ">
            <text:p><text:s/>, </text:p>
          </table:table-cell>
          <table:table-cell table:formula="oooc:=CONCATENATE([Tables.K58]; &quot; &quot;; [Tables.L58]; &quot;, &quot;)" office:value-type="string" office:string-value=" , ">
            <text:p><text:s/>, </text:p>
          </table:table-cell>
          <table:table-cell table:formula="oooc:=CONCATENATE([Tables.L58]; &quot; &quot;; [Tables.M58]; &quot;, &quot;)" office:value-type="string" office:string-value=" , ">
            <text:p><text:s/>, </text:p>
          </table:table-cell>
          <table:table-cell table:formula="oooc:=CONCATENATE([Tables.M58]; &quot; &quot;; [Tables.N58]; &quot;, &quot;)" office:value-type="string" office:string-value=" EEField, ">
            <text:p><text:s/>EEField, </text:p>
          </table:table-cell>
          <table:table-cell table:formula="oooc:=CONCATENATE([Tables.N58]; &quot; &quot;; [Tables.O58]; &quot;, &quot;)" office:value-type="string" office:string-value="EEField , ">
            <text:p>EEField , </text:p>
          </table:table-cell>
          <table:table-cell table:formula="oooc:=CONCATENATE([Tables.O58]; &quot; &quot;; [Tables.P58]; &quot;, &quot;)" office:value-type="string" office:string-value=" , ">
            <text:p><text:s/>, </text:p>
          </table:table-cell>
          <table:table-cell table:formula="oooc:=CONCATENATE([Tables.P58]; &quot; &quot;; [Tables.Q58]; &quot;, &quot;)" office:value-type="string" office:string-value=" SectorHealthQ, ">
            <text:p><text:s/>SectorHealthQ, </text:p>
          </table:table-cell>
          <table:table-cell table:formula="oooc:=CONCATENATE([Tables.Q58]; &quot; &quot;; [Tables.R58]; &quot;, &quot;)" office:value-type="string" office:string-value="SectorHealthQ INTEGER, ">
            <text:p>SectorHealthQ INTEGER, </text:p>
          </table:table-cell>
          <table:table-cell table:formula="oooc:=CONCATENATE([Tables.R58]; &quot; &quot;; [Tables.S58]; &quot;, &quot;)" office:value-type="string" office:string-value="INTEGER , ">
            <text:p>INTEGER , </text:p>
          </table:table-cell>
          <table:table-cell table:formula="oooc:=CONCATENATE([Tables.S58]; &quot; &quot;; [Tables.T58]; &quot;, &quot;)" office:value-type="string" office:string-value=" , ">
            <text:p><text:s/>, </text:p>
          </table:table-cell>
          <table:table-cell table:formula="oooc:=CONCATENATE([Tables.T58]; &quot; &quot;; [Tables.U58]; &quot;, &quot;)" office:value-type="string" office:string-value=" , ">
            <text:p><text:s/>, </text:p>
          </table:table-cell>
          <table:table-cell table:formula="oooc:=CONCATENATE([Tables.U58]; &quot; &quot;; [Tables.V58]; &quot;, &quot;)" office:value-type="string" office:string-value=" , ">
            <text:p><text:s/>, </text:p>
          </table:table-cell>
          <table:table-cell table:formula="oooc:=CONCATENATE([Tables.V58]; &quot; &quot;; [Tables.W58]; &quot;, &quot;)" office:value-type="string" office:string-value=" , ">
            <text:p><text:s/>, </text:p>
          </table:table-cell>
          <table:table-cell table:formula="oooc:=CONCATENATE([Tables.W58]; &quot; &quot;; [Tables.X58]; &quot;, &quot;)" office:value-type="string" office:string-value=" , ">
            <text:p><text:s/>, </text:p>
          </table:table-cell>
          <table:table-cell table:formula="oooc:=CONCATENATE([Tables.X58]; &quot; &quot;; [Tables.Y58]; &quot;, &quot;)" office:value-type="string" office:string-value=" , ">
            <text:p><text:s/>, </text:p>
          </table:table-cell>
          <table:table-cell table:formula="oooc:=CONCATENATE([Tables.Y58]; &quot; &quot;; [Tables.Z58]; &quot;, &quot;)" office:value-type="string" office:string-value=" , ">
            <text:p><text:s/>, </text:p>
          </table:table-cell>
          <table:table-cell table:formula="oooc:=CONCATENATE([Tables.Z58]; &quot; &quot;; [Tables.AA58]; &quot;, &quot;)" office:value-type="string" office:string-value=" , ">
            <text:p><text:s/>, </text:p>
          </table:table-cell>
          <table:table-cell table:formula="oooc:=CONCATENATE([Tables.AA58]; &quot; &quot;; [Tables.AB58]; &quot;, &quot;)" office:value-type="string" office:string-value=" , ">
            <text:p><text:s/>, </text:p>
          </table:table-cell>
          <table:table-cell table:formula="oooc:=CONCATENATE([Tables.AB58]; &quot; &quot;; [Tables.AC58]; &quot;, &quot;)" office:value-type="string" office:string-value=" , ">
            <text:p><text:s/>, </text:p>
          </table:table-cell>
          <table:table-cell table:formula="oooc:=CONCATENATE([Tables.AC58]; &quot; &quot;; [Tables.AD58]; &quot;, &quot;)" office:value-type="string" office:string-value=" , ">
            <text:p><text:s/>, </text:p>
          </table:table-cell>
          <table:table-cell table:formula="oooc:=CONCATENATE([Tables.AD58]; &quot; &quot;; [Tables.AE58]; &quot;, &quot;)" office:value-type="string" office:string-value=" , ">
            <text:p><text:s/>, </text:p>
          </table:table-cell>
          <table:table-cell table:formula="oooc:=CONCATENATE([Tables.AE58]; &quot; &quot;; [Tables.AF58]; &quot;, &quot;)" office:value-type="string" office:string-value=" , ">
            <text:p><text:s/>, </text:p>
          </table:table-cell>
          <table:table-cell table:formula="oooc:=CONCATENATE([Tables.AF58]; &quot; &quot;; [Tables.AG58]; &quot;, &quot;)" office:value-type="string" office:string-value=" , ">
            <text:p><text:s/>, </text:p>
          </table:table-cell>
          <table:table-cell table:formula="oooc:=CONCATENATE([Tables.AG58]; &quot; &quot;; [Tables.AH58]; &quot;, &quot;)" office:value-type="string" office:string-value=" , ">
            <text:p><text:s/>, </text:p>
          </table:table-cell>
          <table:table-cell table:formula="oooc:=CONCATENATE([Tables.AH58]; &quot; &quot;; [Tables.AI58]; &quot;, &quot;)" office:value-type="string" office:string-value=" , ">
            <text:p><text:s/>, </text:p>
          </table:table-cell>
          <table:table-cell table:formula="oooc:=CONCATENATE([Tables.AI58]; &quot; &quot;; [Tables.AJ58]; &quot;, &quot;)" office:value-type="string" office:string-value=" , ">
            <text:p><text:s/>, </text:p>
          </table:table-cell>
          <table:table-cell table:formula="oooc:=CONCATENATE([Tables.AJ58]; &quot; &quot;; [Tables.AK58]; &quot;, &quot;)" office:value-type="string" office:string-value=" , ">
            <text:p><text:s/>, </text:p>
          </table:table-cell>
          <table:table-cell table:formula="oooc:=CONCATENATE([Tables.AK58]; &quot; &quot;; [Tables.AL58]; &quot;, &quot;)" office:value-type="string" office:string-value=" , ">
            <text:p><text:s/>, </text:p>
          </table:table-cell>
          <table:table-cell table:formula="oooc:=CONCATENATE([Tables.AL58]; &quot; &quot;; [Tables.AM58]; &quot;, &quot;)" office:value-type="string" office:string-value=" , ">
            <text:p><text:s/>, </text:p>
          </table:table-cell>
          <table:table-cell table:formula="oooc:=CONCATENATE([Tables.AM58]; &quot; &quot;; [Tables.AN58]; &quot;, &quot;)" office:value-type="string" office:string-value=" , ">
            <text:p><text:s/>, </text:p>
          </table:table-cell>
          <table:table-cell table:formula="oooc:=CONCATENATE([Tables.AN58]; &quot; &quot;; [Tables.AO58]; &quot;, &quot;)" office:value-type="string" office:string-value=" , ">
            <text:p><text:s/>, </text:p>
          </table:table-cell>
          <table:table-cell table:formula="oooc:=CONCATENATE([Tables.AO58]; &quot; &quot;; [Tables.AP58]; &quot;, &quot;)" office:value-type="string" office:string-value=" , ">
            <text:p><text:s/>, </text:p>
          </table:table-cell>
          <table:table-cell table:formula="oooc:=CONCATENATE([Tables.AP58]; &quot; &quot;; [Tables.AQ58]; &quot;, &quot;)" office:value-type="string" office:string-value=" , ">
            <text:p><text:s/>, </text:p>
          </table:table-cell>
          <table:table-cell table:formula="oooc:=CONCATENATE([Tables.AQ58]; &quot; &quot;; [Tables.AR58]; &quot;, &quot;)" office:value-type="string" office:string-value=" , ">
            <text:p><text:s/>, </text:p>
          </table:table-cell>
          <table:table-cell table:formula="oooc:=CONCATENATE([Tables.AR58]; &quot; &quot;; [Tables.AS58]; &quot;, &quot;)" office:value-type="string" office:string-value=" , ">
            <text:p><text:s/>, </text:p>
          </table:table-cell>
          <table:table-cell table:formula="oooc:=CONCATENATE([Tables.AS58]; &quot; &quot;; [Tables.AT58]; &quot;, &quot;)" office:value-type="string" office:string-value=" , ">
            <text:p><text:s/>, </text:p>
          </table:table-cell>
          <table:table-cell table:formula="oooc:=CONCATENATE([Tables.AT58]; &quot; &quot;; [Tables.AU58]; &quot;, &quot;)" office:value-type="string" office:string-value=" , ">
            <text:p><text:s/>, </text:p>
          </table:table-cell>
          <table:table-cell table:formula="oooc:=CONCATENATE([Tables.AU58]; &quot; &quot;; [Tables.AV58]; &quot;, &quot;)" office:value-type="string" office:string-value=" , ">
            <text:p><text:s/>, </text:p>
          </table:table-cell>
          <table:table-cell table:formula="oooc:=CONCATENATE([Tables.AV58]; &quot; &quot;; [Tables.AW58]; &quot;, &quot;)" office:value-type="string" office:string-value=" , ">
            <text:p><text:s/>, </text:p>
          </table:table-cell>
          <table:table-cell table:formula="oooc:=CONCATENATE([Tables.AW58]; &quot; &quot;; [Tables.AX58]; &quot;, &quot;)" office:value-type="string" office:string-value=" , ">
            <text:p><text:s/>, </text:p>
          </table:table-cell>
          <table:table-cell table:formula="oooc:=CONCATENATE([Tables.AX58]; &quot; &quot;; [Tables.AY58]; &quot;, &quot;)" office:value-type="string" office:string-value=" , ">
            <text:p><text:s/>, </text:p>
          </table:table-cell>
          <table:table-cell table:formula="oooc:=CONCATENATE([Tables.AY58]; &quot; &quot;; [Tables.AZ58]; &quot;, &quot;)" office:value-type="string" office:string-value=" , ">
            <text:p><text:s/>, </text:p>
          </table:table-cell>
          <table:table-cell table:formula="oooc:=CONCATENATE([Tables.AZ58]; &quot; &quot;; [Tables.BA58]; &quot;, &quot;)" office:value-type="string" office:string-value=" , ">
            <text:p><text:s/>, </text:p>
          </table:table-cell>
          <table:table-cell table:formula="oooc:=CONCATENATE([Tables.BA58]; &quot; &quot;; [Tables.BB58]; &quot;, &quot;)" office:value-type="string" office:string-value=" , ">
            <text:p><text:s/>, </text:p>
          </table:table-cell>
          <table:table-cell table:formula="oooc:=CONCATENATE([Tables.BB58]; &quot; &quot;; [Tables.BC58]; &quot;, &quot;)" office:value-type="string" office:string-value=" , ">
            <text:p><text:s/>, </text:p>
          </table:table-cell>
          <table:table-cell table:formula="oooc:=CONCATENATE([Tables.BC58]; &quot; &quot;; [Tables.BD58]; &quot;, &quot;)" office:value-type="string" office:string-value=" , ">
            <text:p><text:s/>, </text:p>
          </table:table-cell>
          <table:table-cell table:formula="oooc:=CONCATENATE([Tables.BD58]; &quot; &quot;; [Tables.BE58]; &quot;, &quot;)" office:value-type="string" office:string-value=" , ">
            <text:p><text:s/>, </text:p>
          </table:table-cell>
          <table:table-cell table:formula="oooc:=CONCATENATE([Tables.BE58]; &quot; &quot;; [Tables.BF58]; &quot;, &quot;)" office:value-type="string" office:string-value=" , ">
            <text:p><text:s/>, </text:p>
          </table:table-cell>
          <table:table-cell table:formula="oooc:=CONCATENATE([Tables.BF58]; &quot; &quot;; [Tables.BG58]; &quot;, &quot;)" office:value-type="string" office:string-value=" , ">
            <text:p><text:s/>, </text:p>
          </table:table-cell>
          <table:table-cell table:formula="oooc:=CONCATENATE([Tables.BG58]; &quot; &quot;; [Tables.BH58]; &quot;, &quot;)" office:value-type="string" office:string-value=" , ">
            <text:p><text:s/>, </text:p>
          </table:table-cell>
          <table:table-cell table:formula="oooc:=CONCATENATE([Tables.BH58]; &quot; &quot;; [Tables.BI58]; &quot;, &quot;)" office:value-type="string" office:string-value=" , ">
            <text:p><text:s/>, </text:p>
          </table:table-cell>
          <table:table-cell table:formula="oooc:=CONCATENATE([Tables.BI58]; &quot; &quot;; [Tables.BJ58]; &quot;, &quot;)" office:value-type="string" office:string-value=" , ">
            <text:p><text:s/>, </text:p>
          </table:table-cell>
          <table:table-cell table:formula="oooc:=CONCATENATE([Tables.BJ58]; &quot; &quot;; [Tables.BK58]; &quot;, &quot;)" office:value-type="string" office:string-value=" , ">
            <text:p><text:s/>, </text:p>
          </table:table-cell>
          <table:table-cell table:formula="oooc:=CONCATENATE([Tables.BK58]; &quot; &quot;; [Tables.BL58]; &quot;, &quot;)" office:value-type="string" office:string-value=" , ">
            <text:p><text:s/>, </text:p>
          </table:table-cell>
          <table:table-cell table:formula="oooc:=CONCATENATE([Tables.BL58]; &quot; &quot;; [Tables.BM58]; &quot;, &quot;)" office:value-type="string" office:string-value=" , ">
            <text:p><text:s/>, </text:p>
          </table:table-cell>
          <table:table-cell table:formula="oooc:=CONCATENATE([Tables.BM58]; &quot; &quot;; [Tables.BN58]; &quot;, &quot;)" office:value-type="string" office:string-value=" , ">
            <text:p><text:s/>, </text:p>
          </table:table-cell>
          <table:table-cell table:formula="oooc:=CONCATENATE([Tables.BN58]; &quot; &quot;; [Tables.BO58]; &quot;, &quot;)" office:value-type="string" office:string-value=" , ">
            <text:p><text:s/>, </text:p>
          </table:table-cell>
          <table:table-cell table:formula="oooc:=CONCATENATE([Tables.BO58]; &quot; &quot;; [Tables.BP58]; &quot;, &quot;)" office:value-type="string" office:string-value=" , ">
            <text:p><text:s/>, </text:p>
          </table:table-cell>
          <table:table-cell table:formula="oooc:=CONCATENATE([Tables.BP58]; &quot; &quot;; [Tables.BQ58]; &quot;, &quot;)" office:value-type="string" office:string-value=" , ">
            <text:p><text:s/>, </text:p>
          </table:table-cell>
          <table:table-cell table:formula="oooc:=CONCATENATE([Tables.BQ58]; &quot; &quot;; [Tables.BR58]; &quot;, &quot;)" office:value-type="string" office:string-value=" , ">
            <text:p><text:s/>, </text:p>
          </table:table-cell>
          <table:table-cell table:formula="oooc:=CONCATENATE([Tables.BR58]; &quot; &quot;; [Tables.BS58]; &quot;, &quot;)" office:value-type="string" office:string-value=" , ">
            <text:p><text:s/>, </text:p>
          </table:table-cell>
          <table:table-cell table:formula="oooc:=CONCATENATE([Tables.BS58]; &quot; &quot;; [Tables.BT58]; &quot;, &quot;)" office:value-type="string" office:string-value=" , ">
            <text:p><text:s/>, </text:p>
          </table:table-cell>
          <table:table-cell table:formula="oooc:=CONCATENATE([Tables.BT58]; &quot; &quot;; [Tables.BU58]; &quot;, &quot;)" office:value-type="string" office:string-value=" , ">
            <text:p><text:s/>, </text:p>
          </table:table-cell>
          <table:table-cell table:formula="oooc:=CONCATENATE([Tables.BU58]; &quot; &quot;; [Tables.BV58]; &quot;, &quot;)" office:value-type="string" office:string-value=" , ">
            <text:p><text:s/>, </text:p>
          </table:table-cell>
          <table:table-cell table:formula="oooc:=CONCATENATE([Tables.BV58]; &quot; &quot;; [Tables.BW58]; &quot;, &quot;)" office:value-type="string" office:string-value=" , ">
            <text:p><text:s/>, </text:p>
          </table:table-cell>
          <table:table-cell table:formula="oooc:=CONCATENATE([Tables.BW58]; &quot; &quot;; [Tables.BX58]; &quot;, &quot;)" office:value-type="string" office:string-value=" , ">
            <text:p><text:s/>, </text:p>
          </table:table-cell>
          <table:table-cell table:formula="oooc:=CONCATENATE([Tables.BX58]; &quot; &quot;; [Tables.BY58]; &quot;, &quot;)" office:value-type="string" office:string-value=" , ">
            <text:p><text:s/>, </text:p>
          </table:table-cell>
          <table:table-cell table:formula="oooc:=CONCATENATE([Tables.BY58]; &quot; &quot;; [Tables.BZ58]; &quot;, &quot;)" office:value-type="string" office:string-value=" , ">
            <text:p><text:s/>, </text:p>
          </table:table-cell>
          <table:table-cell table:formula="oooc:=CONCATENATE([Tables.BZ58]; &quot; &quot;; [Tables.CA58]; &quot;, &quot;)" office:value-type="string" office:string-value=" , ">
            <text:p><text:s/>, </text:p>
          </table:table-cell>
          <table:table-cell table:formula="oooc:=CONCATENATE([Tables.CA58]; &quot; &quot;; [Tables.CB58]; &quot;, &quot;)" office:value-type="string" office:string-value=" , ">
            <text:p><text:s/>, </text:p>
          </table:table-cell>
          <table:table-cell table:formula="oooc:=CONCATENATE([Tables.CB58]; &quot; &quot;; [Tables.CC58]; &quot;, &quot;)" office:value-type="string" office:string-value=" , ">
            <text:p><text:s/>, </text:p>
          </table:table-cell>
          <table:table-cell table:formula="oooc:=CONCATENATE([Tables.CC58]; &quot; &quot;; [Tables.CD58]; &quot;, &quot;)" office:value-type="string" office:string-value=" , ">
            <text:p><text:s/>, </text:p>
          </table:table-cell>
          <table:table-cell table:formula="oooc:=CONCATENATE([Tables.CD58]; &quot; &quot;; [Tables.CE58]; &quot;, &quot;)" office:value-type="string" office:string-value=" , ">
            <text:p><text:s/>, </text:p>
          </table:table-cell>
          <table:table-cell table:formula="oooc:=CONCATENATE([Tables.CE58]; &quot; &quot;; [Tables.CF58]; &quot;, &quot;)" office:value-type="string" office:string-value=" , ">
            <text:p><text:s/>, </text:p>
          </table:table-cell>
          <table:table-cell table:formula="oooc:=CONCATENATE([Tables.CF58]; &quot; &quot;; [Tables.CG58]; &quot;, &quot;)" office:value-type="string" office:string-value=" , ">
            <text:p><text:s/>, </text:p>
          </table:table-cell>
          <table:table-cell table:formula="oooc:=CONCATENATE([Tables.CG58]; &quot; &quot;; [Tables.CH58]; &quot;, &quot;)" office:value-type="string" office:string-value=" , ">
            <text:p><text:s/>, </text:p>
          </table:table-cell>
          <table:table-cell table:formula="oooc:=CONCATENATE([Tables.CH58]; &quot; &quot;; [Tables.CI58]; &quot;, &quot;)" office:value-type="string" office:string-value=" , ">
            <text:p><text:s/>, </text:p>
          </table:table-cell>
          <table:table-cell table:formula="oooc:=CONCATENATE([Tables.CI58]; &quot; &quot;; [Tables.CJ58]; &quot;, &quot;)" office:value-type="string" office:string-value=" , ">
            <text:p><text:s/>, </text:p>
          </table:table-cell>
          <table:table-cell table:formula="oooc:=CONCATENATE([Tables.CJ58]; &quot; &quot;; [Tables.CK58]; &quot;, &quot;)" office:value-type="string" office:string-value=" , ">
            <text:p><text:s/>, </text:p>
          </table:table-cell>
          <table:table-cell table:formula="oooc:=CONCATENATE([Tables.CK58]; &quot; &quot;; [Tables.CL58]; &quot;, &quot;)" office:value-type="string" office:string-value=" , ">
            <text:p><text:s/>, </text:p>
          </table:table-cell>
          <table:table-cell table:formula="oooc:=CONCATENATE([Tables.CL58]; &quot; &quot;; [Tables.CM58]; &quot;, &quot;)" office:value-type="string" office:string-value=" , ">
            <text:p><text:s/>, </text:p>
          </table:table-cell>
          <table:table-cell table:formula="oooc:=CONCATENATE([Tables.CM58]; &quot; &quot;; [Tables.CN58]; &quot;, &quot;)" office:value-type="string" office:string-value=" , ">
            <text:p><text:s/>, </text:p>
          </table:table-cell>
          <table:table-cell table:formula="oooc:=CONCATENATE([Tables.CN58]; &quot; &quot;; [Tables.CO58]; &quot;, &quot;)" office:value-type="string" office:string-value=" , ">
            <text:p><text:s/>, </text:p>
          </table:table-cell>
          <table:table-cell table:formula="oooc:=CONCATENATE([Tables.CO58]; &quot; &quot;; [Tables.CP58]; &quot;, &quot;)" office:value-type="string" office:string-value=" , ">
            <text:p><text:s/>, </text:p>
          </table:table-cell>
          <table:table-cell table:formula="oooc:=CONCATENATE([Tables.CP58]; &quot; &quot;; [Tables.CQ58]; &quot;, &quot;)" office:value-type="string" office:string-value=" , ">
            <text:p><text:s/>, </text:p>
          </table:table-cell>
          <table:table-cell table:formula="oooc:=CONCATENATE([Tables.CQ58]; &quot; &quot;; [Tables.CR58]; &quot;, &quot;)" office:value-type="string" office:string-value=" , ">
            <text:p><text:s/>, </text:p>
          </table:table-cell>
          <table:table-cell table:formula="oooc:=CONCATENATE([Tables.CR58]; &quot; &quot;; [Tables.CS58]; &quot;, &quot;)" office:value-type="string" office:string-value=" , ">
            <text:p><text:s/>, </text:p>
          </table:table-cell>
          <table:table-cell table:formula="oooc:=CONCATENATE([Tables.CS58]; &quot; &quot;; [Tables.CT58]; &quot;, &quot;)" office:value-type="string" office:string-value=" , ">
            <text:p><text:s/>, </text:p>
          </table:table-cell>
          <table:table-cell table:formula="oooc:=CONCATENATE([Tables.CT58]; &quot; &quot;; [Tables.CU58]; &quot;, &quot;)" office:value-type="string" office:string-value=" , ">
            <text:p><text:s/>, </text:p>
          </table:table-cell>
          <table:table-cell table:formula="oooc:=CONCATENATE([Tables.CU58]; &quot; &quot;; [Tables.CV58]; &quot;, &quot;)" office:value-type="string" office:string-value=" , ">
            <text:p><text:s/>, </text:p>
          </table:table-cell>
          <table:table-cell table:formula="oooc:=CONCATENATE([Tables.CV58]; &quot; &quot;; [Tables.CW58]; &quot;, &quot;)" office:value-type="string" office:string-value=" , ">
            <text:p><text:s/>, </text:p>
          </table:table-cell>
          <table:table-cell table:formula="oooc:=CONCATENATE([Tables.CW58]; &quot; &quot;; [Tables.CX58]; &quot;, &quot;)" office:value-type="string" office:string-value=" , ">
            <text:p><text:s/>, </text:p>
          </table:table-cell>
          <table:table-cell table:formula="oooc:=CONCATENATE([Tables.CX58]; &quot; &quot;; [Tables.CY58]; &quot;, &quot;)" office:value-type="string" office:string-value=" , ">
            <text:p><text:s/>, </text:p>
          </table:table-cell>
          <table:table-cell table:formula="oooc:=CONCATENATE([Tables.CY58]; &quot; &quot;; [Tables.CZ58]; &quot;, &quot;)" office:value-type="string" office:string-value=" , ">
            <text:p><text:s/>, </text:p>
          </table:table-cell>
          <table:table-cell table:formula="oooc:=CONCATENATE([Tables.CZ58]; &quot; &quot;; [Tables.DA58]; &quot;, &quot;)" office:value-type="string" office:string-value=" , ">
            <text:p><text:s/>, </text:p>
          </table:table-cell>
          <table:table-cell table:formula="oooc:=CONCATENATE([Tables.DA58]; &quot; &quot;; [Tables.DB58]; &quot;, &quot;)" office:value-type="string" office:string-value=" , ">
            <text:p><text:s/>, </text:p>
          </table:table-cell>
          <table:table-cell table:formula="oooc:=CONCATENATE([Tables.DB58]; &quot; &quot;; [Tables.DC58]; &quot;, &quot;)" office:value-type="string" office:string-value=" , ">
            <text:p><text:s/>, </text:p>
          </table:table-cell>
          <table:table-cell table:formula="oooc:=CONCATENATE([Tables.DC58]; &quot; &quot;; [Tables.DD58]; &quot;, &quot;)" office:value-type="string" office:string-value=" , ">
            <text:p><text:s/>, </text:p>
          </table:table-cell>
          <table:table-cell table:formula="oooc:=CONCATENATE([Tables.DD58]; &quot; &quot;; [Tables.DE58]; &quot;, &quot;)" office:value-type="string" office:string-value=" , ">
            <text:p><text:s/>, </text:p>
          </table:table-cell>
          <table:table-cell table:formula="oooc:=CONCATENATE([Tables.DE58]; &quot; &quot;; [Tables.DF58]; &quot;, &quot;)" office:value-type="string" office:string-value=" , ">
            <text:p><text:s/>, </text:p>
          </table:table-cell>
          <table:table-cell table:formula="oooc:=CONCATENATE([Tables.DF58]; &quot; &quot;; [Tables.DG58]; &quot;, &quot;)" office:value-type="string" office:string-value=" , ">
            <text:p><text:s/>, </text:p>
          </table:table-cell>
          <table:table-cell table:formula="oooc:=CONCATENATE([Tables.DG58]; &quot; &quot;; [Tables.DH58]; &quot;, &quot;)" office:value-type="string" office:string-value=" , ">
            <text:p><text:s/>, </text:p>
          </table:table-cell>
          <table:table-cell table:formula="oooc:=CONCATENATE([Tables.DH58]; &quot; &quot;; [Tables.DI58]; &quot;, &quot;)" office:value-type="string" office:string-value=" , ">
            <text:p><text:s/>, </text:p>
          </table:table-cell>
          <table:table-cell table:formula="oooc:=CONCATENATE([Tables.DI58]; &quot; &quot;; [Tables.DJ58]; &quot;, &quot;)" office:value-type="string" office:string-value=" , ">
            <text:p><text:s/>, </text:p>
          </table:table-cell>
          <table:table-cell table:formula="oooc:=CONCATENATE([Tables.DJ58]; &quot; &quot;; [Tables.DK58]; &quot;, &quot;)" office:value-type="string" office:string-value=" , ">
            <text:p><text:s/>, </text:p>
          </table:table-cell>
          <table:table-cell table:formula="oooc:=CONCATENATE([Tables.DK58]; &quot; &quot;; [Tables.DL58]; &quot;, &quot;)" office:value-type="string" office:string-value=" , ">
            <text:p><text:s/>, </text:p>
          </table:table-cell>
          <table:table-cell table:formula="oooc:=CONCATENATE([Tables.DL58]; &quot; &quot;; [Tables.DM58]; &quot;, &quot;)" office:value-type="string" office:string-value=" , ">
            <text:p><text:s/>, </text:p>
          </table:table-cell>
          <table:table-cell table:formula="oooc:=CONCATENATE([Tables.DM58]; &quot; &quot;; [Tables.DN58]; &quot;, &quot;)" office:value-type="string" office:string-value=" , ">
            <text:p><text:s/>, </text:p>
          </table:table-cell>
          <table:table-cell table:formula="oooc:=CONCATENATE([Tables.DN58]; &quot; &quot;; [Tables.DO58]; &quot;, &quot;)" office:value-type="string" office:string-value=" , ">
            <text:p><text:s/>, </text:p>
          </table:table-cell>
          <table:table-cell table:formula="oooc:=CONCATENATE([Tables.DO58]; &quot; &quot;; [Tables.DP58]; &quot;, &quot;)" office:value-type="string" office:string-value=" , ">
            <text:p><text:s/>, </text:p>
          </table:table-cell>
          <table:table-cell table:formula="oooc:=CONCATENATE([Tables.DP58]; &quot; &quot;; [Tables.DQ58]; &quot;, &quot;)" office:value-type="string" office:string-value=" , ">
            <text:p><text:s/>, </text:p>
          </table:table-cell>
          <table:table-cell table:formula="oooc:=CONCATENATE([Tables.DQ58]; &quot; &quot;; [Tables.DR58]; &quot;, &quot;)" office:value-type="string" office:string-value=" , ">
            <text:p><text:s/>, </text:p>
          </table:table-cell>
          <table:table-cell table:formula="oooc:=CONCATENATE([Tables.DR58]; &quot; &quot;; [Tables.DS58]; &quot;, &quot;)" office:value-type="string" office:string-value=" , ">
            <text:p><text:s/>, </text:p>
          </table:table-cell>
          <table:table-cell table:formula="oooc:=CONCATENATE([Tables.DS58]; &quot; &quot;; [Tables.DT58]; &quot;, &quot;)" office:value-type="string" office:string-value=" , ">
            <text:p><text:s/>, </text:p>
          </table:table-cell>
          <table:table-cell table:formula="oooc:=CONCATENATE([Tables.DT58]; &quot; &quot;; [Tables.DU58]; &quot;, &quot;)" office:value-type="string" office:string-value=" , ">
            <text:p><text:s/>, </text:p>
          </table:table-cell>
          <table:table-cell table:formula="oooc:=CONCATENATE([Tables.DU58]; &quot; &quot;; [Tables.DV58]; &quot;, &quot;)" office:value-type="string" office:string-value=" , ">
            <text:p><text:s/>, </text:p>
          </table:table-cell>
          <table:table-cell table:formula="oooc:=CONCATENATE([Tables.DV58]; &quot; &quot;; [Tables.DW58]; &quot;, &quot;)" office:value-type="string" office:string-value=" , ">
            <text:p><text:s/>, </text:p>
          </table:table-cell>
          <table:table-cell table:formula="oooc:=CONCATENATE([Tables.DW58]; &quot; &quot;; [Tables.DX58]; &quot;, &quot;)" office:value-type="string" office:string-value=" , ">
            <text:p><text:s/>, </text:p>
          </table:table-cell>
          <table:table-cell table:formula="oooc:=CONCATENATE([Tables.DX58]; &quot; &quot;; [Tables.DY58]; &quot;, &quot;)" office:value-type="string" office:string-value=" , ">
            <text:p><text:s/>, </text:p>
          </table:table-cell>
          <table:table-cell table:formula="oooc:=CONCATENATE([Tables.DY58]; &quot; &quot;; [Tables.DZ58]; &quot;, &quot;)" office:value-type="string" office:string-value=" , ">
            <text:p><text:s/>, </text:p>
          </table:table-cell>
          <table:table-cell table:formula="oooc:=CONCATENATE([Tables.DZ58]; &quot; &quot;; [Tables.EA58]; &quot;, &quot;)" office:value-type="string" office:string-value=" , ">
            <text:p><text:s/>, </text:p>
          </table:table-cell>
          <table:table-cell table:formula="oooc:=CONCATENATE([Tables.EA58]; &quot; &quot;; [Tables.EB58]; &quot;, &quot;)" office:value-type="string" office:string-value=" , ">
            <text:p><text:s/>, </text:p>
          </table:table-cell>
          <table:table-cell table:formula="oooc:=CONCATENATE([Tables.EB58]; &quot; &quot;; [Tables.EC58]; &quot;, &quot;)" office:value-type="string" office:string-value=" , ">
            <text:p><text:s/>, </text:p>
          </table:table-cell>
          <table:table-cell table:formula="oooc:=CONCATENATE([Tables.EC58]; &quot; &quot;; [Tables.ED58]; &quot;, &quot;)" office:value-type="string" office:string-value=" , ">
            <text:p><text:s/>, </text:p>
          </table:table-cell>
          <table:table-cell table:formula="oooc:=CONCATENATE([Tables.ED58]; &quot; &quot;; [Tables.EE58]; &quot;, &quot;)" office:value-type="string" office:string-value=" , ">
            <text:p><text:s/>, </text:p>
          </table:table-cell>
          <table:table-cell table:formula="oooc:=CONCATENATE([Tables.EE58]; &quot; &quot;; [Tables.EF58]; &quot;, &quot;)" office:value-type="string" office:string-value=" , ">
            <text:p><text:s/>, </text:p>
          </table:table-cell>
          <table:table-cell table:formula="oooc:=CONCATENATE([Tables.EF58]; &quot; &quot;; [Tables.EG58]; &quot;, &quot;)" office:value-type="string" office:string-value=" , ">
            <text:p><text:s/>, </text:p>
          </table:table-cell>
          <table:table-cell table:formula="oooc:=CONCATENATE([Tables.EG58]; &quot; &quot;; [Tables.EH58]; &quot;, &quot;)" office:value-type="string" office:string-value=" , ">
            <text:p><text:s/>, </text:p>
          </table:table-cell>
          <table:table-cell table:formula="oooc:=CONCATENATE([Tables.EH58]; &quot; &quot;; [Tables.EI58]; &quot;, &quot;)" office:value-type="string" office:string-value=" , ">
            <text:p><text:s/>, </text:p>
          </table:table-cell>
          <table:table-cell table:formula="oooc:=CONCATENATE([Tables.EI58]; &quot; &quot;; [Tables.EJ58]; &quot;, &quot;)" office:value-type="string" office:string-value=" , ">
            <text:p><text:s/>, </text:p>
          </table:table-cell>
          <table:table-cell table:formula="oooc:=CONCATENATE([Tables.EJ58]; &quot; &quot;; [Tables.EK58]; &quot;, &quot;)" office:value-type="string" office:string-value=" , ">
            <text:p><text:s/>, </text:p>
          </table:table-cell>
          <table:table-cell table:formula="oooc:=CONCATENATE([Tables.EK58]; &quot; &quot;; [Tables.EL58]; &quot;, &quot;)" office:value-type="string" office:string-value=" , ">
            <text:p><text:s/>, </text:p>
          </table:table-cell>
          <table:table-cell table:formula="oooc:=CONCATENATE([Tables.EL58]; &quot; &quot;; [Tables.EM58]; &quot;, &quot;)" office:value-type="string" office:string-value=" , ">
            <text:p><text:s/>, </text:p>
          </table:table-cell>
          <table:table-cell table:formula="oooc:=CONCATENATE([Tables.EM58]; &quot; &quot;; [Tables.EN58]; &quot;, &quot;)" office:value-type="string" office:string-value=" , ">
            <text:p><text:s/>, </text:p>
          </table:table-cell>
          <table:table-cell table:formula="oooc:=CONCATENATE([Tables.EN58]; &quot; &quot;; [Tables.EO58]; &quot;, &quot;)" office:value-type="string" office:string-value=" , ">
            <text:p><text:s/>, </text:p>
          </table:table-cell>
          <table:table-cell table:formula="oooc:=CONCATENATE([Tables.EO58]; &quot; &quot;; [Tables.EP58]; &quot;, &quot;)" office:value-type="string" office:string-value=" , ">
            <text:p><text:s/>, </text:p>
          </table:table-cell>
          <table:table-cell table:formula="oooc:=CONCATENATE([Tables.EP58]; &quot; &quot;; [Tables.EQ58]; &quot;, &quot;)" office:value-type="string" office:string-value=" , ">
            <text:p><text:s/>, </text:p>
          </table:table-cell>
          <table:table-cell table:formula="oooc:=CONCATENATE([Tables.EQ58]; &quot; &quot;; [Tables.ER58]; &quot;, &quot;)" office:value-type="string" office:string-value=" , ">
            <text:p><text:s/>, </text:p>
          </table:table-cell>
          <table:table-cell table:formula="oooc:=CONCATENATE([Tables.ER58]; &quot; &quot;; [Tables.ES58]; &quot;, &quot;)" office:value-type="string" office:string-value=" , ">
            <text:p><text:s/>, </text:p>
          </table:table-cell>
          <table:table-cell table:formula="oooc:=CONCATENATE([Tables.ES58]; &quot; &quot;; [Tables.ET58]; &quot;, &quot;)" office:value-type="string" office:string-value=" , ">
            <text:p><text:s/>, </text:p>
          </table:table-cell>
          <table:table-cell table:formula="oooc:=CONCATENATE([Tables.ET58]; &quot; &quot;; [Tables.EU58]; &quot;, &quot;)" office:value-type="string" office:string-value=" , ">
            <text:p><text:s/>, </text:p>
          </table:table-cell>
          <table:table-cell table:formula="oooc:=CONCATENATE([Tables.EU58]; &quot; &quot;; [Tables.EV58]; &quot;, &quot;)" office:value-type="string" office:string-value=" , ">
            <text:p><text:s/>, </text:p>
          </table:table-cell>
          <table:table-cell table:formula="oooc:=CONCATENATE([Tables.EV58]; &quot; &quot;; [Tables.EW58]; &quot;, &quot;)" office:value-type="string" office:string-value=" , ">
            <text:p><text:s/>, </text:p>
          </table:table-cell>
          <table:table-cell table:formula="oooc:=CONCATENATE([Tables.EW58]; &quot; &quot;; [Tables.EX58]; &quot;, &quot;)" office:value-type="string" office:string-value=" , ">
            <text:p><text:s/>, </text:p>
          </table:table-cell>
          <table:table-cell table:formula="oooc:=CONCATENATE([Tables.EX58]; &quot; &quot;; [Tables.EY58]; &quot;, &quot;)" office:value-type="string" office:string-value=" , ">
            <text:p><text:s/>, </text:p>
          </table:table-cell>
          <table:table-cell table:formula="oooc:=CONCATENATE([Tables.EY58]; &quot; &quot;; [Tables.EZ58]; &quot;, &quot;)" office:value-type="string" office:string-value=" , ">
            <text:p><text:s/>, </text:p>
          </table:table-cell>
          <table:table-cell table:formula="oooc:=CONCATENATE([Tables.EZ58]; &quot; &quot;; [Tables.FA58]; &quot;, &quot;)" office:value-type="string" office:string-value=" , ">
            <text:p><text:s/>, </text:p>
          </table:table-cell>
          <table:table-cell table:formula="oooc:=CONCATENATE([Tables.FA58]; &quot; &quot;; [Tables.FB58]; &quot;, &quot;)" office:value-type="string" office:string-value=" , ">
            <text:p><text:s/>, </text:p>
          </table:table-cell>
          <table:table-cell table:formula="oooc:=CONCATENATE([Tables.FB58]; &quot; &quot;; [Tables.FC58]; &quot;, &quot;)" office:value-type="string" office:string-value=" , ">
            <text:p><text:s/>, </text:p>
          </table:table-cell>
          <table:table-cell table:formula="oooc:=CONCATENATE([Tables.FC58]; &quot; &quot;; [Tables.FD58]; &quot;, &quot;)" office:value-type="string" office:string-value=" , ">
            <text:p><text:s/>, </text:p>
          </table:table-cell>
          <table:table-cell table:formula="oooc:=CONCATENATE([Tables.FD58]; &quot; &quot;; [Tables.FE58]; &quot;, &quot;)" office:value-type="string" office:string-value=" , ">
            <text:p><text:s/>, </text:p>
          </table:table-cell>
          <table:table-cell table:formula="oooc:=CONCATENATE([Tables.FE58]; &quot; &quot;; [Tables.FF58]; &quot;, &quot;)" office:value-type="string" office:string-value=" , ">
            <text:p><text:s/>, </text:p>
          </table:table-cell>
          <table:table-cell table:formula="oooc:=CONCATENATE([Tables.FF58]; &quot; &quot;; [Tables.FG58]; &quot;, &quot;)" office:value-type="string" office:string-value=" , ">
            <text:p><text:s/>, </text:p>
          </table:table-cell>
          <table:table-cell table:formula="oooc:=CONCATENATE([Tables.FG58]; &quot; &quot;; [Tables.FH58]; &quot;, &quot;)" office:value-type="string" office:string-value=" , ">
            <text:p><text:s/>, </text:p>
          </table:table-cell>
          <table:table-cell table:formula="oooc:=CONCATENATE([Tables.FH58]; &quot; &quot;; [Tables.FI58]; &quot;, &quot;)" office:value-type="string" office:string-value=" , ">
            <text:p><text:s/>, </text:p>
          </table:table-cell>
          <table:table-cell table:formula="oooc:=CONCATENATE([Tables.FI58]; &quot; &quot;; [Tables.FJ58]; &quot;, &quot;)" office:value-type="string" office:string-value=" , ">
            <text:p><text:s/>, </text:p>
          </table:table-cell>
          <table:table-cell table:formula="oooc:=CONCATENATE([Tables.FJ58]; &quot; &quot;; [Tables.FK58]; &quot;, &quot;)" office:value-type="string" office:string-value=" , ">
            <text:p><text:s/>, </text:p>
          </table:table-cell>
          <table:table-cell table:formula="oooc:=CONCATENATE([Tables.FK58]; &quot; &quot;; [Tables.FL58]; &quot;, &quot;)" office:value-type="string" office:string-value=" , ">
            <text:p><text:s/>, </text:p>
          </table:table-cell>
          <table:table-cell table:formula="oooc:=CONCATENATE([Tables.FL58]; &quot; &quot;; [Tables.FM58]; &quot;, &quot;)" office:value-type="string" office:string-value=" , ">
            <text:p><text:s/>, </text:p>
          </table:table-cell>
          <table:table-cell table:formula="oooc:=CONCATENATE([Tables.FM58]; &quot; &quot;; [Tables.FN58]; &quot;, &quot;)" office:value-type="string" office:string-value=" , ">
            <text:p><text:s/>, </text:p>
          </table:table-cell>
          <table:table-cell table:formula="oooc:=CONCATENATE([Tables.FN58]; &quot; &quot;; [Tables.FO58]; &quot;, &quot;)" office:value-type="string" office:string-value=" , ">
            <text:p><text:s/>, </text:p>
          </table:table-cell>
          <table:table-cell table:formula="oooc:=CONCATENATE([Tables.FO58]; &quot; &quot;; [Tables.FP58]; &quot;, &quot;)" office:value-type="string" office:string-value=" , ">
            <text:p><text:s/>, </text:p>
          </table:table-cell>
          <table:table-cell table:formula="oooc:=CONCATENATE([Tables.FP58]; &quot; &quot;; [Tables.FQ58]; &quot;, &quot;)" office:value-type="string" office:string-value=" , ">
            <text:p><text:s/>, </text:p>
          </table:table-cell>
          <table:table-cell table:formula="oooc:=CONCATENATE([Tables.FQ58]; &quot; &quot;; [Tables.FR58]; &quot;, &quot;)" office:value-type="string" office:string-value=" , ">
            <text:p><text:s/>, </text:p>
          </table:table-cell>
          <table:table-cell table:formula="oooc:=CONCATENATE([Tables.FR58]; &quot; &quot;; [Tables.FS58]; &quot;, &quot;)" office:value-type="string" office:string-value=" , ">
            <text:p><text:s/>, </text:p>
          </table:table-cell>
          <table:table-cell table:formula="oooc:=CONCATENATE([Tables.FS58]; &quot; &quot;; [Tables.FT58]; &quot;, &quot;)" office:value-type="string" office:string-value=" , ">
            <text:p><text:s/>, </text:p>
          </table:table-cell>
          <table:table-cell table:formula="oooc:=CONCATENATE([Tables.FT58]; &quot; &quot;; [Tables.FU58]; &quot;, &quot;)" office:value-type="string" office:string-value=" , ">
            <text:p><text:s/>, </text:p>
          </table:table-cell>
          <table:table-cell table:formula="oooc:=CONCATENATE([Tables.FU58]; &quot; &quot;; [Tables.FV58]; &quot;, &quot;)" office:value-type="string" office:string-value=" , ">
            <text:p><text:s/>, </text:p>
          </table:table-cell>
          <table:table-cell table:formula="oooc:=CONCATENATE([Tables.FV58]; &quot; &quot;; [Tables.FW58]; &quot;, &quot;)" office:value-type="string" office:string-value=" , ">
            <text:p><text:s/>, </text:p>
          </table:table-cell>
          <table:table-cell table:formula="oooc:=CONCATENATE([Tables.FW58]; &quot; &quot;; [Tables.FX58]; &quot;, &quot;)" office:value-type="string" office:string-value=" , ">
            <text:p><text:s/>, </text:p>
          </table:table-cell>
          <table:table-cell table:formula="oooc:=CONCATENATE([Tables.FX58]; &quot; &quot;; [Tables.FY58]; &quot;, &quot;)" office:value-type="string" office:string-value=" , ">
            <text:p><text:s/>, </text:p>
          </table:table-cell>
          <table:table-cell table:formula="oooc:=CONCATENATE([Tables.FY58]; &quot; &quot;; [Tables.FZ58]; &quot;, &quot;)" office:value-type="string" office:string-value=" , ">
            <text:p><text:s/>, </text:p>
          </table:table-cell>
          <table:table-cell table:formula="oooc:=CONCATENATE([Tables.FZ58]; &quot; &quot;; [Tables.GA58]; &quot;, &quot;)" office:value-type="string" office:string-value=" , ">
            <text:p><text:s/>, </text:p>
          </table:table-cell>
          <table:table-cell table:formula="oooc:=CONCATENATE([Tables.GA58]; &quot; &quot;; [Tables.GB58]; &quot;, &quot;)" office:value-type="string" office:string-value=" , ">
            <text:p><text:s/>, </text:p>
          </table:table-cell>
          <table:table-cell table:formula="oooc:=CONCATENATE([Tables.GB58]; &quot; &quot;; [Tables.GC58]; &quot;, &quot;)" office:value-type="string" office:string-value=" , ">
            <text:p><text:s/>, </text:p>
          </table:table-cell>
          <table:table-cell table:formula="oooc:=CONCATENATE([Tables.GC58]; &quot; &quot;; [Tables.GD58]; &quot;, &quot;)" office:value-type="string" office:string-value=" , ">
            <text:p><text:s/>, </text:p>
          </table:table-cell>
          <table:table-cell table:formula="oooc:=CONCATENATE([Tables.GD58]; &quot; &quot;; [Tables.GE58]; &quot;, &quot;)" office:value-type="string" office:string-value=" , ">
            <text:p><text:s/>, </text:p>
          </table:table-cell>
          <table:table-cell table:formula="oooc:=CONCATENATE([Tables.GE58]; &quot; &quot;; [Tables.GF58]; &quot;, &quot;)" office:value-type="string" office:string-value=" , ">
            <text:p><text:s/>, </text:p>
          </table:table-cell>
          <table:table-cell table:formula="oooc:=CONCATENATE([Tables.GF58]; &quot; &quot;; [Tables.GG58]; &quot;, &quot;)" office:value-type="string" office:string-value=" , ">
            <text:p><text:s/>, </text:p>
          </table:table-cell>
          <table:table-cell table:formula="oooc:=CONCATENATE([Tables.GG58]; &quot; &quot;; [Tables.GH58]; &quot;, &quot;)" office:value-type="string" office:string-value=" , ">
            <text:p><text:s/>, </text:p>
          </table:table-cell>
          <table:table-cell table:formula="oooc:=CONCATENATE([Tables.GH58]; &quot; &quot;; [Tables.GI58]; &quot;, &quot;)" office:value-type="string" office:string-value=" , ">
            <text:p><text:s/>, </text:p>
          </table:table-cell>
          <table:table-cell table:formula="oooc:=CONCATENATE([Tables.GI58]; &quot; &quot;; [Tables.GJ58]; &quot;, &quot;)" office:value-type="string" office:string-value=" , ">
            <text:p><text:s/>, </text:p>
          </table:table-cell>
          <table:table-cell table:formula="oooc:=CONCATENATE([Tables.GJ58]; &quot; &quot;; [Tables.GK58]; &quot;, &quot;)" office:value-type="string" office:string-value=" , ">
            <text:p><text:s/>, </text:p>
          </table:table-cell>
          <table:table-cell table:formula="oooc:=CONCATENATE([Tables.GK58]; &quot; &quot;; [Tables.GL58]; &quot;, &quot;)" office:value-type="string" office:string-value=" , ">
            <text:p><text:s/>, </text:p>
          </table:table-cell>
          <table:table-cell table:formula="oooc:=CONCATENATE([Tables.GL58]; &quot; &quot;; [Tables.GM58]; &quot;, &quot;)" office:value-type="string" office:string-value=" , ">
            <text:p><text:s/>, </text:p>
          </table:table-cell>
          <table:table-cell table:formula="oooc:=CONCATENATE([Tables.GM58]; &quot; &quot;; [Tables.GN58]; &quot;, &quot;)" office:value-type="string" office:string-value=" , ">
            <text:p><text:s/>, </text:p>
          </table:table-cell>
          <table:table-cell table:formula="oooc:=CONCATENATE([Tables.GN58]; &quot; &quot;; [Tables.GO58]; &quot;, &quot;)" office:value-type="string" office:string-value=" , ">
            <text:p><text:s/>, </text:p>
          </table:table-cell>
          <table:table-cell table:formula="oooc:=CONCATENATE([Tables.GO58]; &quot; &quot;; [Tables.GP58]; &quot;, &quot;)" office:value-type="string" office:string-value=" , ">
            <text:p><text:s/>, </text:p>
          </table:table-cell>
          <table:table-cell table:formula="oooc:=CONCATENATE([Tables.GP58]; &quot; &quot;; [Tables.GQ58]; &quot;, &quot;)" office:value-type="string" office:string-value=" , ">
            <text:p><text:s/>, </text:p>
          </table:table-cell>
          <table:table-cell table:formula="oooc:=CONCATENATE([Tables.GQ58]; &quot; &quot;; [Tables.GR58]; &quot;, &quot;)" office:value-type="string" office:string-value=" , ">
            <text:p><text:s/>, </text:p>
          </table:table-cell>
          <table:table-cell table:formula="oooc:=CONCATENATE([Tables.GR58]; &quot; &quot;; [Tables.GS58]; &quot;, &quot;)" office:value-type="string" office:string-value=" , ">
            <text:p><text:s/>, </text:p>
          </table:table-cell>
          <table:table-cell table:formula="oooc:=CONCATENATE([Tables.GS58]; &quot; &quot;; [Tables.GT58]; &quot;, &quot;)" office:value-type="string" office:string-value=" , ">
            <text:p><text:s/>, </text:p>
          </table:table-cell>
          <table:table-cell table:formula="oooc:=CONCATENATE([Tables.GT58]; &quot; &quot;; [Tables.GU58]; &quot;, &quot;)" office:value-type="string" office:string-value=" , ">
            <text:p><text:s/>, </text:p>
          </table:table-cell>
          <table:table-cell table:formula="oooc:=CONCATENATE([Tables.GU58]; &quot; &quot;; [Tables.GV58]; &quot;, &quot;)" office:value-type="string" office:string-value=" , ">
            <text:p><text:s/>, </text:p>
          </table:table-cell>
          <table:table-cell table:formula="oooc:=CONCATENATE([Tables.GV58]; &quot; &quot;; [Tables.GW58]; &quot;, &quot;)" office:value-type="string" office:string-value=" , ">
            <text:p><text:s/>, </text:p>
          </table:table-cell>
          <table:table-cell table:formula="oooc:=CONCATENATE([Tables.GW58]; &quot; &quot;; [Tables.GX58]; &quot;, &quot;)" office:value-type="string" office:string-value=" , ">
            <text:p><text:s/>, </text:p>
          </table:table-cell>
          <table:table-cell table:formula="oooc:=CONCATENATE([Tables.GX58]; &quot; &quot;; [Tables.GY58]; &quot;, &quot;)" office:value-type="string" office:string-value=" , ">
            <text:p><text:s/>, </text:p>
          </table:table-cell>
          <table:table-cell table:formula="oooc:=CONCATENATE([Tables.GY58]; &quot; &quot;; [Tables.GZ58]; &quot;, &quot;)" office:value-type="string" office:string-value=" , ">
            <text:p><text:s/>, </text:p>
          </table:table-cell>
          <table:table-cell table:formula="oooc:=CONCATENATE([Tables.GZ58]; &quot; &quot;; [Tables.HA58]; &quot;, &quot;)" office:value-type="string" office:string-value=" , ">
            <text:p><text:s/>, </text:p>
          </table:table-cell>
          <table:table-cell table:formula="oooc:=CONCATENATE([Tables.HA58]; &quot; &quot;; [Tables.HB58]; &quot;, &quot;)" office:value-type="string" office:string-value=" , ">
            <text:p><text:s/>, </text:p>
          </table:table-cell>
          <table:table-cell table:formula="oooc:=CONCATENATE([Tables.HB58]; &quot; &quot;; [Tables.HC58]; &quot;, &quot;)" office:value-type="string" office:string-value=" , ">
            <text:p><text:s/>, </text:p>
          </table:table-cell>
          <table:table-cell table:formula="oooc:=CONCATENATE([Tables.HC58]; &quot; &quot;; [Tables.HD58]; &quot;, &quot;)" office:value-type="string" office:string-value=" , ">
            <text:p><text:s/>, </text:p>
          </table:table-cell>
          <table:table-cell table:formula="oooc:=CONCATENATE([Tables.HD58]; &quot; &quot;; [Tables.HE58]; &quot;, &quot;)" office:value-type="string" office:string-value=" , ">
            <text:p><text:s/>, </text:p>
          </table:table-cell>
          <table:table-cell table:formula="oooc:=CONCATENATE([Tables.HE58]; &quot; &quot;; [Tables.HF58]; &quot;, &quot;)" office:value-type="string" office:string-value=" , ">
            <text:p><text:s/>, </text:p>
          </table:table-cell>
          <table:table-cell table:formula="oooc:=CONCATENATE([Tables.HF58]; &quot; &quot;; [Tables.HG58]; &quot;, &quot;)" office:value-type="string" office:string-value=" , ">
            <text:p><text:s/>, </text:p>
          </table:table-cell>
          <table:table-cell table:formula="oooc:=CONCATENATE([Tables.HG58]; &quot; &quot;; [Tables.HH58]; &quot;, &quot;)" office:value-type="string" office:string-value=" , ">
            <text:p><text:s/>, </text:p>
          </table:table-cell>
          <table:table-cell table:formula="oooc:=CONCATENATE([Tables.HH58]; &quot; &quot;; [Tables.HI58]; &quot;, &quot;)" office:value-type="string" office:string-value=" , ">
            <text:p><text:s/>, </text:p>
          </table:table-cell>
          <table:table-cell table:formula="oooc:=CONCATENATE([Tables.HI58]; &quot; &quot;; [Tables.HJ58]; &quot;, &quot;)" office:value-type="string" office:string-value=" , ">
            <text:p><text:s/>, </text:p>
          </table:table-cell>
          <table:table-cell table:formula="oooc:=CONCATENATE([Tables.HJ58]; &quot; &quot;; [Tables.HK58]; &quot;, &quot;)" office:value-type="string" office:string-value=" , ">
            <text:p><text:s/>, </text:p>
          </table:table-cell>
          <table:table-cell table:formula="oooc:=CONCATENATE([Tables.HK58]; &quot; &quot;; [Tables.HL58]; &quot;, &quot;)" office:value-type="string" office:string-value=" , ">
            <text:p><text:s/>, </text:p>
          </table:table-cell>
          <table:table-cell table:formula="oooc:=CONCATENATE([Tables.HL58]; &quot; &quot;; [Tables.HM58]; &quot;, &quot;)" office:value-type="string" office:string-value=" , ">
            <text:p><text:s/>, </text:p>
          </table:table-cell>
          <table:table-cell table:formula="oooc:=CONCATENATE([Tables.HM58]; &quot; &quot;; [Tables.HN58]; &quot;, &quot;)" office:value-type="string" office:string-value=" , ">
            <text:p><text:s/>, </text:p>
          </table:table-cell>
          <table:table-cell table:formula="oooc:=CONCATENATE([Tables.HN58]; &quot; &quot;; [Tables.HO58]; &quot;, &quot;)" office:value-type="string" office:string-value=" , ">
            <text:p><text:s/>, </text:p>
          </table:table-cell>
          <table:table-cell table:formula="oooc:=CONCATENATE([Tables.HO58]; &quot; &quot;; [Tables.HP58]; &quot;, &quot;)" office:value-type="string" office:string-value=" , ">
            <text:p><text:s/>, </text:p>
          </table:table-cell>
          <table:table-cell table:formula="oooc:=CONCATENATE([Tables.HP58]; &quot; &quot;; [Tables.HQ58]; &quot;, &quot;)" office:value-type="string" office:string-value=" , ">
            <text:p><text:s/>, </text:p>
          </table:table-cell>
          <table:table-cell table:formula="oooc:=CONCATENATE([Tables.HQ58]; &quot; &quot;; [Tables.HR58]; &quot;, &quot;)" office:value-type="string" office:string-value=" , ">
            <text:p><text:s/>, </text:p>
          </table:table-cell>
          <table:table-cell table:formula="oooc:=CONCATENATE([Tables.HR58]; &quot; &quot;; [Tables.HS58]; &quot;, &quot;)" office:value-type="string" office:string-value=" , ">
            <text:p><text:s/>, </text:p>
          </table:table-cell>
          <table:table-cell table:formula="oooc:=CONCATENATE([Tables.HS58]; &quot; &quot;; [Tables.HT58]; &quot;, &quot;)" office:value-type="string" office:string-value=" , ">
            <text:p><text:s/>, </text:p>
          </table:table-cell>
          <table:table-cell table:formula="oooc:=CONCATENATE([Tables.HT58]; &quot; &quot;; [Tables.HU58]; &quot;, &quot;)" office:value-type="string" office:string-value=" , ">
            <text:p><text:s/>, </text:p>
          </table:table-cell>
          <table:table-cell table:formula="oooc:=CONCATENATE([Tables.HU58]; &quot; &quot;; [Tables.HV58]; &quot;, &quot;)" office:value-type="string" office:string-value=" , ">
            <text:p><text:s/>, </text:p>
          </table:table-cell>
          <table:table-cell table:formula="oooc:=CONCATENATE([Tables.HV58]; &quot; &quot;; [Tables.HW58]; &quot;, &quot;)" office:value-type="string" office:string-value=" , ">
            <text:p><text:s/>, </text:p>
          </table:table-cell>
          <table:table-cell table:formula="oooc:=CONCATENATE([Tables.HW58]; &quot; &quot;; [Tables.HX58]; &quot;, &quot;)" office:value-type="string" office:string-value=" , ">
            <text:p><text:s/>, </text:p>
          </table:table-cell>
          <table:table-cell table:formula="oooc:=CONCATENATE([Tables.HX58]; &quot; &quot;; [Tables.HY58]; &quot;, &quot;)" office:value-type="string" office:string-value=" , ">
            <text:p><text:s/>, </text:p>
          </table:table-cell>
          <table:table-cell table:formula="oooc:=CONCATENATE([Tables.HY58]; &quot; &quot;; [Tables.HZ58]; &quot;, &quot;)" office:value-type="string" office:string-value=" , ">
            <text:p><text:s/>, </text:p>
          </table:table-cell>
          <table:table-cell table:formula="oooc:=CONCATENATE([Tables.HZ58]; &quot; &quot;; [Tables.IA58]; &quot;, &quot;)" office:value-type="string" office:string-value=" , ">
            <text:p><text:s/>, </text:p>
          </table:table-cell>
          <table:table-cell table:formula="oooc:=CONCATENATE([Tables.IA58]; &quot; &quot;; [Tables.IB58]; &quot;, &quot;)" office:value-type="string" office:string-value=" , ">
            <text:p><text:s/>, </text:p>
          </table:table-cell>
          <table:table-cell table:formula="oooc:=CONCATENATE([Tables.IB58]; &quot; &quot;; [Tables.IC58]; &quot;, &quot;)" office:value-type="string" office:string-value=" , ">
            <text:p><text:s/>, </text:p>
          </table:table-cell>
          <table:table-cell table:formula="oooc:=CONCATENATE([Tables.IC58]; &quot; &quot;; [Tables.ID58]; &quot;, &quot;)" office:value-type="string" office:string-value=" , ">
            <text:p><text:s/>, </text:p>
          </table:table-cell>
          <table:table-cell table:formula="oooc:=CONCATENATE([Tables.ID58]; &quot; &quot;; [Tables.IE58]; &quot;, &quot;)" office:value-type="string" office:string-value=" , ">
            <text:p><text:s/>, </text:p>
          </table:table-cell>
          <table:table-cell table:formula="oooc:=CONCATENATE([Tables.IE58]; &quot; &quot;; [Tables.IF58]; &quot;, &quot;)" office:value-type="string" office:string-value=" , ">
            <text:p><text:s/>, </text:p>
          </table:table-cell>
          <table:table-cell table:formula="oooc:=CONCATENATE([Tables.IF58]; &quot; &quot;; [Tables.IG58]; &quot;, &quot;)" office:value-type="string" office:string-value=" , ">
            <text:p><text:s/>, </text:p>
          </table:table-cell>
          <table:table-cell table:formula="oooc:=CONCATENATE([Tables.IG58]; &quot; &quot;; [Tables.IH58]; &quot;, &quot;)" office:value-type="string" office:string-value=" , ">
            <text:p><text:s/>, </text:p>
          </table:table-cell>
          <table:table-cell table:formula="oooc:=CONCATENATE([Tables.IH58]; &quot; &quot;; [Tables.II58]; &quot;, &quot;)" office:value-type="string" office:string-value=" , ">
            <text:p><text:s/>, </text:p>
          </table:table-cell>
          <table:table-cell table:formula="oooc:=CONCATENATE([Tables.II58]; &quot; &quot;; [Tables.IJ58]; &quot;, &quot;)" office:value-type="string" office:string-value=" , ">
            <text:p><text:s/>, </text:p>
          </table:table-cell>
          <table:table-cell table:formula="oooc:=CONCATENATE([Tables.IJ58]; &quot; &quot;; [Tables.IK58]; &quot;, &quot;)" office:value-type="string" office:string-value=" , ">
            <text:p><text:s/>, </text:p>
          </table:table-cell>
          <table:table-cell table:formula="oooc:=CONCATENATE([Tables.IK58]; &quot; &quot;; [Tables.IL58]; &quot;, &quot;)" office:value-type="string" office:string-value=" , ">
            <text:p><text:s/>, </text:p>
          </table:table-cell>
          <table:table-cell table:formula="oooc:=CONCATENATE([Tables.IL58]; &quot; &quot;; [Tables.IM58]; &quot;, &quot;)" office:value-type="string" office:string-value=" , ">
            <text:p><text:s/>, </text:p>
          </table:table-cell>
          <table:table-cell table:formula="oooc:=CONCATENATE([Tables.IM58]; &quot; &quot;; [Tables.IN58]; &quot;, &quot;)" office:value-type="string" office:string-value=" , ">
            <text:p><text:s/>, </text:p>
          </table:table-cell>
          <table:table-cell table:formula="oooc:=CONCATENATE([Tables.IN58]; &quot; &quot;; [Tables.IO58]; &quot;, &quot;)" office:value-type="string" office:string-value=" , ">
            <text:p><text:s/>, </text:p>
          </table:table-cell>
          <table:table-cell table:formula="oooc:=CONCATENATE([Tables.IO58]; &quot; &quot;; [Tables.IP58]; &quot;, &quot;)" office:value-type="string" office:string-value=" , ">
            <text:p><text:s/>, </text:p>
          </table:table-cell>
          <table:table-cell table:formula="oooc:=CONCATENATE([Tables.IP58]; &quot; &quot;; [Tables.IQ58]; &quot;, &quot;)" office:value-type="string" office:string-value=" , ">
            <text:p><text:s/>, </text:p>
          </table:table-cell>
          <table:table-cell table:formula="oooc:=CONCATENATE([Tables.IQ58]; &quot; &quot;; [Tables.IR58]; &quot;, &quot;)" office:value-type="string" office:string-value=" , ">
            <text:p><text:s/>, </text:p>
          </table:table-cell>
          <table:table-cell table:formula="oooc:=CONCATENATE([Tables.IR58]; &quot; &quot;; [Tables.IS58]; &quot;, &quot;)" office:value-type="string" office:string-value=" , ">
            <text:p><text:s/>, </text:p>
          </table:table-cell>
          <table:table-cell table:formula="oooc:=CONCATENATE([Tables.IS58]; &quot; &quot;; [Tables.IT58]; &quot;, &quot;)" office:value-type="string" office:string-value=" , ">
            <text:p><text:s/>, </text:p>
          </table:table-cell>
          <table:table-cell table:formula="oooc:=CONCATENATE([Tables.IT58]; &quot; &quot;; [Tables.IU58]; &quot;, &quot;)" office:value-type="string" office:string-value=" , ">
            <text:p><text:s/>, </text:p>
          </table:table-cell>
          <table:table-cell table:formula="oooc:=CONCATENATE([Tables.IU58]; &quot; &quot;; [Tables.IV58]; &quot;, &quot;)" office:value-type="string" office:string-value=" , ">
            <text:p><text:s/>, </text:p>
          </table:table-cell>
          <table:table-cell table:formula="oooc:=CONCATENATE([Tables.IV58]; &quot; &quot;; [Tables.#REF!#REF!]#REF!58; &quot;, &quot;)" office:value-type="string" office:string-value="#NAME?">
            <text:p>#NAME?</text:p>
          </table:table-cell>
          <table:table-cell table:formula="oooc:=CONCATENATE([Tables.#REF!#REF!]#REF!58; &quot; &quot;; Tables.#REF!58; &quot;, &quot;)" office:value-type="string" office:string-value="#NAME?">
            <text:p>#NAME?</text:p>
          </table:table-cell>
          <table:table-cell table:formula="oooc:=CONCATENATE([Tables.#REF!#REF!]#REF!58; &quot; &quot;; Tables.#REF!58; &quot;, &quot;)" office:value-type="string" office:string-value="#NAME?">
            <text:p>#NAME?</text:p>
          </table:table-cell>
          <table:table-cell table:formula="oooc:=CONCATENATE([Tables.#REF!#REF!]#REF!58; &quot; &quot;; Tables.#REF!58; &quot;, &quot;)" office:value-type="string" office:string-value="#NAME?">
            <text:p>#NAME?</text:p>
          </table:table-cell>
          <table:table-cell table:formula="oooc:=CONCATENATE([Tables.#REF!#REF!]#REF!58; &quot; &quot;; Tables.#REF!58; &quot;, &quot;)" office:value-type="string" office:string-value="#NAME?">
            <text:p>#NAME?</text:p>
          </table:table-cell>
          <table:table-cell table:formula="oooc:=CONCATENATE([Tables.#REF!#REF!]#REF!58; &quot; &quot;; Tables.#REF!58; &quot;, &quot;)" office:value-type="string" office:string-value="#NAME?">
            <text:p>#NAME?</text:p>
          </table:table-cell>
          <table:table-cell table:formula="oooc:=CONCATENATE([Tables.#REF!#REF!]#REF!58; &quot; &quot;; Tables.#REF!58; &quot;, &quot;)" office:value-type="string" office:string-value="#NAME?">
            <text:p>#NAME?</text:p>
          </table:table-cell>
          <table:table-cell table:formula="oooc:=CONCATENATE([Tables.#REF!#REF!]#REF!58; &quot; &quot;; Tables.#REF!58; &quot;, &quot;)" office:value-type="string" office:string-value="#NAME?">
            <text:p>#NAME?</text:p>
          </table:table-cell>
        </table:table-row>
        <table:table-row table:style-name="ro2">
          <table:table-cell table:formula="oooc:=CONCATENATE([Tables.H59]; &quot; &quot;; [Tables.I59]; &quot;, &quot;)" office:value-type="string" office:string-value="UserName VARCHAR(50), ">
            <text:p>UserName VARCHAR(50), </text:p>
          </table:table-cell>
          <table:table-cell table:style-name="ce46" table:number-columns-repeated="2"/>
          <table:table-cell table:number-columns-repeated="253"/>
        </table:table-row>
        <table:table-row table:style-name="ro2">
          <table:table-cell table:formula="oooc:=CONCATENATE([Tables.H60]; &quot; &quot;; [Tables.I60]; &quot;, &quot;)" office:value-type="string" office:string-value="Valid INTEGER, ">
            <text:p>Valid INTEGER, </text:p>
          </table:table-cell>
          <table:table-cell table:style-name="ce46" table:number-columns-repeated="2"/>
          <table:table-cell table:number-columns-repeated="253"/>
        </table:table-row>
        <table:table-row table:style-name="ro2">
          <table:table-cell table:formula="oooc:=CONCATENATE([Tables.H61]; &quot; &quot;; [Tables.I61]; &quot;, &quot;)" office:value-type="string" office:string-value="Start DATETIME, ">
            <text:p>Start DATETIME, </text:p>
          </table:table-cell>
          <table:table-cell table:style-name="ce46" table:number-columns-repeated="2"/>
          <table:table-cell table:number-columns-repeated="253"/>
        </table:table-row>
        <table:table-row table:style-name="ro2">
          <table:table-cell table:formula="oooc:=CONCATENATE([Tables.H62]; &quot; &quot;; [Tables.I62]; &quot;, &quot;)" office:value-type="string" office:string-value="LastUpdate DATETIME, ">
            <text:p>LastUpdate DATETIME, </text:p>
          </table:table-cell>
          <table:table-cell table:style-name="ce46" table:number-columns-repeated="2"/>
          <table:table-cell table:number-columns-repeated="253"/>
        </table:table-row>
        <table:table-row table:style-name="ro3">
          <table:table-cell table:style-name="ce47" table:formula="oooc:=CONCATENATE([BASE.$B$3]; &quot;('&quot;; [Tables.H57];&quot;')&quot;)" office:value-type="string" office:string-value="PRIMARY KEY('SessionId')">
            <text:p>PRIMARY KEY('SessionId')</text:p>
          </table:table-cell>
          <table:table-cell table:number-columns-repeated="255"/>
        </table:table-row>
        <table:table-row table:style-name="ro3">
          <table:table-cell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3">
          <table:table-cell table:style-name="Default"/>
          <table:table-cell table:number-columns-repeated="255"/>
        </table:table-row>
        <table:table-row table:style-name="ro3">
          <table:table-cell table:style-name="ce47" table:formula="oooc:=CONCATENATE([BASE.$B$1]; [Tables.H64]; &quot;;&quot;)" office:value-type="string" office:string-value="DROP TABLE IF EXISTS UserLockList;">
            <text:p>DROP TABLE IF EXISTS UserLockList;</text:p>
          </table:table-cell>
          <table:table-cell table:number-columns-repeated="255"/>
        </table:table-row>
        <table:table-row table:style-name="ro3">
          <table:table-cell table:style-name="ce48" table:formula="oooc:=CONCATENATE([BASE.$B$2]; &quot;'&quot;; [Tables.H64]; &quot;' ( &quot;)" office:value-type="string" office:string-value="CREATE TABLE 'UserLockList' ( ">
            <text:p>CREATE TABLE 'UserLockList' ( </text:p>
          </table:table-cell>
          <table:table-cell table:number-columns-repeated="255"/>
        </table:table-row>
        <table:table-row table:style-name="ro3">
          <table:table-cell table:formula="oooc:=CONCATENATE([Tables.H65]; &quot; &quot;; [Tables.I65]; &quot;, &quot;)" office:value-type="string" office:string-value="SessionId VARCHAR(50), ">
            <text:p>SessionId VARCHAR(50), </text:p>
          </table:table-cell>
          <table:table-cell table:number-columns-repeated="255"/>
        </table:table-row>
        <table:table-row table:style-name="ro3">
          <table:table-cell table:formula="oooc:=CONCATENATE([Tables.H66]; &quot; &quot;; [Tables.I66]; &quot;, &quot;)" office:value-type="string" office:string-value="TableId VARCHAR(50), ">
            <text:p>TableId VARCHAR(50), </text:p>
          </table:table-cell>
          <table:table-cell table:number-columns-repeated="255"/>
        </table:table-row>
        <table:table-row table:style-name="ro3">
          <table:table-cell table:formula="oooc:=CONCATENATE([Tables.H67]; &quot; &quot;; [Tables.I67]; &quot;, &quot;)" office:value-type="string" office:string-value="RecordId VARCHAR(50), ">
            <text:p>RecordId VARCHAR(50), </text:p>
          </table:table-cell>
          <table:table-cell table:number-columns-repeated="255"/>
        </table:table-row>
        <table:table-row table:style-name="ro3">
          <table:table-cell table:style-name="ce47" table:formula="oooc:=CONCATENATE([BASE.$B$3]; &quot;('&quot;; [Tables.H65];&quot;')&quot;)" office:value-type="string" office:string-value="PRIMARY KEY('SessionId')">
            <text:p>PRIMARY KEY('SessionId')</text:p>
          </table:table-cell>
          <table:table-cell table:number-columns-repeated="255"/>
        </table:table-row>
        <table:table-row table:style-name="ro3">
          <table:table-cell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49" office:value-type="string">
            <text:p>/* Set initial values */</text:p>
          </table:table-cell>
          <table:table-cell table:number-columns-repeated="255"/>
        </table:table-row>
        <table:table-row table:style-name="ro3">
          <table:table-cell table:style-name="ce50" office:value-type="string">
            <text:p>INSERT INTO User VALUES ('root', <text:a xlink:href="mailto:'root@localhost">'root@localhost</text:a>', 'root', 'Portal Administrator', '', '', '', '2008-01-01', '', 1);</text:p>
          </table:table-cell>
          <table:table-cell table:number-columns-repeated="255"/>
        </table:table-row>
        <table:table-row table:style-name="ro3">
          <table:table-cell table:style-name="ce50" office:value-type="string">
            <text:p>INSERT INTO RegionAuth VALUES ('root', '', 'REGION', 5, '');</text:p>
          </table:table-cell>
          <table:table-cell table:number-columns-repeated="255"/>
        </table:table-row>
        <table:table-row table:style-name="ro3">
          <table:table-cell table:style-name="ce50" office:value-type="string">
            <text:p>INSERT INTO RegionAuth VALUES ('root', '', 'USER', 5, '');</text:p>
          </table:table-cell>
          <table:table-cell table:number-columns-repeated="255"/>
        </table:table-row>
        <table:table-row table:style-name="ro3" table:number-rows-repeated="65440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REGION" table:style-name="ta1" table:print="false">
        <office:forms form:automatic-focus="false" form:apply-design-mode="false"/>
        <table:table-column table:style-name="co29" table:default-cell-style-name="ce46"/>
        <table:table-column table:style-name="co27" table:default-cell-style-name="Default"/>
        <table:table-column table:style-name="co25" table:default-cell-style-name="Default"/>
        <table:table-column table:style-name="co25" table:number-columns-repeated="253" table:default-cell-style-name="ce46"/>
        <table:table-row table:style-name="ro3">
          <table:table-cell table:style-name="ce44" table:formula="oooc:=CONCATENATE(&quot;/* &quot;; [Tables.O2]; &quot; - &quot;; [Tables.N2])" office:value-type="string" office:string-value="/* REGION.DB - DesInventar8.2">
            <text:p>/* REGION.DB - DesInventar8.2</text:p>
          </table:table-cell>
          <table:table-cell table:number-columns-repeated="255"/>
        </table:table-row>
        <table:table-row table:style-name="ro3">
          <table:table-cell table:style-name="ce45" table:formula="oooc:=[Tables.D3]" office:value-type="date" office:date-value="2009-02-23">
            <text:p>2009-02-23</text:p>
          </table:table-cell>
          <table:table-cell table:number-columns-repeated="255"/>
        </table:table-row>
        <table:table-row table:style-name="ro3">
          <table:table-cell office:value-type="string">
            <text:p>*/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47" table:formula="oooc:=CONCATENATE([BASE.$B$1]; [Tables.N5]; &quot;;&quot;)" office:value-type="string" office:string-value="DROP TABLE IF EXISTS Info;">
            <text:p>DROP TABLE IF EXISTS Info;</text:p>
          </table:table-cell>
          <table:table-cell table:number-columns-repeated="255"/>
        </table:table-row>
        <table:table-row table:style-name="ro3">
          <table:table-cell table:style-name="ce48" table:formula="oooc:=CONCATENATE([BASE.$B$2]; &quot;'&quot;; [Tables.N5]; &quot;' ( &quot;)" office:value-type="string" office:string-value="CREATE TABLE 'Info' ( ">
            <text:p>CREATE TABLE 'Info' ( </text:p>
          </table:table-cell>
          <table:table-cell table:number-columns-repeated="255"/>
        </table:table-row>
        <table:table-row table:style-name="ro3">
          <table:table-cell table:formula="oooc:=CONCATENATE([Tables.N6]; &quot; &quot;; [Tables.O6]; &quot;, &quot;)" office:value-type="string" office:string-value="InfoKey VARCHAR(50), ">
            <text:p>InfoKey VARCHAR(50), </text:p>
          </table:table-cell>
          <table:table-cell table:number-columns-repeated="255"/>
        </table:table-row>
        <table:table-row table:style-name="ro3">
          <table:table-cell table:formula="oooc:=CONCATENATE([Tables.N7]; &quot; &quot;; [Tables.O7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3">
          <table:table-cell table:formula="oooc:=CONCATENATE([Tables.N8]; &quot; &quot;; [Tables.O8]; &quot;, &quot;)" office:value-type="string" office:string-value="InfoValue VARCHAR(1024), ">
            <text:p>InfoValue VARCHAR(1024), </text:p>
          </table:table-cell>
          <table:table-cell table:number-columns-repeated="255"/>
        </table:table-row>
        <table:table-row table:style-name="ro3">
          <table:table-cell table:formula="oooc:=CONCATENATE([Tables.N9]; &quot; &quot;; [Tables.O9]; &quot;, &quot;)" office:value-type="string" office:string-value="InfoAuxValue VARCHAR(1024), ">
            <text:p>InfoAuxValue VARCHAR(1024), </text:p>
          </table:table-cell>
          <table:table-cell table:number-columns-repeated="255"/>
        </table:table-row>
        <table:table-row table:style-name="ro3">
          <table:table-cell table:style-name="ce47" table:formula="oooc:=CONCATENATE([BASE.$B$3]; &quot;('&quot;; [Tables.N6];&quot;')&quot;)" office:value-type="string" office:string-value="PRIMARY KEY('InfoKey')">
            <text:p>PRIMARY KEY('InfoKey')</text:p>
          </table:table-cell>
          <table:table-cell table:number-columns-repeated="255"/>
        </table:table-row>
        <table:table-row table:style-name="ro3">
          <table:table-cell table:style-name="ce47"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47" table:formula="oooc:=CONCATENATE([BASE.$B$1]; [Tables.N11]; &quot;;&quot;)" office:value-type="string" office:string-value="DROP TABLE IF EXISTS Event;">
            <text:p>DROP TABLE IF EXISTS Event;</text:p>
          </table:table-cell>
          <table:table-cell table:number-columns-repeated="255"/>
        </table:table-row>
        <table:table-row table:style-name="ro3">
          <table:table-cell table:style-name="ce52" table:formula="oooc:=CONCATENATE([BASE.$B$2]; &quot;'&quot;; [Tables.N11]; &quot;' ( &quot;)" office:value-type="string" office:string-value="CREATE TABLE 'Event' ( ">
            <text:p>CREATE TABLE 'Event' ( </text:p>
          </table:table-cell>
          <table:table-cell table:number-columns-repeated="255"/>
        </table:table-row>
        <table:table-row table:style-name="ro3">
          <table:table-cell table:formula="oooc:=CONCATENATE([Tables.N12]; &quot; &quot;; [Tables.O12]; &quot;, &quot;)" office:value-type="string" office:string-value="EventId VARCHAR(50) NOT NULL, ">
            <text:p>EventId VARCHAR(50) NOT NULL, </text:p>
          </table:table-cell>
          <table:table-cell table:number-columns-repeated="255"/>
        </table:table-row>
        <table:table-row table:style-name="ro3">
          <table:table-cell table:formula="oooc:=CONCATENATE([Tables.N13]; &quot; &quot;; [Tables.O13]; &quot;, &quot;)" office:value-type="string" office:string-value="LangIsoCode VARCHAR(3) NOT NULL, ">
            <text:p>LangIsoCode VARCHAR(3) NOT NULL, </text:p>
          </table:table-cell>
          <table:table-cell table:number-columns-repeated="255"/>
        </table:table-row>
        <table:table-row table:style-name="ro3">
          <table:table-cell table:formula="oooc:=CONCATENATE([Tables.N14]; &quot; &quot;; [Tables.O14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3">
          <table:table-cell table:formula="oooc:=CONCATENATE([Tables.N15]; &quot; &quot;; [Tables.O15]; &quot;, &quot;)" office:value-type="string" office:string-value="EventName VARCHAR(50), ">
            <text:p>EventName VARCHAR(50), </text:p>
          </table:table-cell>
          <table:table-cell table:number-columns-repeated="255"/>
        </table:table-row>
        <table:table-row table:style-name="ro3">
          <table:table-cell table:formula="oooc:=CONCATENATE([Tables.N16]; &quot; &quot;; [Tables.O16]; &quot;, &quot;)" office:value-type="string" office:string-value="EventDesc TEXT, ">
            <text:p>EventDesc TEXT, </text:p>
          </table:table-cell>
          <table:table-cell table:number-columns-repeated="255"/>
        </table:table-row>
        <table:table-row table:style-name="ro3">
          <table:table-cell table:formula="oooc:=CONCATENATE([Tables.N17]; &quot; &quot;; [Tables.O17]; &quot;, &quot;)" office:value-type="string" office:string-value="EventActive INTEGER DEFAULT 1, ">
            <text:p>EventActive INTEGER DEFAULT 1, </text:p>
          </table:table-cell>
          <table:table-cell table:number-columns-repeated="255"/>
        </table:table-row>
        <table:table-row table:style-name="ro3">
          <table:table-cell table:formula="oooc:=CONCATENATE([Tables.N18]; &quot; &quot;; [Tables.O18]; &quot;, &quot;)" office:value-type="string" office:string-value="EventPredefined INTEGER DEFAULT 0, ">
            <text:p>EventPredefined INTEGER DEFAULT 0, </text:p>
          </table:table-cell>
          <table:table-cell table:number-columns-repeated="255"/>
        </table:table-row>
        <table:table-row table:style-name="ro3">
          <table:table-cell table:formula="oooc:=CONCATENATE([Tables.N19]; &quot; &quot;; [Tables.O19]; &quot;, &quot;)" office:value-type="string" office:string-value="EventRGBColor VARCHAR(10), ">
            <text:p>EventRGBColor VARCHAR(10), </text:p>
          </table:table-cell>
          <table:table-cell table:number-columns-repeated="255"/>
        </table:table-row>
        <table:table-row table:style-name="ro3">
          <table:table-cell table:formula="oooc:=CONCATENATE([Tables.N20]; &quot; &quot;; [Tables.O20]; &quot;, &quot;)" office:value-type="string" office:string-value="EventKeyWords TEXT, ">
            <text:p>EventKeyWords TEXT, </text:p>
          </table:table-cell>
          <table:table-cell table:number-columns-repeated="255"/>
        </table:table-row>
        <table:table-row table:style-name="ro3">
          <table:table-cell table:formula="oooc:=CONCATENATE([Tables.N21]; &quot; &quot;; [Tables.O21]; &quot;, &quot;)" office:value-type="string" office:string-value="EventCreationDate DATETIME, ">
            <text:p>EventCreationDate DATETIME, </text:p>
          </table:table-cell>
          <table:table-cell table:number-columns-repeated="255"/>
        </table:table-row>
        <table:table-row table:style-name="ro3">
          <table:table-cell table:formula="oooc:=CONCATENATE([Tables.N22]; &quot; &quot;; [Tables.O22]; &quot;, &quot;)" office:value-type="string" office:string-value="EventLastUpdate DATETIME, ">
            <text:p>EventLastUpdate DATETIME, </text:p>
          </table:table-cell>
          <table:table-cell table:number-columns-repeated="255"/>
        </table:table-row>
        <table:table-row table:style-name="ro3">
          <table:table-cell table:style-name="ce47" table:formula="oooc:=CONCATENATE([BASE.$B$3]; &quot;('&quot;; [Tables.N12];&quot;','&quot;; [Tables.N13];&quot;')&quot;)" office:value-type="string" office:string-value="PRIMARY KEY('EventId','LangIsoCode')">
            <text:p>PRIMARY KEY('EventId','LangIsoCode')</text:p>
          </table:table-cell>
          <table:table-cell table:number-columns-repeated="255"/>
        </table:table-row>
        <table:table-row table:style-name="ro3">
          <table:table-cell table:style-name="ce47"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47" table:formula="oooc:=CONCATENATE([BASE.$B$1]; [Tables.N24]; &quot;;&quot;)" office:value-type="string" office:string-value="DROP TABLE IF EXISTS Cause;">
            <text:p>DROP TABLE IF EXISTS Cause;</text:p>
          </table:table-cell>
          <table:table-cell table:number-columns-repeated="255"/>
        </table:table-row>
        <table:table-row table:style-name="ro3">
          <table:table-cell table:style-name="ce53" table:formula="oooc:=CONCATENATE([BASE.$B$2]; &quot;'&quot;; [Tables.N24]; &quot;' ( &quot;)" office:value-type="string" office:string-value="CREATE TABLE 'Cause' ( ">
            <text:p>CREATE TABLE 'Cause' ( </text:p>
          </table:table-cell>
          <table:table-cell table:number-columns-repeated="255"/>
        </table:table-row>
        <table:table-row table:style-name="ro3">
          <table:table-cell table:formula="oooc:=CONCATENATE([Tables.N25]; &quot; &quot;; [Tables.O25]; &quot;, &quot;)" office:value-type="string" office:string-value="CauseId VARCHAR(50) NOT NULL, ">
            <text:p>CauseId VARCHAR(50) NOT NULL, </text:p>
          </table:table-cell>
          <table:table-cell table:number-columns-repeated="255"/>
        </table:table-row>
        <table:table-row table:style-name="ro3">
          <table:table-cell table:formula="oooc:=CONCATENATE([Tables.N26]; &quot; &quot;; [Tables.O26]; &quot;, &quot;)" office:value-type="string" office:string-value="LangIsoCode VARCHAR(3) NOT NULL, ">
            <text:p>LangIsoCode VARCHAR(3) NOT NULL, </text:p>
          </table:table-cell>
          <table:table-cell table:number-columns-repeated="255"/>
        </table:table-row>
        <table:table-row table:style-name="ro3">
          <table:table-cell table:formula="oooc:=CONCATENATE([Tables.N27]; &quot; &quot;; [Tables.O27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3">
          <table:table-cell table:formula="oooc:=CONCATENATE([Tables.N28]; &quot; &quot;; [Tables.O28]; &quot;, &quot;)" office:value-type="string" office:string-value="CauseName VARCHAR(50), ">
            <text:p>CauseName VARCHAR(50), </text:p>
          </table:table-cell>
          <table:table-cell table:number-columns-repeated="255"/>
        </table:table-row>
        <table:table-row table:style-name="ro3">
          <table:table-cell table:formula="oooc:=CONCATENATE([Tables.N29]; &quot; &quot;; [Tables.O29]; &quot;, &quot;)" office:value-type="string" office:string-value="CauseDesc TEXT, ">
            <text:p>CauseDesc TEXT, </text:p>
          </table:table-cell>
          <table:table-cell table:number-columns-repeated="255"/>
        </table:table-row>
        <table:table-row table:style-name="ro3">
          <table:table-cell table:formula="oooc:=CONCATENATE([Tables.N30]; &quot; &quot;; [Tables.O30]; &quot;, &quot;)" office:value-type="string" office:string-value="CauseActive INTEGER DEFAULT 1, ">
            <text:p>CauseActive INTEGER DEFAULT 1, </text:p>
          </table:table-cell>
          <table:table-cell table:number-columns-repeated="255"/>
        </table:table-row>
        <table:table-row table:style-name="ro3">
          <table:table-cell table:formula="oooc:=CONCATENATE([Tables.N31]; &quot; &quot;; [Tables.O31]; &quot;, &quot;)" office:value-type="string" office:string-value="CausePredefined INTEGER DEFAULT 0, ">
            <text:p>CausePredefined INTEGER DEFAULT 0, </text:p>
          </table:table-cell>
          <table:table-cell table:number-columns-repeated="255"/>
        </table:table-row>
        <table:table-row table:style-name="ro3">
          <table:table-cell table:formula="oooc:=CONCATENATE([Tables.N32]; &quot; &quot;; [Tables.O32]; &quot;, &quot;)" office:value-type="string" office:string-value="CauseRGBColor VARCHAR(10), ">
            <text:p>CauseRGBColor VARCHAR(10), </text:p>
          </table:table-cell>
          <table:table-cell table:number-columns-repeated="255"/>
        </table:table-row>
        <table:table-row table:style-name="ro3">
          <table:table-cell table:formula="oooc:=CONCATENATE([Tables.N33]; &quot; &quot;; [Tables.O33]; &quot;, &quot;)" office:value-type="string" office:string-value="CauseKeyWords TEXT, ">
            <text:p>CauseKeyWords TEXT, </text:p>
          </table:table-cell>
          <table:table-cell table:number-columns-repeated="255"/>
        </table:table-row>
        <table:table-row table:style-name="ro3">
          <table:table-cell table:formula="oooc:=CONCATENATE([Tables.N34]; &quot; &quot;; [Tables.O34]; &quot;, &quot;)" office:value-type="string" office:string-value="CauseCreationDate DATETIME, ">
            <text:p>CauseCreationDate DATETIME, </text:p>
          </table:table-cell>
          <table:table-cell table:number-columns-repeated="255"/>
        </table:table-row>
        <table:table-row table:style-name="ro3">
          <table:table-cell table:formula="oooc:=CONCATENATE([Tables.N35]; &quot; &quot;; [Tables.O35]; &quot;, &quot;)" office:value-type="string" office:string-value="CauseLastUpdate DATETIME, ">
            <text:p>CauseLastUpdate DATETIME, </text:p>
          </table:table-cell>
          <table:table-cell table:number-columns-repeated="255"/>
        </table:table-row>
        <table:table-row table:style-name="ro3">
          <table:table-cell table:style-name="ce47" table:formula="oooc:=CONCATENATE([BASE.$B$3]; &quot;('&quot;; [Tables.N25];&quot;','&quot;; [Tables.N26];&quot;')&quot;)" office:value-type="string" office:string-value="PRIMARY KEY('CauseId','LangIsoCode')">
            <text:p>PRIMARY KEY('CauseId','LangIsoCode')</text:p>
          </table:table-cell>
          <table:table-cell table:number-columns-repeated="255"/>
        </table:table-row>
        <table:table-row table:style-name="ro3">
          <table:table-cell table:style-name="ce47"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47" table:formula="oooc:=CONCATENATE([BASE.$B$1]; [Tables.N38]; &quot;;&quot;)" office:value-type="string" office:string-value="DROP TABLE IF EXISTS GeoLevel;">
            <text:p>DROP TABLE IF EXISTS GeoLevel;</text:p>
          </table:table-cell>
          <table:table-cell table:number-columns-repeated="255"/>
        </table:table-row>
        <table:table-row table:style-name="ro3">
          <table:table-cell table:style-name="ce54" table:formula="oooc:=CONCATENATE([BASE.$B$2]; &quot;'&quot;; [Tables.N38]; &quot;' ( &quot;)" office:value-type="string" office:string-value="CREATE TABLE 'GeoLevel' ( ">
            <text:p>CREATE TABLE 'GeoLevel' ( </text:p>
          </table:table-cell>
          <table:table-cell table:number-columns-repeated="255"/>
        </table:table-row>
        <table:table-row table:style-name="ro3">
          <table:table-cell table:formula="oooc:=CONCATENATE([Tables.N39]; &quot; &quot;; [Tables.O39]; &quot;, &quot;)" office:value-type="string" office:string-value="GeoLevelId INTEGER NOT NULL, ">
            <text:p>GeoLevelId INTEGER NOT NULL, </text:p>
          </table:table-cell>
          <table:table-cell table:number-columns-repeated="255"/>
        </table:table-row>
        <table:table-row table:style-name="ro3">
          <table:table-cell table:formula="oooc:=CONCATENATE([Tables.N40]; &quot; &quot;; [Tables.O40]; &quot;, &quot;)" office:value-type="string" office:string-value="LangIsoCode VARCHAR(3) NOT NULL, ">
            <text:p>LangIsoCode VARCHAR(3) NOT NULL, </text:p>
          </table:table-cell>
          <table:table-cell table:number-columns-repeated="255"/>
        </table:table-row>
        <table:table-row table:style-name="ro3">
          <table:table-cell table:formula="oooc:=CONCATENATE([Tables.N41]; &quot; &quot;; [Tables.O41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3">
          <table:table-cell table:formula="oooc:=CONCATENATE([Tables.N42]; &quot; &quot;; [Tables.O42]; &quot;, &quot;)" office:value-type="string" office:string-value="GeoLevelName VARCHAR(50) NOT NULL DEFAULT '---', ">
            <text:p>GeoLevelName VARCHAR(50) NOT NULL DEFAULT '---', </text:p>
          </table:table-cell>
          <table:table-cell table:number-columns-repeated="255"/>
        </table:table-row>
        <table:table-row table:style-name="ro3">
          <table:table-cell table:formula="oooc:=CONCATENATE([Tables.N43]; &quot; &quot;; [Tables.O43]; &quot;, &quot;)" office:value-type="string" office:string-value="GeoLevelDesc TEXT NULL, ">
            <text:p>GeoLevelDesc TEXT NULL, </text:p>
          </table:table-cell>
          <table:table-cell table:number-columns-repeated="255"/>
        </table:table-row>
        <table:table-row table:style-name="ro3">
          <table:table-cell table:formula="oooc:=CONCATENATE([Tables.N44]; &quot; &quot;; [Tables.O44]; &quot;, &quot;)" office:value-type="string" office:string-value="GeoLevelActive INTEGER NOT NULL DEFAULT 0, ">
            <text:p>GeoLevelActive INTEGER NOT NULL DEFAULT 0, </text:p>
          </table:table-cell>
          <table:table-cell table:number-columns-repeated="255"/>
        </table:table-row>
        <table:table-row table:style-name="ro3">
          <table:table-cell table:formula="oooc:=CONCATENATE([Tables.N45]; &quot; &quot;; [Tables.O45]; &quot;, &quot;)" office:value-type="string" office:string-value="GeoLevelLayerFile VARCHAR(50) NULL, ">
            <text:p>GeoLevelLayerFile VARCHAR(50) NULL, </text:p>
          </table:table-cell>
          <table:table-cell table:number-columns-repeated="255"/>
        </table:table-row>
        <table:table-row table:style-name="ro3">
          <table:table-cell table:formula="oooc:=CONCATENATE([Tables.N46]; &quot; &quot;; [Tables.O46]; &quot;, &quot;)" office:value-type="string" office:string-value="GeoLevelLayerName VARCHAR(50) NULL, ">
            <text:p>GeoLevelLayerName VARCHAR(50) NULL, </text:p>
          </table:table-cell>
          <table:table-cell table:number-columns-repeated="255"/>
        </table:table-row>
        <table:table-row table:style-name="ro3">
          <table:table-cell table:formula="oooc:=CONCATENATE([Tables.N47]; &quot; &quot;; [Tables.O47]; &quot;, &quot;)" office:value-type="string" office:string-value="GeoLevelLayerCode VARCHAR(50) NULL, ">
            <text:p>GeoLevelLayerCode VARCHAR(50) NULL, </text:p>
          </table:table-cell>
          <table:table-cell table:number-columns-repeated="255"/>
        </table:table-row>
        <table:table-row table:style-name="ro3">
          <table:table-cell table:style-name="ce47" table:formula="oooc:=CONCATENATE([BASE.$B$3]; &quot;('&quot;; [Tables.N39];&quot;','&quot;;[Tables.N40];&quot;')&quot;)" office:value-type="string" office:string-value="PRIMARY KEY('GeoLevelId','LangIsoCode')">
            <text:p>PRIMARY KEY('GeoLevelId','LangIsoCode')</text:p>
          </table:table-cell>
          <table:table-cell table:number-columns-repeated="255"/>
        </table:table-row>
        <table:table-row table:style-name="ro3">
          <table:table-cell table:style-name="ce47"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47" table:formula="oooc:=CONCATENATE([BASE.$B$1]; [Tables.N49]; &quot;;&quot;)" office:value-type="string" office:string-value="DROP TABLE IF EXISTS Geography;">
            <text:p>DROP TABLE IF EXISTS Geography;</text:p>
          </table:table-cell>
          <table:table-cell table:number-columns-repeated="255"/>
        </table:table-row>
        <table:table-row table:style-name="ro3">
          <table:table-cell table:style-name="ce54" table:formula="oooc:=CONCATENATE([BASE.$B$2]; &quot;'&quot;; [Tables.N49]; &quot;' ( &quot;)" office:value-type="string" office:string-value="CREATE TABLE 'Geography' ( ">
            <text:p>CREATE TABLE 'Geography' ( </text:p>
          </table:table-cell>
          <table:table-cell table:number-columns-repeated="255"/>
        </table:table-row>
        <table:table-row table:style-name="ro3">
          <table:table-cell table:formula="oooc:=CONCATENATE([Tables.N50]; &quot; &quot;; [Tables.O50]; &quot;, &quot;)" office:value-type="string" office:string-value="GeographyId VARCHAR(100) NOT NULL, ">
            <text:p>GeographyId VARCHAR(100) NOT NULL, </text:p>
          </table:table-cell>
          <table:table-cell table:number-columns-repeated="255"/>
        </table:table-row>
        <table:table-row table:style-name="ro3">
          <table:table-cell table:formula="oooc:=CONCATENATE([Tables.N51]; &quot; &quot;; [Tables.O51]; &quot;, &quot;)" office:value-type="string" office:string-value="LangIsoCode VARCHAR(3) NOT NULL, ">
            <text:p>LangIsoCode VARCHAR(3) NOT NULL, </text:p>
          </table:table-cell>
          <table:table-cell table:number-columns-repeated="255"/>
        </table:table-row>
        <table:table-row table:style-name="ro3">
          <table:table-cell table:formula="oooc:=CONCATENATE([Tables.N52]; &quot; &quot;; [Tables.O52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3">
          <table:table-cell table:formula="oooc:=CONCATENATE([Tables.N53]; &quot; &quot;; [Tables.O53]; &quot;, &quot;)" office:value-type="string" office:string-value="GeographyCode VARCHAR(100) NOT NULL DEFAULT '---', ">
            <text:p>GeographyCode VARCHAR(100) NOT NULL DEFAULT '---', </text:p>
          </table:table-cell>
          <table:table-cell table:number-columns-repeated="255"/>
        </table:table-row>
        <table:table-row table:style-name="ro3">
          <table:table-cell table:formula="oooc:=CONCATENATE([Tables.N54]; &quot; &quot;; [Tables.O54]; &quot;, &quot;)" office:value-type="string" office:string-value="GeographyName VARCHAR(200) NOT NULL DEFAULT '---', ">
            <text:p>GeographyName VARCHAR(200) NOT NULL DEFAULT '---', </text:p>
          </table:table-cell>
          <table:table-cell table:number-columns-repeated="255"/>
        </table:table-row>
        <table:table-row table:style-name="ro3">
          <table:table-cell table:formula="oooc:=CONCATENATE([Tables.N55]; &quot; &quot;; [Tables.O55]; &quot;, &quot;)" office:value-type="string" office:string-value="GeographyLevel INTEGER DEFAULT -1, ">
            <text:p>GeographyLevel INTEGER DEFAULT -1, </text:p>
          </table:table-cell>
          <table:table-cell table:number-columns-repeated="255"/>
        </table:table-row>
        <table:table-row table:style-name="ro3">
          <table:table-cell table:formula="oooc:=CONCATENATE([Tables.N56]; &quot; &quot;; [Tables.O56]; &quot;, &quot;)" office:value-type="string" office:string-value="GeographyActive INTEGER DEFAULT 1, ">
            <text:p>GeographyActive INTEGER DEFAULT 1, </text:p>
          </table:table-cell>
          <table:table-cell table:number-columns-repeated="255"/>
        </table:table-row>
        <table:table-row table:style-name="ro3">
          <table:table-cell table:style-name="ce47" table:formula="oooc:=CONCATENATE([BASE.$B$3]; &quot;('&quot;; [Tables.N50];&quot;','&quot;;[Tables.N51];&quot;')&quot;)" office:value-type="string" office:string-value="PRIMARY KEY('GeographyId','LangIsoCode')">
            <text:p>PRIMARY KEY('GeographyId','LangIsoCode')</text:p>
          </table:table-cell>
          <table:table-cell table:number-columns-repeated="255"/>
        </table:table-row>
        <table:table-row table:style-name="ro3">
          <table:table-cell table:style-name="ce47"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47" table:formula="oooc:=CONCATENATE([BASE.$B$1]; [Tables.Q2]; &quot;;&quot;)" office:value-type="string" office:string-value="DROP TABLE IF EXISTS Disaster;">
            <text:p>DROP TABLE IF EXISTS Disaster;</text:p>
          </table:table-cell>
          <table:table-cell table:number-columns-repeated="255"/>
        </table:table-row>
        <table:table-row table:style-name="ro3">
          <table:table-cell table:style-name="ce55" table:formula="oooc:=CONCATENATE([BASE.$B$2]; &quot;'&quot;; [Tables.Q2]; &quot;' ( &quot;)" office:value-type="string" office:string-value="CREATE TABLE 'Disaster' ( ">
            <text:p>CREATE TABLE 'Disaster' ( </text:p>
          </table:table-cell>
          <table:table-cell table:number-columns-repeated="255"/>
        </table:table-row>
        <table:table-row table:style-name="ro3">
          <table:table-cell table:formula="oooc:=CONCATENATE([Tables.Q3]; &quot; &quot;; [Tables.R3]; &quot;, &quot;)" office:value-type="string" office:string-value="DisasterId VARCHAR(50) NOT NULL, ">
            <text:p>DisasterId VARCHAR(50) NOT NULL, </text:p>
          </table:table-cell>
          <table:table-cell table:number-columns-repeated="255"/>
        </table:table-row>
        <table:table-row table:style-name="ro3">
          <table:table-cell table:formula="oooc:=CONCATENATE([Tables.Q4]; &quot; &quot;; [Tables.R4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3">
          <table:table-cell table:formula="oooc:=CONCATENATE([Tables.Q5]; &quot; &quot;; [Tables.R5]; &quot;, &quot;)" office:value-type="string" office:string-value="DisasterSerial VARCHAR(50) NOT NULL, ">
            <text:p>DisasterSerial VARCHAR(50) NOT NULL, </text:p>
          </table:table-cell>
          <table:table-cell table:number-columns-repeated="255"/>
        </table:table-row>
        <table:table-row table:style-name="ro3">
          <table:table-cell table:formula="oooc:=CONCATENATE([Tables.Q6]; &quot; &quot;; [Tables.R6]; &quot;, &quot;)" office:value-type="string" office:string-value="DisasterBeginTime VARCHAR(30) NOT NULL, ">
            <text:p>DisasterBeginTime VARCHAR(30) NOT NULL, </text:p>
          </table:table-cell>
          <table:table-cell table:number-columns-repeated="255"/>
        </table:table-row>
        <table:table-row table:style-name="ro3">
          <table:table-cell table:formula="oooc:=CONCATENATE([Tables.Q7]; &quot; &quot;; [Tables.R7]; &quot;, &quot;)" office:value-type="string" office:string-value="DisasterGeographyId VARCHAR(100) NOT NULL, ">
            <text:p>DisasterGeographyId VARCHAR(100) NOT NULL, </text:p>
          </table:table-cell>
          <table:table-cell table:number-columns-repeated="255"/>
        </table:table-row>
        <table:table-row table:style-name="ro3">
          <table:table-cell table:formula="oooc:=CONCATENATE([Tables.Q8]; &quot; &quot;; [Tables.R8]; &quot;, &quot;)" office:value-type="string" office:string-value="DisasterSiteNotes TEXT, ">
            <text:p>DisasterSiteNotes TEXT, </text:p>
          </table:table-cell>
          <table:table-cell table:number-columns-repeated="255"/>
        </table:table-row>
        <table:table-row table:style-name="ro3">
          <table:table-cell table:formula="oooc:=CONCATENATE([Tables.Q9]; &quot; &quot;; [Tables.R9]; &quot;, &quot;)" office:value-type="string" office:string-value="DisasterLatitude DOUBLE, ">
            <text:p>DisasterLatitude DOUBLE, </text:p>
          </table:table-cell>
          <table:table-cell table:number-columns-repeated="255"/>
        </table:table-row>
        <table:table-row table:style-name="ro3">
          <table:table-cell table:formula="oooc:=CONCATENATE([Tables.Q10]; &quot; &quot;; [Tables.R10]; &quot;, &quot;)" office:value-type="string" office:string-value="DisasterLongitude DOUBLE, ">
            <text:p>DisasterLongitude DOUBLE, </text:p>
          </table:table-cell>
          <table:table-cell table:number-columns-repeated="255"/>
        </table:table-row>
        <table:table-row table:style-name="ro3">
          <table:table-cell table:formula="oooc:=CONCATENATE([Tables.Q11]; &quot; &quot;; [Tables.R11]; &quot;, &quot;)" office:value-type="string" office:string-value="DisasterSource VARCHAR(200), ">
            <text:p>DisasterSource VARCHAR(200), </text:p>
          </table:table-cell>
          <table:table-cell table:number-columns-repeated="255"/>
        </table:table-row>
        <table:table-row table:style-name="ro3">
          <table:table-cell table:formula="oooc:=CONCATENATE([Tables.Q12]; &quot; &quot;; [Tables.R12]; &quot;, &quot;)" office:value-type="string" office:string-value="RecordStatus VARCHAR(20), ">
            <text:p>RecordStatus VARCHAR(20), </text:p>
          </table:table-cell>
          <table:table-cell table:number-columns-repeated="255"/>
        </table:table-row>
        <table:table-row table:style-name="ro3">
          <table:table-cell table:formula="oooc:=CONCATENATE([Tables.Q13]; &quot; &quot;; [Tables.R13]; &quot;, &quot;)" office:value-type="string" office:string-value="RecordAuthor VARCHAR(100), ">
            <text:p>RecordAuthor VARCHAR(100), </text:p>
          </table:table-cell>
          <table:table-cell table:number-columns-repeated="255"/>
        </table:table-row>
        <table:table-row table:style-name="ro3">
          <table:table-cell table:formula="oooc:=CONCATENATE([Tables.Q14]; &quot; &quot;; [Tables.R14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3">
          <table:table-cell table:formula="oooc:=CONCATENATE([Tables.Q15]; &quot; &quot;; [Tables.R15]; &quot;, &quot;)" office:value-type="string" office:string-value="RecordLastUpdate DATETIME, ">
            <text:p>RecordLastUpdate DATETIME, </text:p>
          </table:table-cell>
          <table:table-cell table:number-columns-repeated="255"/>
        </table:table-row>
        <table:table-row table:style-name="ro3">
          <table:table-cell table:formula="oooc:=CONCATENATE([Tables.Q16]; &quot; &quot;; [Tables.R16]; &quot;, &quot;)" office:value-type="string" office:string-value="EventId VARCHAR(50), ">
            <text:p>EventId VARCHAR(50), </text:p>
          </table:table-cell>
          <table:table-cell table:number-columns-repeated="255"/>
        </table:table-row>
        <table:table-row table:style-name="ro3">
          <table:table-cell table:formula="oooc:=CONCATENATE([Tables.Q17]; &quot; &quot;; [Tables.R17]; &quot;, &quot;)" office:value-type="string" office:string-value="EventNotes TEXT, ">
            <text:p>EventNotes TEXT, </text:p>
          </table:table-cell>
          <table:table-cell table:number-columns-repeated="255"/>
        </table:table-row>
        <table:table-row table:style-name="ro3">
          <table:table-cell table:formula="oooc:=CONCATENATE([Tables.Q18]; &quot; &quot;; [Tables.R18]; &quot;, &quot;)" office:value-type="string" office:string-value="EventDuration INTEGER, ">
            <text:p>EventDuration INTEGER, </text:p>
          </table:table-cell>
          <table:table-cell table:number-columns-repeated="255"/>
        </table:table-row>
        <table:table-row table:style-name="ro3">
          <table:table-cell table:formula="oooc:=CONCATENATE([Tables.Q19]; &quot; &quot;; [Tables.R19]; &quot;, &quot;)" office:value-type="string" office:string-value="EventMagnitude VARCHAR(80), ">
            <text:p>EventMagnitude VARCHAR(80), </text:p>
          </table:table-cell>
          <table:table-cell table:number-columns-repeated="255"/>
        </table:table-row>
        <table:table-row table:style-name="ro3">
          <table:table-cell table:formula="oooc:=CONCATENATE([Tables.Q20]; &quot; &quot;; [Tables.R20]; &quot;, &quot;)" office:value-type="string" office:string-value="CauseId VARCHAR(50), ">
            <text:p>CauseId VARCHAR(50), </text:p>
          </table:table-cell>
          <table:table-cell table:number-columns-repeated="255"/>
        </table:table-row>
        <table:table-row table:style-name="ro3">
          <table:table-cell table:formula="oooc:=CONCATENATE([Tables.Q21]; &quot; &quot;; [Tables.R21]; &quot;, &quot;)" office:value-type="string" office:string-value="CauseNotes TEXT, ">
            <text:p>CauseNotes TEXT, </text:p>
          </table:table-cell>
          <table:table-cell table:number-columns-repeated="255"/>
        </table:table-row>
        <table:table-row table:style-name="ro3">
          <table:table-cell table:formula="oooc:=CONCATENATE([Tables.Q22]; &quot; &quot;; [Tables.R22]; &quot;, &quot;)" office:value-type="string" office:string-value="EffectPeopleDead INTEGER, ">
            <text:p>EffectPeopleDead INTEGER, </text:p>
          </table:table-cell>
          <table:table-cell table:number-columns-repeated="255"/>
        </table:table-row>
        <table:table-row table:style-name="ro3">
          <table:table-cell table:formula="oooc:=CONCATENATE([Tables.Q23]; &quot; &quot;; [Tables.R23]; &quot;, &quot;)" office:value-type="string" office:string-value="EffectPeopleMissing INTEGER, ">
            <text:p>EffectPeopleMissing INTEGER, </text:p>
          </table:table-cell>
          <table:table-cell table:number-columns-repeated="255"/>
        </table:table-row>
        <table:table-row table:style-name="ro3">
          <table:table-cell table:formula="oooc:=CONCATENATE([Tables.Q24]; &quot; &quot;; [Tables.R24]; &quot;, &quot;)" office:value-type="string" office:string-value="EffectPeopleInjured INTEGER, ">
            <text:p>EffectPeopleInjured INTEGER, </text:p>
          </table:table-cell>
          <table:table-cell table:number-columns-repeated="255"/>
        </table:table-row>
        <table:table-row table:style-name="ro3">
          <table:table-cell table:formula="oooc:=CONCATENATE([Tables.Q25]; &quot; &quot;; [Tables.R25]; &quot;, &quot;)" office:value-type="string" office:string-value="EffectPeopleHarmed INTEGER, ">
            <text:p>EffectPeopleHarmed INTEGER, </text:p>
          </table:table-cell>
          <table:table-cell table:number-columns-repeated="255"/>
        </table:table-row>
        <table:table-row table:style-name="ro3">
          <table:table-cell table:formula="oooc:=CONCATENATE([Tables.Q26]; &quot; &quot;; [Tables.R26]; &quot;, &quot;)" office:value-type="string" office:string-value="EffectPeopleAffected INTEGER, ">
            <text:p>EffectPeopleAffected INTEGER, </text:p>
          </table:table-cell>
          <table:table-cell table:number-columns-repeated="255"/>
        </table:table-row>
        <table:table-row table:style-name="ro3">
          <table:table-cell table:formula="oooc:=CONCATENATE([Tables.Q27]; &quot; &quot;; [Tables.R27]; &quot;, &quot;)" office:value-type="string" office:string-value="EffectPeopleEvacuated INTEGER, ">
            <text:p>EffectPeopleEvacuated INTEGER, </text:p>
          </table:table-cell>
          <table:table-cell table:number-columns-repeated="255"/>
        </table:table-row>
        <table:table-row table:style-name="ro3">
          <table:table-cell table:formula="oooc:=CONCATENATE([Tables.Q28]; &quot; &quot;; [Tables.R28]; &quot;, &quot;)" office:value-type="string" office:string-value="EffectPeopleRelocated INTEGER, ">
            <text:p>EffectPeopleRelocated INTEGER, </text:p>
          </table:table-cell>
          <table:table-cell table:number-columns-repeated="255"/>
        </table:table-row>
        <table:table-row table:style-name="ro3">
          <table:table-cell table:formula="oooc:=CONCATENATE([Tables.Q29]; &quot; &quot;; [Tables.R29]; &quot;, &quot;)" office:value-type="string" office:string-value="EffectHousesDestroyed INTEGER, ">
            <text:p>EffectHousesDestroyed INTEGER, </text:p>
          </table:table-cell>
          <table:table-cell table:number-columns-repeated="255"/>
        </table:table-row>
        <table:table-row table:style-name="ro3">
          <table:table-cell table:formula="oooc:=CONCATENATE([Tables.Q30]; &quot; &quot;; [Tables.R30]; &quot;, &quot;)" office:value-type="string" office:string-value="EffectHousesAffected INTEGER, ">
            <text:p>EffectHousesAffected INTEGER, </text:p>
          </table:table-cell>
          <table:table-cell table:number-columns-repeated="255"/>
        </table:table-row>
        <table:table-row table:style-name="ro3">
          <table:table-cell table:formula="oooc:=CONCATENATE([Tables.Q31]; &quot; &quot;; [Tables.R31]; &quot;, &quot;)" office:value-type="string" office:string-value="EffectPeopleDeadQ INTEGER, ">
            <text:p>EffectPeopleDeadQ INTEGER, </text:p>
          </table:table-cell>
          <table:table-cell table:number-columns-repeated="255"/>
        </table:table-row>
        <table:table-row table:style-name="ro3">
          <table:table-cell table:formula="oooc:=CONCATENATE([Tables.Q32]; &quot; &quot;; [Tables.R32]; &quot;, &quot;)" office:value-type="string" office:string-value="EffectPeopleMissingQ INTEGER, ">
            <text:p>EffectPeopleMissingQ INTEGER, </text:p>
          </table:table-cell>
          <table:table-cell table:number-columns-repeated="255"/>
        </table:table-row>
        <table:table-row table:style-name="ro3">
          <table:table-cell table:formula="oooc:=CONCATENATE([Tables.Q33]; &quot; &quot;; [Tables.R33]; &quot;, &quot;)" office:value-type="string" office:string-value="EffectPeopleInjuredQ INTEGER, ">
            <text:p>EffectPeopleInjuredQ INTEGER, </text:p>
          </table:table-cell>
          <table:table-cell table:number-columns-repeated="255"/>
        </table:table-row>
        <table:table-row table:style-name="ro3">
          <table:table-cell table:formula="oooc:=CONCATENATE([Tables.Q34]; &quot; &quot;; [Tables.R34]; &quot;, &quot;)" office:value-type="string" office:string-value="EffectPeopleHarmedQ INTEGER, ">
            <text:p>EffectPeopleHarmedQ INTEGER, </text:p>
          </table:table-cell>
          <table:table-cell table:number-columns-repeated="255"/>
        </table:table-row>
        <table:table-row table:style-name="ro3">
          <table:table-cell table:formula="oooc:=CONCATENATE([Tables.Q35]; &quot; &quot;; [Tables.R35]; &quot;, &quot;)" office:value-type="string" office:string-value="EffectPeopleAffectedQ INTEGER, ">
            <text:p>EffectPeopleAffectedQ INTEGER, </text:p>
          </table:table-cell>
          <table:table-cell table:number-columns-repeated="255"/>
        </table:table-row>
        <table:table-row table:style-name="ro3">
          <table:table-cell table:formula="oooc:=CONCATENATE([Tables.Q36]; &quot; &quot;; [Tables.R36]; &quot;, &quot;)" office:value-type="string" office:string-value="EffectPeopleEvacuatedQ INTEGER, ">
            <text:p>EffectPeopleEvacuatedQ INTEGER, </text:p>
          </table:table-cell>
          <table:table-cell table:number-columns-repeated="255"/>
        </table:table-row>
        <table:table-row table:style-name="ro3">
          <table:table-cell table:formula="oooc:=CONCATENATE([Tables.Q37]; &quot; &quot;; [Tables.R37]; &quot;, &quot;)" office:value-type="string" office:string-value="EffectPeopleRelocatedQ INTEGER, ">
            <text:p>EffectPeopleRelocatedQ INTEGER, </text:p>
          </table:table-cell>
          <table:table-cell table:number-columns-repeated="255"/>
        </table:table-row>
        <table:table-row table:style-name="ro3">
          <table:table-cell table:formula="oooc:=CONCATENATE([Tables.Q38]; &quot; &quot;; [Tables.R38]; &quot;, &quot;)" office:value-type="string" office:string-value="EffectHousesDestroyedQ INTEGER, ">
            <text:p>EffectHousesDestroyedQ INTEGER, </text:p>
          </table:table-cell>
          <table:table-cell table:number-columns-repeated="255"/>
        </table:table-row>
        <table:table-row table:style-name="ro3">
          <table:table-cell table:formula="oooc:=CONCATENATE([Tables.Q39]; &quot; &quot;; [Tables.R39]; &quot;, &quot;)" office:value-type="string" office:string-value="EffectHousesAffectedQ INTEGER, ">
            <text:p>EffectHousesAffectedQ INTEGER, </text:p>
          </table:table-cell>
          <table:table-cell table:number-columns-repeated="255"/>
        </table:table-row>
        <table:table-row table:style-name="ro3">
          <table:table-cell table:formula="oooc:=CONCATENATE([Tables.Q40]; &quot; &quot;; [Tables.R40]; &quot;, &quot;)" office:value-type="string" office:string-value="EffectLossesValueLocal NUMERIC(30,2), ">
            <text:p>EffectLossesValueLocal NUMERIC(30,2), </text:p>
          </table:table-cell>
          <table:table-cell table:number-columns-repeated="255"/>
        </table:table-row>
        <table:table-row table:style-name="ro3">
          <table:table-cell table:formula="oooc:=CONCATENATE([Tables.Q41]; &quot; &quot;; [Tables.R41]; &quot;, &quot;)" office:value-type="string" office:string-value="EffectLossesValueUSD NUMERIC(30,2), ">
            <text:p>EffectLossesValueUSD NUMERIC(30,2), </text:p>
          </table:table-cell>
          <table:table-cell table:number-columns-repeated="255"/>
        </table:table-row>
        <table:table-row table:style-name="ro3">
          <table:table-cell table:formula="oooc:=CONCATENATE([Tables.Q42]; &quot; &quot;; [Tables.R42]; &quot;, &quot;)" office:value-type="string" office:string-value="EffectRoads NUMERIC(30,2), ">
            <text:p>EffectRoads NUMERIC(30,2), </text:p>
          </table:table-cell>
          <table:table-cell table:number-columns-repeated="255"/>
        </table:table-row>
        <table:table-row table:style-name="ro3">
          <table:table-cell table:formula="oooc:=CONCATENATE([Tables.Q43]; &quot; &quot;; [Tables.R43]; &quot;, &quot;)" office:value-type="string" office:string-value="EffectFarmingAndForest NUMERIC(30,2), ">
            <text:p>EffectFarmingAndForest NUMERIC(30,2), </text:p>
          </table:table-cell>
          <table:table-cell table:number-columns-repeated="255"/>
        </table:table-row>
        <table:table-row table:style-name="ro3">
          <table:table-cell table:formula="oooc:=CONCATENATE([Tables.Q44]; &quot; &quot;; [Tables.R44]; &quot;, &quot;)" office:value-type="string" office:string-value="EffectLiveStock NUMERIC(10), ">
            <text:p>EffectLiveStock NUMERIC(10), </text:p>
          </table:table-cell>
          <table:table-cell table:number-columns-repeated="255"/>
        </table:table-row>
        <table:table-row table:style-name="ro3">
          <table:table-cell table:formula="oooc:=CONCATENATE([Tables.Q45]; &quot; &quot;; [Tables.R45]; &quot;, &quot;)" office:value-type="string" office:string-value="EffectEducationCenters NUMERIC(10), ">
            <text:p>EffectEducationCenters NUMERIC(10), </text:p>
          </table:table-cell>
          <table:table-cell table:number-columns-repeated="255"/>
        </table:table-row>
        <table:table-row table:style-name="ro3">
          <table:table-cell table:formula="oooc:=CONCATENATE([Tables.Q46]; &quot; &quot;; [Tables.R46]; &quot;, &quot;)" office:value-type="string" office:string-value="EffectMedicalCenters NUMERIC(10), ">
            <text:p>EffectMedicalCenters NUMERIC(10), </text:p>
          </table:table-cell>
          <table:table-cell table:number-columns-repeated="255"/>
        </table:table-row>
        <table:table-row table:style-name="ro3">
          <table:table-cell table:formula="oooc:=CONCATENATE([Tables.Q47]; &quot; &quot;; [Tables.R47]; &quot;, &quot;)" office:value-type="string" office:string-value="EffectOtherLosses TEXT, ">
            <text:p>EffectOtherLosses TEXT, </text:p>
          </table:table-cell>
          <table:table-cell table:number-columns-repeated="255"/>
        </table:table-row>
        <table:table-row table:style-name="ro3">
          <table:table-cell table:formula="oooc:=CONCATENATE([Tables.Q48]; &quot; &quot;; [Tables.R48]; &quot;, &quot;)" office:value-type="string" office:string-value="EffectNotes TEXT, ">
            <text:p>EffectNotes TEXT, </text:p>
          </table:table-cell>
          <table:table-cell table:number-columns-repeated="255"/>
        </table:table-row>
        <table:table-row table:style-name="ro3">
          <table:table-cell table:formula="oooc:=CONCATENATE([Tables.Q49]; &quot; &quot;; [Tables.R49]; &quot;, &quot;)" office:value-type="string" office:string-value="SectorTransportQ INTEGER, ">
            <text:p>SectorTransportQ INTEGER, </text:p>
          </table:table-cell>
          <table:table-cell table:number-columns-repeated="255"/>
        </table:table-row>
        <table:table-row table:style-name="ro3">
          <table:table-cell table:formula="oooc:=CONCATENATE([Tables.Q50]; &quot; &quot;; [Tables.R50]; &quot;, &quot;)" office:value-type="string" office:string-value="SectorCommunicationsQ INTEGER, ">
            <text:p>SectorCommunicationsQ INTEGER, </text:p>
          </table:table-cell>
          <table:table-cell table:number-columns-repeated="255"/>
        </table:table-row>
        <table:table-row table:style-name="ro3">
          <table:table-cell table:formula="oooc:=CONCATENATE([Tables.Q51]; &quot; &quot;; [Tables.R51]; &quot;, &quot;)" office:value-type="string" office:string-value="SectorReliefQ INTEGER, ">
            <text:p>SectorReliefQ INTEGER, </text:p>
          </table:table-cell>
          <table:table-cell table:number-columns-repeated="255"/>
        </table:table-row>
        <table:table-row table:style-name="ro3">
          <table:table-cell table:formula="oooc:=CONCATENATE([Tables.Q52]; &quot; &quot;; [Tables.R52]; &quot;, &quot;)" office:value-type="string" office:string-value="SectorAgriculturalQ INTEGER, ">
            <text:p>SectorAgriculturalQ INTEGER, </text:p>
          </table:table-cell>
          <table:table-cell table:number-columns-repeated="255"/>
        </table:table-row>
        <table:table-row table:style-name="ro3">
          <table:table-cell table:formula="oooc:=CONCATENATE([Tables.Q53]; &quot; &quot;; [Tables.R53]; &quot;, &quot;)" office:value-type="string" office:string-value="SectorWaterSupplyQ INTEGER, ">
            <text:p>SectorWaterSupplyQ INTEGER, </text:p>
          </table:table-cell>
          <table:table-cell table:number-columns-repeated="255"/>
        </table:table-row>
        <table:table-row table:style-name="ro3">
          <table:table-cell table:formula="oooc:=CONCATENATE([Tables.Q54]; &quot; &quot;; [Tables.R54]; &quot;, &quot;)" office:value-type="string" office:string-value="SectorSewerageQ INTEGER, ">
            <text:p>SectorSewerageQ INTEGER, </text:p>
          </table:table-cell>
          <table:table-cell table:number-columns-repeated="255"/>
        </table:table-row>
        <table:table-row table:style-name="ro3">
          <table:table-cell table:formula="oooc:=CONCATENATE([Tables.Q55]; &quot; &quot;; [Tables.R55]; &quot;, &quot;)" office:value-type="string" office:string-value="SectorEducationQ INTEGER, ">
            <text:p>SectorEducationQ INTEGER, </text:p>
          </table:table-cell>
          <table:table-cell table:number-columns-repeated="255"/>
        </table:table-row>
        <table:table-row table:style-name="ro3">
          <table:table-cell table:formula="oooc:=CONCATENATE([Tables.Q56]; &quot; &quot;; [Tables.R56]; &quot;, &quot;)" office:value-type="string" office:string-value="SectorPowerQ INTEGER, ">
            <text:p>SectorPowerQ INTEGER, </text:p>
          </table:table-cell>
          <table:table-cell table:number-columns-repeated="255"/>
        </table:table-row>
        <table:table-row table:style-name="ro3">
          <table:table-cell table:formula="oooc:=CONCATENATE([Tables.Q57]; &quot; &quot;; [Tables.R57]; &quot;, &quot;)" office:value-type="string" office:string-value="SectorIndustryQ INTEGER, ">
            <text:p>SectorIndustryQ INTEGER, </text:p>
          </table:table-cell>
          <table:table-cell table:number-columns-repeated="255"/>
        </table:table-row>
        <table:table-row table:style-name="ro3">
          <table:table-cell table:formula="oooc:=CONCATENATE([Tables.Q58]; &quot; &quot;; [Tables.R58]; &quot;, &quot;)" office:value-type="string" office:string-value="SectorHealthQ INTEGER, ">
            <text:p>SectorHealthQ INTEGER, </text:p>
          </table:table-cell>
          <table:table-cell table:number-columns-repeated="255"/>
        </table:table-row>
        <table:table-row table:style-name="ro3">
          <table:table-cell table:formula="oooc:=CONCATENATE([Tables.Q59]; &quot; &quot;; [Tables.R59]; &quot;, &quot;)" office:value-type="string" office:string-value="SectorOtherQ INTEGER, ">
            <text:p>SectorOtherQ INTEGER, </text:p>
          </table:table-cell>
          <table:table-cell table:number-columns-repeated="255"/>
        </table:table-row>
        <table:table-row table:style-name="ro3">
          <table:table-cell table:style-name="ce47" table:formula="oooc:=CONCATENATE([BASE.$B$3]; &quot;('&quot;; [Tables.Q3];&quot;')&quot;)" office:value-type="string" office:string-value="PRIMARY KEY('DisasterId')">
            <text:p>PRIMARY KEY('DisasterId')</text:p>
          </table:table-cell>
          <table:table-cell table:number-columns-repeated="255"/>
        </table:table-row>
        <table:table-row table:style-name="ro3">
          <table:table-cell table:style-name="ce47"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47" table:formula="oooc:=CONCATENATE([BASE.$B$1]; [Tables.Q65]; &quot;;&quot;)" office:value-type="string" office:string-value="DROP TABLE IF EXISTS EEGroup;">
            <text:p>DROP TABLE IF EXISTS EEGroup;</text:p>
          </table:table-cell>
          <table:table-cell table:number-columns-repeated="255"/>
        </table:table-row>
        <table:table-row table:style-name="ro3">
          <table:table-cell table:style-name="ce55" table:formula="oooc:=CONCATENATE([BASE.$B$2]; &quot;'&quot;; [Tables.Q65]; &quot;' ( &quot;)" office:value-type="string" office:string-value="CREATE TABLE 'EEGroup' ( ">
            <text:p>CREATE TABLE 'EEGroup' ( </text:p>
          </table:table-cell>
          <table:table-cell table:number-columns-repeated="255"/>
        </table:table-row>
        <table:table-row table:style-name="ro3">
          <table:table-cell table:formula="oooc:=CONCATENATE([Tables.Q66]; &quot; &quot;; [Tables.R66]; &quot;, &quot;)" office:value-type="string" office:string-value="EEGroupId VARCHAR(30), ">
            <text:p>EEGroupId VARCHAR(30), </text:p>
          </table:table-cell>
          <table:table-cell table:number-columns-repeated="255"/>
        </table:table-row>
        <table:table-row table:style-name="ro3">
          <table:table-cell table:formula="oooc:=CONCATENATE([Tables.Q67]; &quot; &quot;; [Tables.R67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3">
          <table:table-cell table:formula="oooc:=CONCATENATE([Tables.Q68]; &quot; &quot;; [Tables.R68]; &quot;, &quot;)" office:value-type="string" office:string-value="EEGroupLabel VARCHAR(50), ">
            <text:p>EEGroupLabel VARCHAR(50), </text:p>
          </table:table-cell>
          <table:table-cell table:number-columns-repeated="255"/>
        </table:table-row>
        <table:table-row table:style-name="ro3">
          <table:table-cell table:formula="oooc:=CONCATENATE([Tables.Q69]; &quot; &quot;; [Tables.R69]; &quot;, &quot;)" office:value-type="string" office:string-value="EEGroupDesc TEXT, ">
            <text:p>EEGroupDesc TEXT, </text:p>
          </table:table-cell>
          <table:table-cell table:number-columns-repeated="255"/>
        </table:table-row>
        <table:table-row table:style-name="ro3">
          <table:table-cell table:formula="oooc:=CONCATENATE([Tables.Q70]; &quot; &quot;; [Tables.R70]; &quot;, &quot;)" office:value-type="string" office:string-value="EEGroupStatus INTEGER, ">
            <text:p>EEGroupStatus INTEGER, </text:p>
          </table:table-cell>
          <table:table-cell table:number-columns-repeated="255"/>
        </table:table-row>
        <table:table-row table:style-name="ro3">
          <table:table-cell table:style-name="ce47" table:formula="oooc:=CONCATENATE([BASE.$B$3]; &quot;('&quot;; [Tables.Q66];&quot;')&quot;)" office:value-type="string" office:string-value="PRIMARY KEY('EEGroupId')">
            <text:p>PRIMARY KEY('EEGroupId')</text:p>
          </table:table-cell>
          <table:table-cell table:number-columns-repeated="255"/>
        </table:table-row>
        <table:table-row table:style-name="ro3">
          <table:table-cell table:style-name="ce47"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47" table:formula="oooc:=CONCATENATE([BASE.$B$1]; [Tables.N58]; &quot;;&quot;)" office:value-type="string" office:string-value="DROP TABLE IF EXISTS EEField;">
            <text:p>DROP TABLE IF EXISTS EEField;</text:p>
          </table:table-cell>
          <table:table-cell table:number-columns-repeated="255"/>
        </table:table-row>
        <table:table-row table:style-name="ro3">
          <table:table-cell table:style-name="ce55" table:formula="oooc:=CONCATENATE([BASE.$B$2]; &quot;'&quot;; [Tables.N58]; &quot;' ( &quot;)" office:value-type="string" office:string-value="CREATE TABLE 'EEField' ( ">
            <text:p>CREATE TABLE 'EEField' ( </text:p>
          </table:table-cell>
          <table:table-cell table:number-columns-repeated="255"/>
        </table:table-row>
        <table:table-row table:style-name="ro3">
          <table:table-cell table:formula="oooc:=CONCATENATE([Tables.N59]; &quot; &quot;; [Tables.O59]; &quot;, &quot;)" office:value-type="string" office:string-value="EEFieldId VARCHAR(30) NOT NULL, ">
            <text:p>EEFieldId VARCHAR(30) NOT NULL, </text:p>
          </table:table-cell>
          <table:table-cell table:number-columns-repeated="255"/>
        </table:table-row>
        <table:table-row table:style-name="ro3">
          <table:table-cell table:formula="oooc:=CONCATENATE([Tables.N60]; &quot; &quot;; [Tables.O60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3">
          <table:table-cell table:formula="oooc:=CONCATENATE([Tables.N61]; &quot; &quot;; [Tables.O61]; &quot;, &quot;)" office:value-type="string" office:string-value="EEGroupId VARCHAR(30), ">
            <text:p>EEGroupId VARCHAR(30), </text:p>
          </table:table-cell>
          <table:table-cell table:number-columns-repeated="255"/>
        </table:table-row>
        <table:table-row table:style-name="ro3">
          <table:table-cell table:formula="oooc:=CONCATENATE([Tables.N62]; &quot; &quot;; [Tables.O62]; &quot;, &quot;)" office:value-type="string" office:string-value="EEFieldLabel VARCHAR(30), ">
            <text:p>EEFieldLabel VARCHAR(30), </text:p>
          </table:table-cell>
          <table:table-cell table:number-columns-repeated="255"/>
        </table:table-row>
        <table:table-row table:style-name="ro3">
          <table:table-cell table:formula="oooc:=CONCATENATE([Tables.N63]; &quot; &quot;; [Tables.O63]; &quot;, &quot;)" office:value-type="string" office:string-value="EEFieldDesc TEXT, ">
            <text:p>EEFieldDesc TEXT, </text:p>
          </table:table-cell>
          <table:table-cell table:number-columns-repeated="255"/>
        </table:table-row>
        <table:table-row table:style-name="ro3">
          <table:table-cell table:formula="oooc:=CONCATENATE([Tables.N64]; &quot; &quot;; [Tables.O64]; &quot;, &quot;)" office:value-type="string" office:string-value="EEFieldType VARCHAR(20), ">
            <text:p>EEFieldType VARCHAR(20), </text:p>
          </table:table-cell>
          <table:table-cell table:number-columns-repeated="255"/>
        </table:table-row>
        <table:table-row table:style-name="ro3">
          <table:table-cell table:formula="oooc:=CONCATENATE([Tables.N65]; &quot; &quot;; [Tables.O65]; &quot;, &quot;)" office:value-type="string" office:string-value="EEFieldSize INTEGER, ">
            <text:p>EEFieldSize INTEGER, </text:p>
          </table:table-cell>
          <table:table-cell table:number-columns-repeated="255"/>
        </table:table-row>
        <table:table-row table:style-name="ro3">
          <table:table-cell table:formula="oooc:=CONCATENATE([Tables.N66]; &quot; &quot;; [Tables.O66]; &quot;, &quot;)" office:value-type="string" office:string-value="EEFieldOrder INTEGER, ">
            <text:p>EEFieldOrder INTEGER, </text:p>
          </table:table-cell>
          <table:table-cell table:number-columns-repeated="255"/>
        </table:table-row>
        <table:table-row table:style-name="ro3">
          <table:table-cell table:formula="oooc:=CONCATENATE([Tables.N67]; &quot; &quot;; [Tables.O67]; &quot;, &quot;)" office:value-type="string" office:string-value="EEFieldStatus INTEGER, ">
            <text:p>EEFieldStatus INTEGER, </text:p>
          </table:table-cell>
          <table:table-cell table:number-columns-repeated="255"/>
        </table:table-row>
        <table:table-row table:style-name="ro3">
          <table:table-cell table:style-name="ce47" table:formula="oooc:=CONCATENATE([BASE.$B$3]; &quot;('&quot;; [Tables.N59];&quot;')&quot;)" office:value-type="string" office:string-value="PRIMARY KEY('EEFieldId')">
            <text:p>PRIMARY KEY('EEFieldId')</text:p>
          </table:table-cell>
          <table:table-cell table:number-columns-repeated="255"/>
        </table:table-row>
        <table:table-row table:style-name="ro3">
          <table:table-cell table:style-name="ce47"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47" table:formula="oooc:=CONCATENATE([BASE.$B$1]; [Tables.Q61]; &quot;;&quot;)" office:value-type="string" office:string-value="DROP TABLE IF EXISTS EEData;">
            <text:p>DROP TABLE IF EXISTS EEData;</text:p>
          </table:table-cell>
          <table:table-cell table:number-columns-repeated="255"/>
        </table:table-row>
        <table:table-row table:style-name="ro3">
          <table:table-cell table:style-name="ce55" table:formula="oooc:=CONCATENATE([BASE.$B$2]; &quot;'&quot;; [Tables.Q61]; &quot;' ( &quot;)" office:value-type="string" office:string-value="CREATE TABLE 'EEData' ( ">
            <text:p>CREATE TABLE 'EEData' ( </text:p>
          </table:table-cell>
          <table:table-cell table:number-columns-repeated="255"/>
        </table:table-row>
        <table:table-row table:style-name="ro3">
          <table:table-cell table:formula="oooc:=CONCATENATE([Tables.Q62]; &quot; &quot;; [Tables.R62]; &quot;, &quot;)" office:value-type="string" office:string-value="DisasterId VARCHAR(50) NOT NULL, ">
            <text:p>DisasterId VARCHAR(50) NOT NULL, </text:p>
          </table:table-cell>
          <table:table-cell table:number-columns-repeated="255"/>
        </table:table-row>
        <table:table-row table:style-name="ro3">
          <table:table-cell table:formula="oooc:=CONCATENATE([Tables.Q63]; &quot; &quot;; [Tables.R63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3">
          <table:table-cell table:style-name="ce47" table:formula="oooc:=CONCATENATE([BASE.$B$3]; &quot;('&quot;; [Tables.Q62];&quot;')&quot;)" office:value-type="string" office:string-value="PRIMARY KEY('DisasterId')">
            <text:p>PRIMARY KEY('DisasterId')</text:p>
          </table:table-cell>
          <table:table-cell table:number-columns-repeated="255"/>
        </table:table-row>
        <table:table-row table:style-name="ro3">
          <table:table-cell table:style-name="ce47"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3">
          <table:table-cell table:style-name="Default"/>
          <table:table-cell table:number-columns-repeated="255"/>
        </table:table-row>
        <table:table-row table:style-name="ro3">
          <table:table-cell table:style-name="ce47" table:formula="oooc:=CONCATENATE([BASE.$B$1]; [Tables.N69]; &quot;;&quot;)" office:value-type="string" office:string-value="DROP TABLE IF EXISTS DatabaseLog;">
            <text:p>DROP TABLE IF EXISTS DatabaseLog;</text:p>
          </table:table-cell>
          <table:table-cell table:number-columns-repeated="255"/>
        </table:table-row>
        <table:table-row table:style-name="ro3">
          <table:table-cell table:style-name="ce56" table:formula="oooc:=CONCATENATE([BASE.$B$2]; &quot;'&quot;; [Tables.N69]; &quot;' ( &quot;)" office:value-type="string" office:string-value="CREATE TABLE 'DatabaseLog' ( ">
            <text:p>CREATE TABLE 'DatabaseLog' ( </text:p>
          </table:table-cell>
          <table:table-cell table:number-columns-repeated="255"/>
        </table:table-row>
        <table:table-row table:style-name="ro3">
          <table:table-cell table:formula="oooc:=CONCATENATE([Tables.N70]; &quot; &quot;; [Tables.O70]; &quot;, &quot;)" office:value-type="string" office:string-value="DBLogDate DATETIME, ">
            <text:p>DBLogDate DATETIME, </text:p>
          </table:table-cell>
          <table:table-cell table:number-columns-repeated="255"/>
        </table:table-row>
        <table:table-row table:style-name="ro3">
          <table:table-cell table:formula="oooc:=CONCATENATE([Tables.N71]; &quot; &quot;; [Tables.O71]; &quot;, &quot;)" office:value-type="string" office:string-value="DBLogType VARCHAR(20), ">
            <text:p>DBLogType VARCHAR(20), </text:p>
          </table:table-cell>
          <table:table-cell table:number-columns-repeated="255"/>
        </table:table-row>
        <table:table-row table:style-name="ro3">
          <table:table-cell table:formula="oooc:=CONCATENATE([Tables.N72]; &quot; &quot;; [Tables.O72]; &quot;, &quot;)" office:value-type="string" office:string-value="DBLogNotes TEXT, ">
            <text:p>DBLogNotes TEXT, </text:p>
          </table:table-cell>
          <table:table-cell table:number-columns-repeated="255"/>
        </table:table-row>
        <table:table-row table:style-name="ro3">
          <table:table-cell table:formula="oooc:=CONCATENATE([Tables.N73]; &quot; &quot;; [Tables.O73])" office:value-type="string" office:string-value="DBLogUserName VARCHAR(20)">
            <text:p>DBLogUserName VARCHAR(20)</text:p>
          </table:table-cell>
          <table:table-cell table:number-columns-repeated="255"/>
        </table:table-row>
        <table:table-row table:style-name="ro3">
          <table:table-cell table:style-name="ce47"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3" table:number-rows-repeated="2">
          <table:table-cell table:style-name="Default"/>
          <table:table-cell table:number-columns-repeated="255"/>
        </table:table-row>
        <table:table-row table:style-name="ro3">
          <table:table-cell table:style-name="ce49" office:value-type="string">
            <text:p>/* Set initial values */</text:p>
          </table:table-cell>
          <table:table-cell table:number-columns-repeated="255"/>
        </table:table-row>
        <table:table-row table:style-name="ro3">
          <table:table-cell table:style-name="ce57" office:value-type="string">
            <text:p>INSERT INTO Info VALUES ('DBVersion','','','');</text:p>
          </table:table-cell>
          <table:table-cell table:number-columns-repeated="255"/>
        </table:table-row>
        <table:table-row table:style-name="ro3">
          <table:table-cell table:style-name="ce57" office:value-type="string">
            <text:p>INSERT INTO Info VALUES ('RegCountry','','','');</text:p>
          </table:table-cell>
          <table:table-cell table:number-columns-repeated="255"/>
        </table:table-row>
        <table:table-row table:style-name="ro3">
          <table:table-cell table:style-name="ce57" office:value-type="string">
            <text:p>INSERT INTO Info VALUES ('I18NFirstLang','','','');</text:p>
          </table:table-cell>
          <table:table-cell table:number-columns-repeated="255"/>
        </table:table-row>
        <table:table-row table:style-name="ro3">
          <table:table-cell table:style-name="ce57" office:value-type="string">
            <text:p>INSERT INTO Info VALUES ('I18NSecondLang','','','');</text:p>
          </table:table-cell>
          <table:table-cell table:number-columns-repeated="255"/>
        </table:table-row>
        <table:table-row table:style-name="ro3">
          <table:table-cell table:style-name="ce57" office:value-type="string">
            <text:p>INSERT INTO Info VALUES ('I18NThirdLang','','','');</text:p>
          </table:table-cell>
          <table:table-cell table:number-columns-repeated="255"/>
        </table:table-row>
        <table:table-row table:style-name="ro3">
          <table:table-cell table:style-name="ce57" office:value-type="string">
            <text:p>INSERT INTO Info VALUES ('SyncMasterURL','','','');</text:p>
          </table:table-cell>
          <table:table-cell table:number-columns-repeated="255"/>
        </table:table-row>
        <table:table-row table:style-name="ro3">
          <table:table-cell table:style-name="ce57" office:value-type="string">
            <text:p>INSERT INTO Info VALUES ('SyncLastupdate','','','');</text:p>
          </table:table-cell>
          <table:table-cell table:number-columns-repeated="255"/>
        </table:table-row>
        <table:table-row table:style-name="ro3">
          <table:table-cell table:style-name="ce57" office:value-type="string">
            <text:p>INSERT INTO Info VALUES ('PeriodBeginDate','','','');</text:p>
          </table:table-cell>
          <table:table-cell table:number-columns-repeated="255"/>
        </table:table-row>
        <table:table-row table:style-name="ro3">
          <table:table-cell table:style-name="ce57" office:value-type="string">
            <text:p>INSERT INTO Info VALUES ('PeriodEndDate','','','');</text:p>
          </table:table-cell>
          <table:table-cell table:number-columns-repeated="255"/>
        </table:table-row>
        <table:table-row table:style-name="ro3">
          <table:table-cell table:style-name="ce57" office:value-type="string">
            <text:p>INSERT INTO Info VALUES ('PeriodOutOfRange','','','');</text:p>
          </table:table-cell>
          <table:table-cell table:number-columns-repeated="255"/>
        </table:table-row>
        <table:table-row table:style-name="ro3">
          <table:table-cell table:style-name="ce57" office:value-type="string">
            <text:p>INSERT INTO Info VALUES ('InfoAdminURL','','','');</text:p>
          </table:table-cell>
          <table:table-cell table:number-columns-repeated="255"/>
        </table:table-row>
        <table:table-row table:style-name="ro3">
          <table:table-cell table:style-name="ce58" office:value-type="string">
            <text:p>INSERT INTO Info VALUES ('InfoCredits','','','');</text:p>
          </table:table-cell>
          <table:table-cell table:number-columns-repeated="255"/>
        </table:table-row>
        <table:table-row table:style-name="ro3">
          <table:table-cell table:style-name="ce58" office:value-type="string">
            <text:p>INSERT INTO Info VALUES ('InfoGeneral','','','');</text:p>
          </table:table-cell>
          <table:table-cell table:number-columns-repeated="255"/>
        </table:table-row>
        <table:table-row table:style-name="ro3">
          <table:table-cell table:style-name="ce58" office:value-type="string">
            <text:p>INSERT INTO Info VALUES ('InfoSources','','','');</text:p>
          </table:table-cell>
          <table:table-cell table:number-columns-repeated="255"/>
        </table:table-row>
        <table:table-row table:style-name="ro3">
          <table:table-cell table:style-name="ce58" office:value-type="string">
            <text:p>INSERT INTO Info VALUES ('InfoSynopsis','','','');</text:p>
          </table:table-cell>
          <table:table-cell table:number-columns-repeated="255"/>
        </table:table-row>
        <table:table-row table:style-name="ro3">
          <table:table-cell table:style-name="ce58" office:value-type="string">
            <text:p>INSERT INTO Info VALUES ('InfoObservation','','','');</text:p>
          </table:table-cell>
          <table:table-cell table:number-columns-repeated="255"/>
        </table:table-row>
        <table:table-row table:style-name="ro3">
          <table:table-cell table:style-name="ce58" office:value-type="string">
            <text:p>INSERT INTO Info VALUES ('InfoGeography','','','');</text:p>
          </table:table-cell>
          <table:table-cell table:number-columns-repeated="255"/>
        </table:table-row>
        <table:table-row table:style-name="ro3">
          <table:table-cell table:style-name="ce58" office:value-type="string">
            <text:p>INSERT INTO Info VALUES ('InfoCartography','','','');</text:p>
          </table:table-cell>
          <table:table-cell table:number-columns-repeated="255"/>
        </table:table-row>
        <table:table-row table:style-name="ro3">
          <table:table-cell table:style-name="ce58" office:value-type="string">
            <text:p>INSERT INTO Info VALUES ('InfoImageLogo','','','');</text:p>
          </table:table-cell>
          <table:table-cell table:number-columns-repeated="255"/>
        </table:table-row>
        <table:table-row table:style-name="ro3">
          <table:table-cell table:style-name="ce58" office:value-type="string">
            <text:p>INSERT INTO Info VALUES ('InfoImageIcon','','','');</text:p>
          </table:table-cell>
          <table:table-cell table:number-columns-repeated="255"/>
        </table:table-row>
        <table:table-row table:style-name="ro3">
          <table:table-cell table:style-name="ce57" office:value-type="string">
            <text:p>INSERT INTO Info VALUES ('GeoLimitMinX','','','');</text:p>
          </table:table-cell>
          <table:table-cell table:number-columns-repeated="255"/>
        </table:table-row>
        <table:table-row table:style-name="ro3">
          <table:table-cell table:style-name="ce57" office:value-type="string">
            <text:p>INSERT INTO Info VALUES ('GeoLimitMinY','','','');</text:p>
          </table:table-cell>
          <table:table-cell table:number-columns-repeated="255"/>
        </table:table-row>
        <table:table-row table:style-name="ro3">
          <table:table-cell table:style-name="ce57" office:value-type="string">
            <text:p>INSERT INTO Info VALUES ('GeoLimitMaxX','','','');</text:p>
          </table:table-cell>
          <table:table-cell table:number-columns-repeated="255"/>
        </table:table-row>
        <table:table-row table:style-name="ro3">
          <table:table-cell table:style-name="ce57" office:value-type="string">
            <text:p>INSERT INTO Info VALUES ('GeoLimitMaxY','','','');</text:p>
          </table:table-cell>
          <table:table-cell table:number-columns-repeated="255"/>
        </table:table-row>
        <table:table-row table:style-name="ro3">
          <table:table-cell table:style-name="ce57" office:value-type="string">
            <text:p>INSERT INTO Info VALUES ('CartoLayerFile','','','');</text:p>
          </table:table-cell>
          <table:table-cell table:number-columns-repeated="255"/>
        </table:table-row>
        <table:table-row table:style-name="ro3">
          <table:table-cell table:style-name="ce57" office:value-type="string">
            <text:p>INSERT INTO Info VALUES ('CartoLayerName','','','');</text:p>
          </table:table-cell>
          <table:table-cell table:number-columns-repeated="255"/>
        </table:table-row>
        <table:table-row table:style-name="ro3">
          <table:table-cell table:style-name="ce57" office:value-type="string">
            <text:p>INSERT INTO Info VALUES ('CartoLayerCode','','','');</text:p>
          </table:table-cell>
          <table:table-cell table:number-columns-repeated="255"/>
        </table:table-row>
        <table:table-row table:style-name="ro3">
          <table:table-cell table:style-name="ce59" office:value-type="string">
            <text:p>INSERT INTO Info VALUES ('Sync_Info','','','');</text:p>
          </table:table-cell>
          <table:table-cell table:number-columns-repeated="255"/>
        </table:table-row>
        <table:table-row table:style-name="ro3">
          <table:table-cell table:style-name="ce59" office:value-type="string">
            <text:p>INSERT INTO Info VALUES ('Sync_Event','','','');</text:p>
          </table:table-cell>
          <table:table-cell table:number-columns-repeated="255"/>
        </table:table-row>
        <table:table-row table:style-name="ro3">
          <table:table-cell table:style-name="ce59" office:value-type="string">
            <text:p>INSERT INTO Info VALUES ('Sync_Cause','','','');</text:p>
          </table:table-cell>
          <table:table-cell table:number-columns-repeated="255"/>
        </table:table-row>
        <table:table-row table:style-name="ro3">
          <table:table-cell table:style-name="ce59" office:value-type="string">
            <text:p>INSERT INTO Info VALUES ('Sync_GeoLevel','','','');</text:p>
          </table:table-cell>
          <table:table-cell table:number-columns-repeated="255"/>
        </table:table-row>
        <table:table-row table:style-name="ro3">
          <table:table-cell table:style-name="ce59" office:value-type="string">
            <text:p>INSERT INTO Info VALUES ('Sync_Geography','','','');</text:p>
          </table:table-cell>
          <table:table-cell table:number-columns-repeated="255"/>
        </table:table-row>
        <table:table-row table:style-name="ro3">
          <table:table-cell table:style-name="ce59" office:value-type="string">
            <text:p>INSERT INTO Info VALUES ('Sync_Disaster','','','');</text:p>
          </table:table-cell>
          <table:table-cell table:number-columns-repeated="255"/>
        </table:table-row>
        <table:table-row table:style-name="ro3">
          <table:table-cell table:style-name="ce59" office:value-type="string">
            <text:p>INSERT INTO Info VALUES ('Sync_EEField','','','');</text:p>
          </table:table-cell>
          <table:table-cell table:number-columns-repeated="255"/>
        </table:table-row>
        <table:table-row table:style-name="ro3">
          <table:table-cell table:style-name="ce59" office:value-type="string">
            <text:p>INSERT INTO Info VALUES ('Sync_EEData','','','');</text:p>
          </table:table-cell>
          <table:table-cell table:number-columns-repeated="255"/>
        </table:table-row>
        <table:table-row table:style-name="ro3">
          <table:table-cell table:style-name="ce59" office:value-type="string">
            <text:p>INSERT INTO Info VALUES ('Sync_EEGroup','','','');</text:p>
          </table:table-cell>
          <table:table-cell table:number-columns-repeated="255"/>
        </table:table-row>
        <table:table-row table:style-name="ro3" table:number-rows-repeated="65325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CO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-10 30h20z"/>
  </office:styles>
  <office:automatic-styles>
    <style:page-layout style:name="pm1">
      <style:page-layout-properties fo:page-width="21.59cm" fo:page-height="27.94cm" style:num-format="1" style:print-orientation="portrait" fo:margin-top="0.64cm" fo:margin-bottom="1.3cm" fo:margin-left="1cm" fo:margin-right="1cm" style:scale-to-X="2" style:scale-to-Y="1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23">02/23/2009</text:date>, <text:time>01:41:1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Mario Yandar</meta:initial-creator>
    <meta:creation-date>2008-05-07T11:20:47</meta:creation-date>
    <dc:creator>Jhon Caicedo</dc:creator>
    <dc:date>2009-02-23T01:41:17</dc:date>
    <meta:printed-by>Mario Yandar</meta:printed-by>
    <meta:print-date>2008-05-09T11:50:49</meta:print-date>
    <meta:editing-cycles>306</meta:editing-cycles>
    <meta:editing-duration>P3DT13H11M58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4" meta:cell-count="1307"/>
  </office:meta>
</office:document-meta>
</file>